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2673in"/>
    </style:style>
    <style:style style:name="co2" style:family="table-column">
      <style:table-column-properties fo:break-before="auto" style:column-width="9.0917in"/>
    </style:style>
    <style:style style:name="co4" style:family="table-column">
      <style:table-column-properties fo:break-before="auto" style:column-width="0.9252in"/>
    </style:style>
    <style:style style:name="co5" style:family="table-column">
      <style:table-column-properties fo:break-before="auto" style:column-width="3.2091in"/>
    </style:style>
    <style:style style:name="co6" style:family="table-column">
      <style:table-column-properties fo:break-before="auto" style:column-width="0.4854in"/>
    </style:style>
    <style:style style:name="co7" style:family="table-column">
      <style:table-column-properties fo:break-before="auto" style:column-width="0.6681in"/>
    </style:style>
    <style:style style:name="co8" style:family="table-column">
      <style:table-column-properties fo:break-before="auto" style:column-width="5.3071in"/>
    </style:style>
    <style:style style:name="co9" style:family="table-column">
      <style:table-column-properties fo:break-before="auto" style:column-width="1.15in"/>
    </style:style>
    <style:style style:name="co10" style:family="table-column">
      <style:table-column-properties fo:break-before="auto" style:column-width="1in"/>
    </style:style>
    <style:style style:name="co11" style:family="table-column">
      <style:table-column-properties fo:break-before="auto" style:column-width="1.3862in"/>
    </style:style>
    <style:style style:name="co12" style:family="table-column">
      <style:table-column-properties fo:break-before="auto" style:column-width="4.9102in"/>
    </style:style>
    <style:style style:name="co3" style:family="table-column">
      <style:table-column-properties fo:break-before="auto" style:column-width="0.889in"/>
    </style:style>
    <style:style style:name="co13" style:family="table-column">
      <style:table-column-properties fo:break-before="auto" style:column-width="1.0429in"/>
    </style:style>
    <style:style style:name="co14" style:family="table-column">
      <style:table-column-properties fo:break-before="auto" style:column-width="0.9646in"/>
    </style:style>
    <style:style style:name="co15" style:family="table-column">
      <style:table-column-properties fo:break-before="auto" style:column-width="6.3717in"/>
    </style:style>
    <style:style style:name="co16" style:family="table-column">
      <style:table-column-properties fo:break-before="auto" style:column-width="0.8181in"/>
    </style:style>
    <style:style style:name="co17" style:family="table-column">
      <style:table-column-properties fo:break-before="auto" style:column-width="0.4752in"/>
    </style:style>
    <style:style style:name="co18" style:family="table-column">
      <style:table-column-properties fo:break-before="auto" style:column-width="1.7402in"/>
    </style:style>
    <style:style style:name="co19" style:family="table-column">
      <style:table-column-properties fo:break-before="auto" style:column-width="0.5717in"/>
    </style:style>
    <style:style style:name="co20" style:family="table-column">
      <style:table-column-properties fo:break-before="auto" style:column-width="1.3429in"/>
    </style:style>
    <style:style style:name="co21" style:family="table-column">
      <style:table-column-properties fo:break-before="auto" style:column-width="3.5591in"/>
    </style:style>
    <style:style style:name="co22" style:family="table-column">
      <style:table-column-properties fo:break-before="auto" style:column-width="0.8071in"/>
    </style:style>
    <style:style style:name="co23" style:family="table-column">
      <style:table-column-properties fo:break-before="auto" style:column-width="1.011in"/>
    </style:style>
    <style:style style:name="co24" style:family="table-column">
      <style:table-column-properties fo:break-before="auto" style:column-width="4.0346in"/>
    </style:style>
    <style:style style:name="co25" style:family="table-column">
      <style:table-column-properties fo:break-before="auto" style:column-width="1.5256in"/>
    </style:style>
    <style:style style:name="co26" style:family="table-column">
      <style:table-column-properties fo:break-before="auto" style:column-width="0.7965in"/>
    </style:style>
    <style:style style:name="co27" style:family="table-column">
      <style:table-column-properties fo:break-before="auto" style:column-width="0.9465in"/>
    </style:style>
    <style:style style:name="co28" style:family="table-column">
      <style:table-column-properties fo:break-before="auto" style:column-width="0.9984in"/>
    </style:style>
    <style:style style:name="co92" style:family="table-column">
      <style:table-column-properties fo:break-before="auto" style:column-width="2.0291in"/>
    </style:style>
    <style:style style:name="co93" style:family="table-column">
      <style:table-column-properties fo:break-before="auto" style:column-width="4.9138in"/>
    </style:style>
    <style:style style:name="co94" style:family="table-column">
      <style:table-column-properties fo:break-before="auto" style:column-width="1.9008in"/>
    </style:style>
    <style:style style:name="co37" style:family="table-column">
      <style:table-column-properties fo:break-before="auto" style:column-width="0.8555in"/>
    </style:style>
    <style:style style:name="co95" style:family="table-column">
      <style:table-column-properties fo:break-before="auto" style:column-width="4.3417in"/>
    </style:style>
    <style:style style:name="co29" style:family="table-column">
      <style:table-column-properties fo:break-before="auto" style:column-width="0.6783in"/>
    </style:style>
    <style:style style:name="co39" style:family="table-column">
      <style:table-column-properties fo:break-before="auto" style:column-width="5.3583in"/>
    </style:style>
    <style:style style:name="co40" style:family="table-column">
      <style:table-column-properties fo:break-before="auto" style:column-width="3.4307in"/>
    </style:style>
    <style:style style:name="co41" style:family="table-column">
      <style:table-column-properties fo:break-before="auto" style:column-width="1.0862in"/>
    </style:style>
    <style:style style:name="co42" style:family="table-column">
      <style:table-column-properties fo:break-before="auto" style:column-width="9.1484in"/>
    </style:style>
    <style:style style:name="co43" style:family="table-column">
      <style:table-column-properties fo:break-before="auto" style:column-width="4.3846in"/>
    </style:style>
    <style:style style:name="co44" style:family="table-column">
      <style:table-column-properties fo:break-before="auto" style:column-width="4.3957in"/>
    </style:style>
    <style:style style:name="co45" style:family="table-column">
      <style:table-column-properties fo:break-before="auto" style:column-width="4.2382in"/>
    </style:style>
    <style:style style:name="co51" style:family="table-column">
      <style:table-column-properties fo:break-before="auto" style:column-width="1.1075in"/>
    </style:style>
    <style:style style:name="co52" style:family="table-column">
      <style:table-column-properties fo:break-before="auto" style:column-width="3.7984in"/>
    </style:style>
    <style:style style:name="co53" style:family="table-column">
      <style:table-column-properties fo:break-before="auto" style:column-width="1.2898in"/>
    </style:style>
    <style:style style:name="co54" style:family="table-column">
      <style:table-column-properties fo:break-before="auto" style:column-width="0.9898in"/>
    </style:style>
    <style:style style:name="co55" style:family="table-column">
      <style:table-column-properties fo:break-before="auto" style:column-width="1.1398in"/>
    </style:style>
    <style:style style:name="co56" style:family="table-column">
      <style:table-column-properties fo:break-before="auto" style:column-width="1.2146in"/>
    </style:style>
    <style:style style:name="co57" style:family="table-column">
      <style:table-column-properties fo:break-before="auto" style:column-width="1.0646in"/>
    </style:style>
    <style:style style:name="co58" style:family="table-column">
      <style:table-column-properties fo:break-before="auto" style:column-width="1.8256in"/>
    </style:style>
    <style:style style:name="co46" style:family="table-column">
      <style:table-column-properties fo:break-before="auto" style:column-width="1.1717in"/>
    </style:style>
    <style:style style:name="co59" style:family="table-column">
      <style:table-column-properties fo:break-before="auto" style:column-width="7.5402in"/>
    </style:style>
    <style:style style:name="co60" style:family="table-column">
      <style:table-column-properties fo:break-before="auto" style:column-width="1.0327in"/>
    </style:style>
    <style:style style:name="co61" style:family="table-column">
      <style:table-column-properties fo:break-before="auto" style:column-width="3.6236in"/>
    </style:style>
    <style:style style:name="co62" style:family="table-column">
      <style:table-column-properties fo:break-before="auto" style:column-width="2.798in"/>
    </style:style>
    <style:style style:name="co63" style:family="table-column">
      <style:table-column-properties fo:break-before="auto" style:column-width="4.4063in"/>
    </style:style>
    <style:style style:name="co64" style:family="table-column">
      <style:table-column-properties fo:break-before="auto" style:column-width="5.0957in"/>
    </style:style>
    <style:style style:name="co30" style:family="table-column">
      <style:table-column-properties fo:break-before="auto" style:column-width="1.2043in"/>
    </style:style>
    <style:style style:name="co65" style:family="table-column">
      <style:table-column-properties fo:break-before="auto" style:column-width="1.2256in"/>
    </style:style>
    <style:style style:name="co66" style:family="table-column">
      <style:table-column-properties fo:break-before="auto" style:column-width="2.7264in"/>
    </style:style>
    <style:style style:name="co85" style:family="table-column">
      <style:table-column-properties fo:break-before="auto" style:column-width="2.1957in"/>
    </style:style>
    <style:style style:name="co84" style:family="table-column">
      <style:table-column-properties fo:break-before="auto" style:column-width="5.589in"/>
    </style:style>
    <style:style style:name="co86" style:family="table-column">
      <style:table-column-properties fo:break-before="auto" style:column-width="1.2665in"/>
    </style:style>
    <style:style style:name="co70" style:family="table-column">
      <style:table-column-properties fo:break-before="auto" style:column-width="1.4543in"/>
    </style:style>
    <style:style style:name="co71" style:family="table-column">
      <style:table-column-properties fo:break-before="auto" style:column-width="1.472in"/>
    </style:style>
    <style:style style:name="co72" style:family="table-column">
      <style:table-column-properties fo:break-before="auto" style:column-width="3.75in"/>
    </style:style>
    <style:style style:name="co73" style:family="table-column">
      <style:table-column-properties fo:break-before="auto" style:column-width="5.8228in"/>
    </style:style>
    <style:style style:name="co74" style:family="table-column">
      <style:table-column-properties fo:break-before="auto" style:column-width="1.5362in"/>
    </style:style>
    <style:style style:name="co75" style:family="table-column">
      <style:table-column-properties fo:break-before="auto" style:column-width="3.8839in"/>
    </style:style>
    <style:style style:name="co76" style:family="table-column">
      <style:table-column-properties fo:break-before="auto" style:column-width="3.7681in"/>
    </style:style>
    <style:style style:name="co77" style:family="table-column">
      <style:table-column-properties fo:break-before="auto" style:column-width="0.6945in"/>
    </style:style>
    <style:style style:name="co78" style:family="table-column">
      <style:table-column-properties fo:break-before="auto" style:column-width="5.7693in"/>
    </style:style>
    <style:style style:name="co79" style:family="table-column">
      <style:table-column-properties fo:break-before="auto" style:column-width="1.1953in"/>
    </style:style>
    <style:style style:name="co80" style:family="table-column">
      <style:table-column-properties fo:break-before="auto" style:column-width="4.7528in"/>
    </style:style>
    <style:style style:name="co81" style:family="table-column">
      <style:table-column-properties fo:break-before="auto" style:column-width="1.0075in"/>
    </style:style>
    <style:style style:name="co82" style:family="table-column">
      <style:table-column-properties fo:break-before="auto" style:column-width="1.1146in"/>
    </style:style>
    <style:style style:name="co83" style:family="table-column">
      <style:table-column-properties fo:break-before="auto" style:column-width="5.4925in"/>
    </style:style>
    <style:style style:name="co89" style:family="table-column">
      <style:table-column-properties fo:break-before="auto" style:column-width="2.9035in"/>
    </style:style>
    <style:style style:name="co90" style:family="table-column">
      <style:table-column-properties fo:break-before="auto" style:column-width="7.5492in"/>
    </style:style>
    <style:style style:name="co91" style:family="table-column">
      <style:table-column-properties fo:break-before="auto" style:column-width="6.361in"/>
    </style:style>
    <style:style style:name="co96" style:family="table-column">
      <style:table-column-properties fo:break-before="auto" style:column-width="4.0984in"/>
    </style:style>
    <style:style style:name="co97" style:family="table-column">
      <style:table-column-properties fo:break-before="auto" style:column-width="4.7925in"/>
    </style:style>
    <style:style style:name="co98" style:family="table-column">
      <style:table-column-properties fo:break-before="auto" style:column-width="6.5756in"/>
    </style:style>
    <style:style style:name="co99" style:family="table-column">
      <style:table-column-properties fo:break-before="auto" style:column-width="3.3874in"/>
    </style:style>
    <style:style style:name="ro1" style:family="table-row">
      <style:table-row-properties style:row-height="0.2409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0.2083in" fo:break-before="auto" style:use-optimal-row-height="true"/>
    </style:style>
    <style:style style:name="ro5" style:family="table-row">
      <style:table-row-properties style:row-height="4.6846in" fo:break-before="auto" style:use-optimal-row-height="true"/>
    </style:style>
    <style:style style:name="ro6" style:family="table-row">
      <style:table-row-properties style:row-height="4.8402in" fo:break-before="auto" style:use-optimal-row-height="true"/>
    </style:style>
    <style:style style:name="ro7" style:family="table-row">
      <style:table-row-properties style:row-height="2.1972in" fo:break-before="auto" style:use-optimal-row-height="true"/>
    </style:style>
    <style:style style:name="ro8" style:family="table-row">
      <style:table-row-properties style:row-height="1.4193in" fo:break-before="auto" style:use-optimal-row-height="true"/>
    </style:style>
    <style:style style:name="ro9" style:family="table-row">
      <style:table-row-properties style:row-height="0.4866in" fo:break-before="auto" style:use-optimal-row-height="true"/>
    </style:style>
    <style:style style:name="ro10" style:family="table-row">
      <style:table-row-properties style:row-height="0.3311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4063in" fo:break-before="auto" style:use-optimal-row-height="false"/>
    </style:style>
    <style:style style:name="ro14" style:family="table-row">
      <style:table-row-properties style:row-height="0.4866in" fo:break-before="auto" style:use-optimal-row-height="true"/>
    </style:style>
    <style:style style:name="ro22" style:family="table-row">
      <style:table-row-properties style:row-height="0.6425in" fo:break-before="auto" style:use-optimal-row-height="true"/>
    </style:style>
    <style:style style:name="ro18" style:family="table-row">
      <style:table-row-properties style:row-height="0.6425in" fo:break-before="auto" style:use-optimal-row-height="true"/>
    </style:style>
    <style:style style:name="ro21" style:family="table-row">
      <style:table-row-properties style:row-height="2.7429in" fo:break-before="auto" style:use-optimal-row-height="false"/>
    </style:style>
    <style:style style:name="ro20" style:family="table-row">
      <style:table-row-properties style:row-height="4.8783in" fo:break-before="auto" style:use-optimal-row-height="false"/>
    </style:style>
    <style:style style:name="ro23" style:family="table-row">
      <style:table-row-properties style:row-height="8.6193in" fo:break-before="auto" style:use-optimal-row-height="false"/>
    </style:style>
    <style:style style:name="ro24" style:family="table-row">
      <style:table-row-properties style:row-height="6.8402in" fo:break-before="auto" style:use-optimal-row-height="true"/>
    </style:style>
    <style:style style:name="ro25" style:family="table-row">
      <style:table-row-properties style:row-height="2.3528in" fo:break-before="auto" style:use-optimal-row-height="true"/>
    </style:style>
    <style:style style:name="ro26"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87" style:family="table-cell" style:parent-style-name="Default">
      <style:table-cell-properties style:text-align-source="fix" style:repeat-content="false" fo:border="none"/>
      <style:paragraph-properties fo:text-align="center" fo:margin-left="0in"/>
      <style:text-properties fo:font-size="14pt" fo:font-weight="bold" style:font-size-asian="14pt" style:font-weight-asian="bold" style:font-size-complex="14pt" style:font-weight-complex="bold"/>
    </style:style>
    <style:style style:name="ce88"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in"/>
      <style:text-properties fo:font-size="14pt" fo:font-weight="bold" style:font-size-asian="14pt" style:font-weight-asian="bold" style:font-size-complex="14pt" style:font-weight-complex="bold"/>
    </style:style>
    <style:style style:name="ce89"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in"/>
      <style:text-properties fo:font-weight="bold" style:font-weight-asian="bold" style:font-weight-complex="bold"/>
    </style:style>
    <style:style style:name="ce90" style:family="table-cell" style:parent-style-name="Default">
      <style:table-cell-properties fo:border-bottom="none" fo:wrap-option="wrap" fo:border-left="3pt solid #000000" fo:border-right="3pt solid #000000" fo:border-top="none" style:vertical-align="top"/>
    </style:style>
    <style:style style:name="ce91"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92" style:family="table-cell" style:parent-style-name="Default">
      <style:table-cell-properties fo:border-bottom="none" fo:background-color="#ffd320" fo:wrap-option="wrap" fo:border-left="3pt solid #000000" fo:border-right="3pt solid #000000" fo:border-top="none" style:vertical-align="top"/>
    </style:style>
    <style:style style:name="ce93"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94"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95"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96" style:family="table-cell" style:parent-style-name="Default">
      <style:table-cell-properties fo:border-bottom="none" fo:background-color="#aecf00" fo:wrap-option="wrap" fo:border-left="3pt solid #000000" fo:border-right="3pt solid #000000" fo:border-top="none" style:vertical-align="top"/>
    </style:style>
    <style:style style:name="ce97"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98" style:family="table-cell" style:parent-style-name="Default">
      <style:table-cell-properties fo:wrap-option="wrap" style:vertical-align="top"/>
    </style:style>
    <style:style style:name="ce100" style:family="table-cell" style:parent-style-name="Default">
      <style:table-cell-properties fo:background-color="#dddddd" style:text-align-source="fix" style:repeat-content="false" fo:border="0.06pt solid #000000"/>
      <style:paragraph-properties fo:text-align="center" fo:margin-left="0in"/>
      <style:text-properties fo:font-style="italic" style:font-style-asian="italic" style:font-style-complex="italic"/>
    </style:style>
    <style:style style:name="ce101" style:family="table-cell" style:parent-style-name="Default">
      <style:table-cell-properties style:text-align-source="fix" style:repeat-content="false" fo:background-color="transparent" fo:border="0.06pt solid #000000"/>
      <style:paragraph-properties fo:text-align="center" fo:margin-left="0in"/>
      <style:text-properties fo:font-style="normal" style:font-style-asian="normal" style:font-style-complex="normal"/>
    </style:style>
    <style:style style:name="ce102" style:family="table-cell" style:parent-style-name="Default">
      <style:table-cell-properties style:text-align-source="fix" style:repeat-content="false" fo:wrap-option="no-wrap" fo:border="0.06pt solid #000000" style:vertical-align="top"/>
      <style:paragraph-properties fo:text-align="center" fo:margin-left="0in"/>
    </style:style>
    <style:style style:name="ce103" style:family="table-cell" style:parent-style-name="Default">
      <style:table-cell-properties style:text-align-source="fix" style:repeat-content="false" fo:wrap-option="no-wrap" style:vertical-align="top"/>
      <style:paragraph-properties fo:text-align="center" fo:margin-left="0in"/>
    </style:style>
    <style:style style:name="ce104" style:family="table-cell" style:parent-style-name="Default">
      <style:table-cell-properties fo:background-color="#ff950e" style:text-align-source="fix" style:repeat-content="false" fo:border="0.06pt solid #000000"/>
      <style:paragraph-properties fo:text-align="center" fo:margin-left="0in"/>
      <style:text-properties fo:font-weight="bold" style:font-weight-asian="bold" style:font-weight-complex="bold"/>
    </style:style>
    <style:style style:name="ce105" style:family="table-cell" style:parent-style-name="Default">
      <style:table-cell-properties fo:wrap-option="wrap" fo:border="0.06pt solid #000000" style:vertical-align="top"/>
    </style:style>
    <style:style style:name="ce106" style:family="table-cell" style:parent-style-name="Default">
      <style:table-cell-properties fo:border="0.06pt solid #000000"/>
    </style:style>
    <style:style style:name="ce99" style:family="table-cell" style:parent-style-name="Default">
      <style:table-cell-properties fo:background-color="#ff950e" style:text-align-source="fix" style:repeat-content="false" fo:wrap-option="no-wrap" fo:border="0.06pt solid #000000" style:vertical-align="top"/>
      <style:paragraph-properties fo:text-align="center" fo:margin-left="0in"/>
      <style:text-properties fo:font-weight="bold" style:font-weight-asian="bold" style:font-weight-complex="bold"/>
    </style:style>
    <style:style style:name="ce107" style:family="table-cell" style:parent-style-name="Default">
      <style:table-cell-properties fo:background-color="#83caff" style:text-align-source="fix" style:repeat-content="false" fo:border="0.74pt solid #000000" style:vertical-align="top"/>
      <style:paragraph-properties fo:text-align="center" fo:margin-left="0in"/>
      <style:text-properties fo:font-weight="bold" style:font-weight-asian="bold" style:font-weight-complex="bold"/>
    </style:style>
    <style:style style:name="ce108" style:family="table-cell" style:parent-style-name="Default">
      <style:table-cell-properties fo:background-color="#dddddd" style:text-align-source="fix" style:repeat-content="false" fo:border="0.74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109" style:family="table-cell" style:parent-style-name="Default">
      <style:table-cell-properties style:text-align-source="fix" style:repeat-content="false" fo:border="0.74pt solid #000000" style:vertical-align="top"/>
      <style:paragraph-properties fo:text-align="center" fo:margin-left="0in"/>
    </style:style>
    <style:style style:name="ce110" style:family="table-cell" style:parent-style-name="Default">
      <style:table-cell-properties style:vertical-align="top"/>
    </style:style>
    <style:style style:name="ce111" style:family="table-cell" style:parent-style-name="Default">
      <style:table-cell-properties fo:background-color="#83caff" style:text-align-source="fix" style:repeat-content="false" fo:wrap-option="wrap" fo:border="0.74pt solid #000000" style:vertical-align="top"/>
      <style:paragraph-properties fo:text-align="center" fo:margin-left="0in"/>
      <style:text-properties fo:font-weight="bold" style:font-weight-asian="bold" style:font-weight-complex="bold"/>
    </style:style>
    <style:style style:name="ce112" style:family="table-cell" style:parent-style-name="Default">
      <style:table-cell-properties fo:background-color="#dddddd" style:text-align-source="fix" style:repeat-content="false" fo:wrap-option="wrap" fo:border="0.74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113" style:family="table-cell" style:parent-style-name="Default">
      <style:table-cell-properties fo:wrap-option="wrap" fo:border="0.74pt solid #000000" style:vertical-align="top"/>
    </style:style>
    <style:style style:name="ce114" style:family="table-cell" style:parent-style-name="Default">
      <style:table-cell-properties fo:background-color="#83caff" style:text-align-source="fix" style:repeat-content="false" fo:wrap-option="wrap" fo:border="0.06pt solid #000000" style:vertical-align="top"/>
      <style:paragraph-properties fo:text-align="center" fo:margin-left="0in"/>
      <style:text-properties fo:font-weight="bold" style:font-weight-asian="bold" style:font-weight-complex="bold"/>
    </style:style>
    <style:style style:name="ce115" style:family="table-cell" style:parent-style-name="Default">
      <style:table-cell-properties fo:background-color="#dddddd" style:text-align-source="fix" style:repeat-content="false" fo:wrap-option="wrap" fo:border="0.06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116"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117" style:family="table-cell" style:parent-style-name="Default">
      <style:table-cell-properties fo:background-color="#83caff" style:text-align-source="fix" style:repeat-content="false" fo:border="0.06pt solid #000000"/>
      <style:paragraph-properties fo:text-align="center" fo:margin-left="0in"/>
      <style:text-properties fo:font-weight="bold" style:font-weight-asian="bold" style:font-weight-complex="bold"/>
    </style:style>
    <style:style style:name="ce121" style:family="table-cell" style:parent-style-name="Default">
      <style:table-cell-properties fo:background-color="#dddddd"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122" style:family="table-cell" style:parent-style-name="Default">
      <style:table-cell-properties style:text-align-source="fix" style:repeat-content="false" fo:border="0.06pt solid #000000" style:vertical-align="top"/>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table-cell-properties fo:background-color="#83caff" fo:border="0.06pt solid #000000"/>
      <style:text-properties fo:font-weight="bold" style:font-weight-asian="bold" style:font-weight-complex="bold"/>
    </style:style>
    <style:style style:name="ce125" style:family="table-cell" style:parent-style-name="Default">
      <style:table-cell-properties style:text-align-source="fix" style:repeat-content="false" fo:border="0.06pt solid #000000"/>
      <style:paragraph-properties fo:text-align="center" fo:margin-left="0in"/>
    </style:style>
    <style:style style:name="ce135"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139" style:family="table-cell" style:parent-style-name="Default">
      <style:table-cell-properties style:text-align-source="fix" style:repeat-content="false" fo:border="0.06pt solid #000000" style:vertical-align="middle"/>
      <style:paragraph-properties fo:text-align="start" fo:margin-left="0in"/>
    </style:style>
    <style:style style:name="ce140"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41"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42"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43"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44"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45" style:family="table-cell" style:parent-style-name="Default">
      <style:table-cell-properties fo:border="0.06pt solid #000000" style:vertical-align="top"/>
    </style:style>
    <style:style style:name="ce147" style:family="table-cell" style:parent-style-name="Default">
      <style:table-cell-properties fo:background-color="#dddddd" style:text-align-source="fix" style:repeat-content="false" fo:border="0.06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148" style:family="table-cell" style:parent-style-name="Default">
      <style:table-cell-properties fo:border="0.74pt solid #000000"/>
    </style:style>
    <style:style style:name="ce149" style:family="table-cell" style:parent-style-name="Default">
      <style:table-cell-properties style:text-align-source="value-type" style:repeat-content="false" fo:border="0.74pt solid #000000" style:vertical-align="top"/>
    </style:style>
    <style:style style:name="ce150" style:family="table-cell" style:parent-style-name="Default">
      <style:table-cell-properties style:text-align-source="fix" style:repeat-content="false" fo:border="0.74pt solid #000000"/>
      <style:paragraph-properties fo:text-align="center" fo:margin-left="0in"/>
    </style:style>
    <style:style style:name="ce49" style:family="table-cell" style:parent-style-name="Default">
      <style:table-cell-properties style:text-align-source="fix" style:repeat-content="false" fo:border="none"/>
      <style:paragraph-properties fo:text-align="center" fo:margin-left="0in"/>
      <style:text-properties fo:font-size="14pt" fo:font-weight="bold" style:font-size-asian="14pt" style:font-weight-asian="bold" style:font-size-complex="14pt" style:font-weight-complex="bold"/>
    </style:style>
    <style:style style:name="ce50" style:family="table-cell" style:parent-style-name="Default">
      <style:table-cell-properties fo:border-bottom="none" style:text-align-source="fix" style:repeat-content="false" fo:border-left="3pt solid #000000" fo:border-right="3pt solid #000000" fo:border-top="3pt solid #000000"/>
      <style:paragraph-properties fo:text-align="center" fo:margin-left="0in"/>
      <style:text-properties fo:font-size="14pt" fo:font-weight="bold" style:font-size-asian="14pt" style:font-weight-asian="bold" style:font-size-complex="14pt" style:font-weight-complex="bold"/>
    </style:style>
    <style:style style:name="ce51" style:family="table-cell" style:parent-style-name="Default">
      <style:table-cell-properties fo:border-bottom="none" style:text-align-source="fix" style:repeat-content="false" fo:wrap-option="wrap" fo:border-left="3pt solid #000000" fo:border-right="3pt solid #000000" fo:border-top="none" style:vertical-align="top"/>
      <style:paragraph-properties fo:text-align="center" fo:margin-left="0in"/>
      <style:text-properties fo:font-weight="bold" style:font-weight-asian="bold" style:font-weight-complex="bold"/>
    </style:style>
    <style:style style:name="ce52" style:family="table-cell" style:parent-style-name="Default">
      <style:table-cell-properties fo:border-bottom="none" fo:wrap-option="wrap" fo:border-left="3pt solid #000000" fo:border-right="3pt solid #000000" fo:border-top="none" style:vertical-align="top"/>
    </style:style>
    <style:style style:name="ce53" style:family="table-cell" style:parent-style-name="Default">
      <style:table-cell-properties fo:border-bottom="none" fo:background-color="#ffd320"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54" style:family="table-cell" style:parent-style-name="Default">
      <style:table-cell-properties fo:border-bottom="none" fo:background-color="#ffd320" fo:wrap-option="wrap" fo:border-left="3pt solid #000000" fo:border-right="3pt solid #000000" fo:border-top="none" style:vertical-align="top"/>
    </style:style>
    <style:style style:name="ce55" style:family="table-cell" style:parent-style-name="Default">
      <style:table-cell-properties fo:border-bottom="none" fo:background-color="#729fcf"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56" style:family="table-cell" style:parent-style-name="Default">
      <style:table-cell-properties fo:border-bottom="none" fo:background-color="#729fcf" fo:wrap-option="wrap" fo:border-left="3pt solid #000000" fo:border-right="3pt solid #000000" fo:border-top="none" style:vertical-align="top"/>
      <style:text-properties style:use-window-font-color="true"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57" style:family="table-cell" style:parent-style-name="Default">
      <style:table-cell-properties fo:border-bottom="none" fo:background-color="#aecf00" style:text-align-source="fix" style:repeat-content="false" fo:wrap-option="wrap" fo:border-left="3pt solid #000000" fo:border-right="3pt solid #000000" fo:border-top="none" style:vertical-align="top"/>
      <style:paragraph-properties fo:text-align="center" fo:margin-left="0in"/>
      <style:text-properties fo:font-size="12pt" fo:font-weight="bold" style:font-size-asian="12pt" style:font-weight-asian="bold" style:font-size-complex="12pt" style:font-weight-complex="bold"/>
    </style:style>
    <style:style style:name="ce58" style:family="table-cell" style:parent-style-name="Default">
      <style:table-cell-properties fo:border-bottom="none" fo:background-color="#aecf00" fo:wrap-option="wrap" fo:border-left="3pt solid #000000" fo:border-right="3pt solid #000000" fo:border-top="none" style:vertical-align="top"/>
    </style:style>
    <style:style style:name="ce59" style:family="table-cell" style:parent-style-name="Default">
      <style:table-cell-properties fo:border-bottom="3pt solid #000000" fo:wrap-option="wrap" fo:border-left="3pt solid #000000" fo:border-right="3pt solid #000000" fo:border-top="none" style:vertical-align="top"/>
      <style:text-properties fo:font-style="italic" style:font-style-asian="italic" style:font-style-complex="italic"/>
    </style:style>
    <style:style style:name="ce60" style:family="table-cell" style:parent-style-name="Default">
      <style:table-cell-properties fo:wrap-option="wrap" style:vertical-align="top"/>
    </style:style>
    <style:style style:name="ce61" style:family="table-cell" style:parent-style-name="Default">
      <style:table-cell-properties fo:background-color="#ff950e" style:text-align-source="fix" style:repeat-content="false" fo:wrap-option="no-wrap" fo:border="0.06pt solid #000000" style:vertical-align="top"/>
      <style:paragraph-properties fo:text-align="center" fo:margin-left="0in"/>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6pt solid #000000"/>
      <style:paragraph-properties fo:text-align="center" fo:margin-left="0in"/>
      <style:text-properties fo:font-style="italic" style:font-style-asian="italic" style:font-style-complex="italic"/>
    </style:style>
    <style:style style:name="ce63" style:family="table-cell" style:parent-style-name="Default">
      <style:table-cell-properties style:text-align-source="fix" style:repeat-content="false" fo:background-color="transparent" fo:border="0.06pt solid #000000"/>
      <style:paragraph-properties fo:text-align="center" fo:margin-left="0in"/>
      <style:text-properties fo:font-style="normal" style:font-style-asian="normal" style:font-style-complex="normal"/>
    </style:style>
    <style:style style:name="ce64" style:family="table-cell" style:parent-style-name="Default">
      <style:table-cell-properties style:text-align-source="fix" style:repeat-content="false" fo:wrap-option="no-wrap" fo:border="0.06pt solid #000000" style:vertical-align="top"/>
      <style:paragraph-properties fo:text-align="center" fo:margin-left="0in"/>
    </style:style>
    <style:style style:name="ce65" style:family="table-cell" style:parent-style-name="Default">
      <style:table-cell-properties style:text-align-source="fix" style:repeat-content="false" fo:wrap-option="no-wrap" style:vertical-align="top"/>
      <style:paragraph-properties fo:text-align="center" fo:margin-left="0in"/>
    </style:style>
    <style:style style:name="ce66" style:family="table-cell" style:parent-style-name="Default">
      <style:table-cell-properties fo:background-color="#ff950e" style:text-align-source="fix" style:repeat-content="false" fo:border="0.06pt solid #000000"/>
      <style:paragraph-properties fo:text-align="center" fo:margin-left="0in"/>
      <style:text-properties fo:font-weight="bold" style:font-weight-asian="bold" style:font-weight-complex="bold"/>
    </style:style>
    <style:style style:name="ce67" style:family="table-cell" style:parent-style-name="Default">
      <style:table-cell-properties fo:wrap-option="wrap" fo:border="0.06pt solid #000000" style:vertical-align="top"/>
    </style:style>
    <style:style style:name="ce68" style:family="table-cell" style:parent-style-name="Default">
      <style:table-cell-properties fo:border="0.06pt solid #000000"/>
    </style:style>
    <style:style style:name="ce69" style:family="table-cell" style:parent-style-name="Default">
      <style:table-cell-properties fo:background-color="#83caff" style:text-align-source="fix" style:repeat-content="false" fo:border="0.74pt solid #000000" style:vertical-align="top"/>
      <style:paragraph-properties fo:text-align="center" fo:margin-left="0in"/>
      <style:text-properties fo:font-weight="bold" style:font-weight-asian="bold" style:font-weight-complex="bold"/>
    </style:style>
    <style:style style:name="ce70" style:family="table-cell" style:parent-style-name="Default">
      <style:table-cell-properties fo:background-color="#dddddd" style:text-align-source="fix" style:repeat-content="false" fo:border="0.74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71" style:family="table-cell" style:parent-style-name="Default">
      <style:table-cell-properties style:text-align-source="fix" style:repeat-content="false" fo:border="0.74pt solid #000000" style:vertical-align="top"/>
      <style:paragraph-properties fo:text-align="center" fo:margin-left="0in"/>
    </style:style>
    <style:style style:name="ce72" style:family="table-cell" style:parent-style-name="Default">
      <style:table-cell-properties style:vertical-align="top"/>
    </style:style>
    <style:style style:name="ce73" style:family="table-cell" style:parent-style-name="Default">
      <style:table-cell-properties fo:background-color="#83caff" style:text-align-source="fix" style:repeat-content="false" fo:wrap-option="wrap" fo:border="0.74pt solid #000000" style:vertical-align="top"/>
      <style:paragraph-properties fo:text-align="center" fo:margin-left="0in"/>
      <style:text-properties fo:font-weight="bold" style:font-weight-asian="bold" style:font-weight-complex="bold"/>
    </style:style>
    <style:style style:name="ce74" style:family="table-cell" style:parent-style-name="Default">
      <style:table-cell-properties fo:background-color="#dddddd" style:text-align-source="fix" style:repeat-content="false" fo:wrap-option="wrap" fo:border="0.74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75" style:family="table-cell" style:parent-style-name="Default">
      <style:table-cell-properties fo:wrap-option="wrap" fo:border="0.74pt solid #000000" style:vertical-align="top"/>
    </style:style>
    <style:style style:name="ce76" style:family="table-cell" style:parent-style-name="Default">
      <style:table-cell-properties fo:background-color="#83caff" style:text-align-source="fix" style:repeat-content="false" fo:wrap-option="wrap" fo:border="0.06pt solid #000000" style:vertical-align="top"/>
      <style:paragraph-properties fo:text-align="center" fo:margin-left="0in"/>
      <style:text-properties fo:font-weight="bold" style:font-weight-asian="bold" style:font-weight-complex="bold"/>
    </style:style>
    <style:style style:name="ce77" style:family="table-cell" style:parent-style-name="Default">
      <style:table-cell-properties fo:background-color="#dddddd" style:text-align-source="fix" style:repeat-content="false" fo:wrap-option="wrap" fo:border="0.06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78" style:family="table-cell" style:parent-style-name="Default">
      <style:table-cell-properties style:text-align-source="fix" style:repeat-content="false" fo:wrap-option="wrap" fo:border="0.06pt solid #000000" style:vertical-align="top"/>
      <style:paragraph-properties fo:text-align="center" fo:margin-left="0in"/>
    </style:style>
    <style:style style:name="ce79" style:family="table-cell" style:parent-style-name="Default">
      <style:table-cell-properties fo:background-color="#83caff" style:text-align-source="fix" style:repeat-content="false" fo:border="0.06pt solid #000000"/>
      <style:paragraph-properties fo:text-align="center" fo:margin-left="0in"/>
      <style:text-properties fo:font-weight="bold" style:font-weight-asian="bold" style:font-weight-complex="bold"/>
    </style:style>
    <style:style style:name="ce80" style:family="table-cell" style:parent-style-name="Default">
      <style:table-cell-properties fo:background-color="#dddddd" style:text-align-source="fix" style:repeat-content="false" fo:border="0.06pt solid #000000"/>
      <style:paragraph-properties fo:text-align="center" fo:margin-left="0in"/>
      <style:text-properties fo:font-style="italic" fo:font-weight="normal" style:font-style-asian="italic" style:font-weight-asian="normal" style:font-style-complex="italic" style:font-weight-complex="normal"/>
    </style:style>
    <style:style style:name="ce81" style:family="table-cell" style:parent-style-name="Default">
      <style:table-cell-properties style:text-align-source="fix" style:repeat-content="false" fo:border="0.06pt solid #000000" style:vertical-align="top"/>
      <style:paragraph-properties fo:text-align="center" fo:margin-left="0in"/>
    </style:style>
    <style:style style:name="ce82" style:family="table-cell" style:parent-style-name="Default">
      <style:table-cell-properties style:text-align-source="fix" style:repeat-content="false"/>
      <style:paragraph-properties fo:text-align="center" fo:margin-left="0in"/>
    </style:style>
    <style:style style:name="ce83" style:family="table-cell" style:parent-style-name="Default">
      <style:table-cell-properties fo:background-color="#83caff" fo:border="0.06pt solid #000000"/>
      <style:text-properties fo:font-weight="bold" style:font-weight-asian="bold" style:font-weight-complex="bold"/>
    </style:style>
    <style:style style:name="ce84" style:family="table-cell" style:parent-style-name="Default">
      <style:table-cell-properties style:text-align-source="fix" style:repeat-content="false" fo:border="0.06pt solid #000000"/>
      <style:paragraph-properties fo:text-align="center" fo:margin-left="0in"/>
    </style:style>
    <style:style style:name="ce134" style:family="table-cell" style:parent-style-name="Default">
      <style:table-cell-properties style:text-align-source="fix" style:repeat-content="false" fo:wrap-option="wrap" fo:border="0.06pt solid #000000" style:vertical-align="top"/>
      <style:paragraph-properties fo:text-align="start"/>
      <style:text-properties style:font-name="Liberation Mono" fo:font-size="8pt" style:font-size-asian="8pt" style:font-size-complex="8pt"/>
    </style:style>
    <style:style style:name="ce86" style:family="table-cell" style:parent-style-name="Default">
      <style:table-cell-properties style:text-align-source="fix" style:repeat-content="false" fo:wrap-option="wrap" fo:border="0.06pt solid #000000" style:vertical-align="middle"/>
      <style:paragraph-properties fo:text-align="start" fo:margin-left="0in"/>
    </style:style>
    <style:style style:name="ce118" style:family="table-cell" style:parent-style-name="Default">
      <style:table-cell-properties style:text-align-source="fix" style:repeat-content="false" fo:border="0.06pt solid #000000" style:vertical-align="middle"/>
      <style:paragraph-properties fo:text-align="start" fo:margin-left="0in"/>
    </style:style>
    <style:style style:name="ce119" style:family="table-cell" style:parent-style-name="Default">
      <style:table-cell-properties style:text-align-source="fix" style:repeat-content="false" fo:wrap-option="wrap" fo:border="0.06pt solid #000000" style:vertical-align="middle"/>
      <style:paragraph-properties fo:text-align="start"/>
      <style:text-properties fo:hyphenate="true"/>
    </style:style>
    <style:style style:name="ce120" style:family="table-cell" style:parent-style-name="Default">
      <style:table-cell-properties style:text-align-source="fix" style:repeat-content="false" fo:wrap-option="wrap" fo:border="0.06pt solid #000000" style:vertical-align="middle"/>
      <style:paragraph-properties fo:text-align="start"/>
      <style:text-properties style:text-outline="false" style:text-line-through-style="none" style:text-line-through-type="none" style:font-name="Liberation Sans" fo:language="en" fo:country="US" fo:font-style="normal" fo:text-shadow="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fo:hyphenate="false"/>
    </style:style>
    <style:style style:name="ce126" style:family="table-cell" style:parent-style-name="Default">
      <style:table-cell-properties style:text-align-source="fix" style:repeat-content="false" fo:wrap-option="wrap" fo:border="0.06pt solid #000000" style:vertical-align="middle"/>
      <style:paragraph-properties fo:text-align="start"/>
      <style:text-properties fo:hyphenate="false"/>
    </style:style>
    <style:style style:name="ce127"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style:font-name="Liberation Mono" fo:hyphenate="true"/>
    </style:style>
    <style:style style:name="ce128" style:family="table-cell" style:parent-style-name="Default">
      <style:table-cell-properties style:text-align-source="fix" style:repeat-content="false" fo:background-color="transparent" fo:wrap-option="no-wrap" fo:border="0.06pt solid #000000" style:vertical-align="middle"/>
      <style:paragraph-properties fo:text-align="start"/>
      <style:text-properties fo:color="#000000" style:text-outline="false" style:text-line-through-style="none" style:text-line-through-type="none" style:font-name="Liberation Mono"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129" style:family="table-cell" style:parent-style-name="Default">
      <style:table-cell-properties fo:border="0.06pt solid #000000" style:vertical-align="top"/>
    </style:style>
    <style:style style:name="ce146" style:family="table-cell" style:parent-style-name="Default">
      <style:table-cell-properties style:text-align-source="fix" style:repeat-content="false" fo:border="0.06pt solid #000000" style:vertical-align="top"/>
      <style:paragraph-properties fo:text-align="start" fo:margin-left="0in"/>
    </style:style>
    <style:style style:name="ce131" style:family="table-cell" style:parent-style-name="Default">
      <style:table-cell-properties fo:background-color="#dddddd" style:text-align-source="fix" style:repeat-content="false" fo:border="0.06pt solid #000000" style:vertical-align="top"/>
      <style:paragraph-properties fo:text-align="center" fo:margin-left="0in"/>
      <style:text-properties fo:font-style="italic" fo:font-weight="normal" style:font-style-asian="italic" style:font-weight-asian="normal" style:font-style-complex="italic" style:font-weight-complex="normal"/>
    </style:style>
    <style:style style:name="ce132" style:family="table-cell" style:parent-style-name="Default">
      <style:table-cell-properties fo:border="0.74pt solid #000000"/>
    </style:style>
    <style:style style:name="ce133" style:family="table-cell" style:parent-style-name="Default">
      <style:table-cell-properties style:text-align-source="value-type" style:repeat-content="false" fo:border="0.74pt solid #000000" style:vertical-align="top"/>
    </style:style>
    <style:style style:name="ce136" style:family="table-cell" style:parent-style-name="Default">
      <style:table-cell-properties style:text-align-source="fix" style:repeat-content="false" fo:border="0.74pt solid #000000"/>
      <style:paragraph-properties fo:text-align="center" fo:margin-left="0in"/>
    </style:style>
    <style:style style:name="gr1" style:family="graphic">
      <style:graphic-properties draw:marker-start="Extrémités_20_de_20_flèche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paragraph-properties style:writing-mode="lr-tb"/>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56" style:family="text">
      <style:text-properties style:font-name="Liberation Sans" style:letter-kerning="true" style:font-name-asian="Noto Sans CJK SC Regular" style:font-size-asian="12pt" style:language-asian="none" style:country-asian="none" style:font-name-complex="FreeSans"/>
    </style:style>
    <style:style style:name="T57"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58" style:family="text">
      <style:text-properties style:text-outline="false" style:text-line-through-style="none" style:text-line-through-type="none" fo:font-size="10pt" fo:language="none" fo:country="none" fo:font-style="normal" fo:text-shadow="none" style:text-underline-style="none" fo:font-weight="bold" style:letter-kerning="true" style:font-name-asian="FreeSans" style:font-size-asian="12pt" style:language-asian="none" style:country-asian="none" style:font-style-asian="normal" style:font-weight-asian="bold" style:font-name-complex="FreeSans" style:font-style-complex="normal" style:font-weight-complex="bold" style:text-emphasize="none"/>
    </style:style>
    <style:style style:name="T59"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0"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1" style:family="text">
      <style:text-properties style:text-outline="false" style:text-line-through-style="none" style:text-line-through-type="none" fo:font-size="10pt" fo:language="none" fo:country="none" fo:font-style="italic" fo:text-shadow="none" style:text-underline-style="none" fo:font-weight="bold" style:letter-kerning="true" style:font-name-asian="FreeSans" style:font-size-asian="12pt" style:language-asian="none" style:country-asian="none" style:font-style-asian="italic" style:font-weight-asian="bold" style:font-name-complex="FreeSans" style:font-style-complex="italic" style:font-weight-complex="bold" style:text-emphasize="none"/>
    </style:style>
    <style:style style:name="T62" style:family="text">
      <style:text-properties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name-complex="FreeSans" style:font-style-complex="normal" style:font-weight-complex="normal" style:text-emphasize="none"/>
    </style:style>
    <style:style style:name="T63" style:family="text">
      <style:text-properties style:font-name="Liberation Sans" style:letter-kerning="true" style:font-name-asian="Noto Sans CJK SC Regular" style:language-asian="none" style:country-asian="none" style:font-name-complex="FreeSans"/>
    </style:style>
    <style:style style:name="T64" style:family="text">
      <style:text-properties fo:font-size="10pt" fo:language="none" fo:country="none" fo:font-style="italic" style:letter-kerning="true" style:font-name-asian="FreeSans" style:font-size-asian="10pt" style:language-asian="none" style:country-asian="none" style:font-style-asian="italic" style:font-name-complex="FreeSans" style:font-size-complex="10pt" style:font-style-complex="italic"/>
    </style:style>
    <style:style style:name="T65" style:family="text">
      <style:text-properties style:font-name="Liberation Sans" style:letter-kerning="true" style:font-name-asian="Noto Sans CJK SC Regular" style:language-asian="none" style:country-asian="none" style:font-name-complex="FreeSans"/>
    </style:style>
    <style:style style:name="T66" style:family="text">
      <style:text-properties style:text-outline="false" style:text-line-through-style="none" style:text-line-through-type="none" fo:font-size="10pt" fo:language="none" fo:country="none" fo:text-shadow="none" style:text-underline-style="none" fo:font-weight="normal" style:letter-kerning="true" style:font-name-asian="FreeSans" style:font-size-asian="12pt" style:language-asian="none" style:country-asian="none" style:font-weight-asian="normal" style:font-weight-complex="normal" style:text-emphasize="none"/>
    </style:style>
    <style:style style:name="T67"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68"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69" style:family="text">
      <style:text-properties style:text-outline="false" style:text-line-through-style="none" style:text-line-through-type="none"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4"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5"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7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79"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0"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1" style:family="text">
      <style:text-properties fo:color="#000000" style:text-outline="false" style:text-line-through-style="none" style:text-line-through-type="none"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2"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6"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87"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88"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3"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4"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95" style:family="text">
      <style:text-properties fo:color="#000000" style:text-outline="false" style:text-line-through-style="none" style:text-line-through-type="none" style:font-name="FreeSans" fo:font-size="10pt" fo:language="none" fo:country="none" fo:font-style="normal" fo:text-shadow="none" style:text-underline-style="none" fo:font-weight="normal" style:letter-kerning="true" style:font-name-asian="FreeSans" style:font-size-asian="12pt" style:language-asian="none" style:country-asian="none" style:font-style-asian="normal" style:font-weight-asian="normal" style:font-style-complex="normal" style:font-weight-complex="normal" style:text-emphasize="none"/>
    </style:style>
    <style:style style:name="T96" style:family="text">
      <style:text-properties fo:color="#000000" style:text-outline="false" style:text-line-through-style="none" style:text-line-through-type="none" style:font-name="FreeSans" fo:font-size="10pt" fo:language="none" fo:country="none" fo:font-style="italic" fo:text-shadow="none" style:text-underline-style="none" fo:font-weight="normal" style:letter-kerning="true" style:font-name-asian="FreeSans" style:font-size-asian="12pt" style:language-asian="none" style:country-asian="none" style:font-style-asian="italic" style:font-weight-asian="normal" style:font-style-complex="italic" style:font-weight-complex="normal" style:text-emphasize="none"/>
    </style:style>
    <style:style style:name="T39" style:family="text">
      <style:text-properties fo:font-style="italic" style:font-style-asian="italic" style:font-style-complex="italic"/>
    </style:style>
    <style:style style:name="T135" style:family="text">
      <style:text-properties fo:font-style="italic" fo:font-weight="bold" style:font-style-asian="italic" style:font-weight-asian="bold" style:font-style-complex="italic" style:font-weight-complex="bold"/>
    </style:style>
    <style:style style:name="T137" style:family="text">
      <style:text-properties style:text-underline-style="none"/>
    </style:style>
    <style:style style:name="T138" style:family="text">
      <style:text-properties fo:font-size="10pt" style:text-underline-style="none" style:font-name-asian="Monospace" style:font-size-asian="10pt" style:font-name-complex="Monospace" style:font-size-complex="10pt"/>
    </style:style>
    <style:style style:name="T139" style:family="text">
      <style:text-properties fo:font-size="10pt" style:font-name-asian="Monospace" style:font-size-asian="10pt" style:font-name-complex="Monospace" style:font-size-complex="10pt"/>
    </style:style>
    <style:style style:name="T130" style:family="text">
      <style:text-properties style:text-underline-style="solid" style:text-underline-width="auto" style:text-underline-color="font-color"/>
    </style:style>
    <style:style style:name="T45" style:family="text">
      <style:text-properties style:font-name="Liberation Sans" style:letter-kerning="true" style:language-asian="none" style:country-asian="none" style:font-name-asian="Noto Sans CJK SC Regular" style:font-name-complex="FreeSans" style:font-size-asian="12pt"/>
    </style:style>
    <style:style style:name="T46" style:family="text">
      <style:text-properties fo:font-weight="normal"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weight-asian="normal" style:font-weight-complex="normal" style:font-style-asian="normal" style:font-style-complex="normal" fo:font-size="10pt"/>
    </style:style>
    <style:style style:name="T47"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bold" style:font-weight-asian="bold" style:font-weight-complex="bold"/>
    </style:style>
    <style:style style:name="T48" style:family="text">
      <style:text-properties style:text-emphasize="none"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name-complex="FreeSans" style:font-size-asian="12pt" style:font-style-asian="normal" style:font-style-complex="normal" fo:font-size="10pt" fo:font-weight="normal" style:font-weight-asian="normal" style:font-weight-complex="normal"/>
    </style:style>
    <style:style style:name="T49" style:family="text">
      <style:text-properties fo:font-weight="normal" style:text-emphasize="none" fo:language="none" fo:country="none" style:language-asian="none" style:country-asian="none" style:text-underline-style="none" style:text-underline-color="font-color" style:text-line-through-type="none" fo:font-style="normal" style:text-outline="false" fo:text-shadow="none" style:font-style-complex="normal" style:font-style-asian="normal" style:font-weight-complex="normal" style:font-weight-asian="normal" style:font-size-asian="12pt" style:font-name-complex="FreeSans" style:font-name-asian="FreeSans" fo:font-size="10pt" style:letter-kerning="true"/>
    </style:style>
    <style:style style:name="T50"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style:font-style-complex="italic" fo:font-weight="bold" style:font-weight-asian="bold" style:font-weight-complex="bold" style:font-style-asian="italic" fo:font-style="italic"/>
    </style:style>
    <style:style style:name="T51" style:family="text">
      <style:text-properties style:text-emphasize="none" fo:language="none" fo:country="none" style:language-asian="none" style:country-asian="none" style:text-underline-style="none" style:text-underline-color="font-color" style:text-line-through-type="none" style:text-outline="false" fo:text-shadow="none" style:font-size-asian="12pt" style:font-name-complex="FreeSans" style:font-name-asian="FreeSans" fo:font-size="10pt" style:letter-kerning="true" fo:font-weight="normal" fo:font-style="normal" style:font-weight-asian="normal" style:font-weight-complex="normal" style:font-style-asian="normal" style:font-style-complex="normal"/>
    </style:style>
    <style:style style:name="T52" style:family="text">
      <style:text-properties style:font-name="Liberation Sans" style:letter-kerning="true" style:language-asian="none" style:country-asian="none" style:font-name-asian="Noto Sans CJK SC Regular" style:font-name-complex="FreeSans"/>
    </style:style>
    <style:style style:name="T53" style:family="text">
      <style:text-properties style:letter-kerning="true" style:language-asian="none" style:country-asian="none" style:font-name-complex="FreeSans" fo:font-size="10pt" fo:font-style="italic" fo:language="none" fo:country="none" style:font-name-asian="FreeSans" style:font-size-asian="10pt" style:font-size-complex="10pt" style:font-style-asian="italic" style:font-style-complex="italic"/>
    </style:style>
    <style:style style:name="T54" style:family="text">
      <style:text-properties style:letter-kerning="true" style:language-asian="none" style:country-asian="none" style:font-name-complex="FreeSans" style:font-name="Liberation Sans" style:font-name-asian="Noto Sans CJK SC Regular"/>
    </style:style>
    <style:style style:name="T55" style:family="text">
      <style:text-properties fo:font-size="10pt" fo:font-weight="normal" style:text-underline-style="none" style:text-underline-color="font-color" style:text-line-through-type="none" style:text-outline="false" fo:text-shadow="none" style:letter-kerning="true" fo:language="none" fo:country="none" style:language-asian="none" style:country-asian="none" style:font-name-asian="FreeSans" style:font-size-asian="12pt" style:font-weight-asian="normal" style:font-weight-complex="normal" style:text-emphasize="none"/>
    </style:style>
    <style:style style:name="T89"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style>
    <style:style style:name="T90" style:family="text">
      <style:text-properties fo:font-size="10pt" fo:language="none" fo:country="none" fo:font-weight="normal" style:text-underline-style="none" style:text-underline-color="font-color" style:text-line-through-type="none" style:text-outline="false" fo:text-shadow="none" style:letter-kerning="true" fo:color="#000000" style:language-asian="none" style:country-asian="none" style:font-name-asian="FreeSans" style:font-size-asian="12pt" style:font-weight-asian="normal" style:font-weight-complex="normal" style:text-emphasize="none" style:font-name="FreeSans" fo:font-style="italic" style:font-style-asian="italic" style:font-style-complex="italic"/>
    </style:style>
    <style:style style:name="T91" style:family="text">
      <style:text-properties fo:font-size="10pt" fo:font-weight="normal" style:text-underline-style="none" style:text-underline-color="font-color" style:text-line-through-type="none" fo:font-style="italic" style:text-outline="false" fo:text-shadow="none" style:letter-kerning="true" fo:language="none" fo:country="none" style:language-asian="none" style:country-asian="none" style:font-name-asian="FreeSans" style:font-size-asian="12pt" style:font-weight-asian="normal" style:font-weight-complex="normal" style:font-style-asian="italic" style:font-style-complex="italic" style:text-emphasize="none"/>
    </style:style>
    <style:style style:name="T92" style:family="text">
      <style:text-properties fo:font-size="10pt" fo:language="none" fo:country="none" fo:font-weight="normal" style:text-underline-style="none" style:text-underline-color="font-color" style:text-line-through-type="none" fo:font-style="normal" style:text-outline="false" fo:text-shadow="none" style:letter-kerning="true" fo:color="#000000" style:language-asian="none" style:country-asian="none" style:font-name-asian="FreeSans" style:font-size-asian="12pt" style:font-weight-asian="normal" style:font-weight-complex="normal" style:font-style-asian="normal" style:font-style-complex="normal" style:text-emphasize="none" style:font-name="FreeSans"/>
    </style:style>
    <style:style style:name="T97" style:family="text">
      <style:text-properties fo:language="none" fo:country="none" style:text-emphasize="none" style:font-style-complex="normal" style:font-style-asian="normal" style:font-weight-complex="normal" style:font-weight-asian="normal" style:font-size-asian="12pt" style:font-name-asian="FreeSans" style:language-asian="none" style:country-asian="none" fo:color="#000000" style:letter-kerning="true" fo:text-shadow="none" style:text-outline="false" fo:font-style="normal" style:text-line-through-type="none" style:text-underline-style="none" style:text-underline-color="font-color" fo:font-weight="normal" fo:font-size="10pt"/>
    </style:style>
    <style:style style:name="T98"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italic" style:font-style-asian="italic" style:font-style-complex="italic"/>
    </style:style>
    <style:style style:name="T99" style:family="text">
      <style:text-properties fo:language="none" fo:country="none" style:text-emphasize="none" style:font-weight-complex="normal" style:font-weight-asian="normal" style:font-size-asian="12pt" style:font-name-asian="FreeSans" style:language-asian="none" style:country-asian="none" fo:color="#000000" style:letter-kerning="true" fo:text-shadow="none" style:text-outline="false" style:text-line-through-type="none" style:text-underline-style="none" style:text-underline-color="font-color" fo:font-weight="normal" fo:font-size="10pt" style:font-name="FreeSans" fo:font-style="normal" style:font-style-asian="normal" style:font-style-complex="normal"/>
    </style:style>
    <style:style style:name="T100" style:family="text">
      <style:text-properties fo:font-size="10pt" style:language-asian="none" style:country-asian="none" style:font-style-complex="normal" fo:font-weight="normal" style:text-emphasize="none" style:letter-kerning="true" fo:text-shadow="none" style:text-outline="false" fo:color="#000000" style:text-underline-style="none" style:text-underline-color="font-color" style:font-name-asian="FreeSans" style:font-style-asian="normal" style:font-weight-complex="normal" style:font-weight-asian="normal" style:font-size-asian="12pt" fo:language="none" fo:country="none" style:text-line-through-type="none" fo:font-style="normal"/>
    </style:style>
    <style:style style:name="T101"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fo:font-style="italic" style:font-name="FreeSans" style:font-style-complex="italic" style:font-style-asian="italic"/>
    </style:style>
    <style:style style:name="T102"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style:font-style-asian="normal" fo:font-style="normal"/>
    </style:style>
    <style:style style:name="T103"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asian="italic" style:font-style-complex="italic"/>
    </style:style>
    <style:style style:name="T104"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style:font-style-complex="normal" fo:font-style="normal" style:font-style-asian="normal"/>
    </style:style>
    <style:style style:name="T105"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italic" style:font-style-complex="italic" style:font-style-asian="italic"/>
    </style:style>
    <style:style style:name="T106" style:family="text">
      <style:text-properties fo:font-size="10pt" style:language-asian="none" style:country-asian="none" fo:font-weight="normal" style:text-emphasize="none" style:letter-kerning="true" fo:text-shadow="none" style:text-outline="false" fo:color="#000000" style:text-underline-style="none" style:text-underline-color="font-color" style:font-name-asian="FreeSans" style:font-weight-complex="normal" style:font-weight-asian="normal" style:font-size-asian="12pt" fo:language="none" fo:country="none" style:text-line-through-type="none" style:font-name="FreeSans" fo:font-style="normal" style:font-style-asian="normal" style:font-style-complex="normal"/>
    </style:style>
    <style:style style:name="T107" style:family="text">
      <style:text-properties fo:font-size="10pt" fo:language="none" fo:country="none" style:language-asian="none" style:country-asian="none" style:font-name-asian="FreeSans" style:font-size-asian="12pt" style:font-weight-asian="normal" style:font-weight-complex="normal" style:font-style-asian="normal" style:font-style-complex="normal" fo:font-weight="normal" style:text-underline-style="none" style:text-underline-color="font-color" style:text-line-through-type="none" fo:font-style="normal" style:text-outline="false" fo:text-shadow="none" style:letter-kerning="true" style:text-emphasize="none" fo:color="#000000"/>
    </style:style>
    <style:style style:name="T108"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style-asian="italic" style:font-style-complex="italic" style:font-name="FreeSans" fo:font-style="italic"/>
    </style:style>
    <style:style style:name="T109"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asian="normal" style:font-style-complex="normal"/>
    </style:style>
    <style:style style:name="T110"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italic" style:font-style-asian="italic" style:font-style-complex="italic"/>
    </style:style>
    <style:style style:name="T111" style:family="text">
      <style:text-properties fo:font-size="10pt" fo:language="none" fo:country="none" style:language-asian="none" style:country-asian="none" style:font-name-asian="FreeSans" style:font-size-asian="12pt" style:font-weight-asian="normal" style:font-weight-complex="normal" fo:font-weight="normal" style:text-underline-style="none" style:text-underline-color="font-color" style:text-line-through-type="none" style:text-outline="false" fo:text-shadow="none" style:letter-kerning="true" style:text-emphasize="none" fo:color="#000000" style:font-name="FreeSans" fo:font-style="normal" style:font-style-complex="normal" style:font-style-asian="normal"/>
    </style:style>
    <style:style style:name="T112" style:family="text">
      <style:text-properties style:text-emphasize="none" style:font-name="FreeSans" fo:font-size="10pt" fo:font-weight="normal" style:text-underline-style="none" style:text-underline-color="font-color" style:text-line-through-type="none" fo:font-style="normal" style:text-outline="false" fo:text-shadow="none" fo:color="#000000" fo:language="none" fo:country="none" style:language-asian="none" style:country-asian="none" style:font-name-asian="FreeSans" style:font-size-asian="12pt" style:font-weight-asian="normal" style:font-weight-complex="normal" style:font-style-asian="normal" style:font-style-complex="normal" style:letter-kerning="true"/>
    </style:style>
    <style:style style:name="T113"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italic" style:font-style-asian="italic" style:font-style-complex="italic"/>
    </style:style>
    <style:style style:name="T114" style:family="text">
      <style:text-properties style:text-emphasize="none" style:font-name="FreeSans" fo:font-size="10pt" fo:font-weight="normal" style:text-underline-style="none" style:text-underline-color="font-color" style:text-line-through-type="none" style:text-outline="false" fo:text-shadow="none" fo:color="#000000" fo:language="none" fo:country="none" style:language-asian="none" style:country-asian="none" style:font-name-asian="FreeSans" style:font-size-asian="12pt" style:font-weight-asian="normal" style:font-weight-complex="normal" style:letter-kerning="true" fo:font-style="normal" style:font-style-asian="normal" style:font-style-complex="normal"/>
    </style:style>
    <style:style style:name="T115" style:family="text">
      <style:text-properties style:font-name="FreeSans" fo:language="none" fo:country="none" style:font-name-asian="FreeSans" style:font-size-asian="12pt" style:font-weight-asian="normal" style:font-weight-complex="normal" style:font-style-asian="normal" style:font-style-complex="normal" style:letter-kerning="true" style:language-asian="none" style:country-asian="none" fo:text-shadow="none" style:text-outline="false" fo:font-style="normal" style:text-line-through-type="none" style:text-underline-style="none" style:text-underline-color="font-color" fo:font-weight="normal" fo:font-size="10pt" style:text-emphasize="none" fo:color="#000000"/>
    </style:style>
    <style:style style:name="T116"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style:font-style-complex="italic" fo:font-style="italic" style:font-style-asian="italic"/>
    </style:style>
    <style:style style:name="T117"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normal" style:font-style-asian="normal" style:font-style-complex="normal"/>
    </style:style>
    <style:style style:name="T118" style:family="text">
      <style:text-properties style:font-name="FreeSans" fo:language="none" fo:country="none" style:font-name-asian="FreeSans" style:font-size-asian="12pt" style:font-weight-asian="normal" style:font-weight-complex="normal" style:letter-kerning="true" style:language-asian="none" style:country-asian="none" fo:text-shadow="none" style:text-outline="false" style:text-line-through-type="none" style:text-underline-style="none" style:text-underline-color="font-color" fo:font-weight="normal" fo:font-size="10pt" style:text-emphasize="none" fo:color="#000000" fo:font-style="italic" style:font-style-asian="italic" style:font-style-complex="italic"/>
    </style:style>
    <style:style style:name="T119" style:family="text">
      <style:text-properties fo:font-weight="bold" fo:font-style="italic" style:font-weight-asian="bold" style:font-weight-complex="bold" style:font-style-asian="italic" style:font-style-complex="italic"/>
    </style:style>
    <style:style style:name="T120" style:family="text">
      <style:text-properties style:font-size-asian="8pt" style:font-size-complex="8pt"/>
    </style:style>
    <style:style style:name="T121" style:family="text">
      <style:text-properties style:text-underline-style="none" style:text-underline-color="font-color"/>
    </style:style>
    <style:style style:name="T122" style:family="text">
      <style:text-properties style:text-underline-style="none" style:text-underline-color="font-color" fo:font-size="10pt" style:font-name-asian="Monospace" style:font-name-complex="Monospace" style:font-size-asian="10pt" style:font-size-complex="10pt"/>
    </style:style>
    <style:style style:name="T123" style:family="text">
      <style:text-properties fo:font-size="10pt" style:font-name-asian="Monospace" style:font-name-complex="Monospace" style:font-size-asian="10pt" style:font-size-complex="10pt"/>
    </style:style>
    <style:style style:name="T124" style:family="text">
      <style:text-properties style:font-name="FreeSan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25" style:family="text">
      <style:text-properties fo:font-size="10pt" fo:font-weight="normal" style:text-underline-style="none" style:text-underline-color="font-color" style:text-line-through-type="none" fo:font-style="normal" style:text-outline="false" fo:text-shadow="none" style:letter-kerning="true" fo:language="none" fo:country="none" style:language-asian="none" style:country-asian="none" style:font-name-asian="FreeSans" style:font-size-asian="10pt" style:font-size-complex="10pt" style:font-weight-asian="normal" style:font-weight-complex="normal" style:font-style-asian="normal" style:font-style-complex="normal" style:text-emphasize="none"/>
    </style:style>
    <style:style style:name="T126" style:family="text">
      <style:text-properties style:text-emphasize="none" style:font-name="FreeSans" style:font-style-complex="normal" style:font-style-asian="normal" style:font-weight-complex="normal" style:font-weight-asian="normal" style:font-size-complex="10pt" style:font-size-asian="10pt"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style>
    <style:style style:name="T127" style:family="text">
      <style:text-properties style:text-emphasize="none" style:font-style-complex="normal" style:font-style-asian="normal" style:font-weight-complex="normal" style:font-weight-asian="normal" style:font-name-asian="FreeSans" style:language-asian="none" style:country-asian="none" fo:language="none" fo:country="none" style:letter-kerning="true" fo:text-shadow="none" style:text-outline="false" fo:font-style="normal" style:text-line-through-type="none" style:text-underline-style="none" style:text-underline-color="font-color" fo:font-weight="normal" fo:font-size="10pt" style:font-size-asian="12pt"/>
    </style:style>
    <style:style style:name="T128" style:family="text">
      <style:text-properties style:font-name="FreeSans" style:letter-kerning="true" style:language-asian="none" style:country-asian="none" style:font-name-asian="FreeSans"/>
    </style:style>
  </office:automatic-styles>
  <office:body>
    <office:spreadsheet>
      <table:calculation-settings table:automatic-find-labels="false"/>
      <table:table table:name="Instructions" table:style-name="ta1">
        <office:forms form:automatic-focus="false" form:apply-design-mode="false"/>
        <table:table-column table:style-name="co1" table:default-cell-style-name="Default"/>
        <table:table-column table:style-name="co2" table:default-cell-style-name="ce60"/>
        <table:table-row table:style-name="ro1">
          <table:table-cell/>
          <table:table-cell table:style-name="ce49"/>
        </table:table-row>
        <table:table-row table:style-name="ro1">
          <table:table-cell/>
          <table:table-cell table:style-name="ce50" office:value-type="string" calcext:value-type="string">
            <text:p>3WORLDS CENTRAL CONFIGURATION SPECIFICATION</text:p>
          </table:table-cell>
        </table:table-row>
        <table:table-row table:style-name="ro2">
          <table:table-cell/>
          <table:table-cell table:style-name="ce51" office:value-type="string" calcext:value-type="string">
            <text:p>J. Gignoux, June 2018</text:p>
          </table:table-cell>
        </table:table-row>
        <table:table-row table:style-name="ro2">
          <table:table-cell/>
          <table:table-cell table:style-name="ce51"/>
        </table:table-row>
        <table:table-row table:style-name="ro3">
          <table:table-cell/>
          <table:table-cell table:style-name="ce52" office:value-type="string" calcext:value-type="string">
            <text:p><text:span text:style-name="T45">This file is used to generate</text:span></text:p>
            <text:p><text:span text:style-name="T46">* </text:span><text:span text:style-name="T47">parts of the 3Worlds archetype:</text:span></text:p>
            <text:p><text:span text:style-name="T45">- lists of properties for nodes of the configuration tree</text:span></text:p>
            <text:p><text:span text:style-name="T46">* </text:span><text:span text:style-name="T47">parts of the 3Worlds documentation:</text:span></text:p>
            <text:p><text:span text:style-name="T45">- descriptions of the meaning and use of these properties</text:span></text:p>
            <text:p><text:span text:style-name="T45">- descriptions of the valid values for these properties when these values are from a limited set (java enums)</text:span></text:p>
            <text:p><text:span text:style-name="T46">*</text:span><text:span text:style-name="T47"> parts of the 3Worlds java code:</text:span><text:span text:style-name="T48">- enum classes matching valid property sets of values</text:span></text:p>
            <text:p><text:span text:style-name="T45">- enum table classe matching the previous when the property can contain a list of values of identical type</text:span></text:p>
            <text:p><text:span text:style-name="T49">It is meant to be a </text:span><text:span text:style-name="T50">single central source</text:span><text:span text:style-name="T51"> for all these pieces of 3Worlds that need to be kept consistent with each other. By always using this file and its associated generator (TwCoreGenerator.java), one makes sure to avoid inconsistencies due to savage editing of the archetype or the enum classes.</text:span></text:p>
            <text:p><text:span text:style-name="T52">It is assumed in the following that all nodes have an implicit </text:span><text:span text:style-name="T53">name</text:span><text:span text:style-name="T54"> property, which is henceforth not required in this file.</text:span></text:p>
          </table:table-cell>
        </table:table-row>
        <table:table-row table:style-name="ro2">
          <table:table-cell/>
          <table:table-cell table:style-name="ce52"/>
        </table:table-row>
        <table:table-row table:style-name="ro4">
          <table:table-cell/>
          <table:table-cell table:style-name="ce53" office:value-type="string" calcext:value-type="string">
            <text:p>How to define a list of valid properties for a node in the 3Worlds configuration tree</text:p>
          </table:table-cell>
        </table:table-row>
        <table:table-row table:style-name="ro5">
          <table:table-cell/>
          <table:table-cell table:style-name="ce54" office:value-type="string" calcext:value-type="string">
            <text:p><text:span text:style-name="T55">1. Create a new sheet with the node label as the sheet name</text:span></text:p>
            <text:p><text:span text:style-name="T55">2. In that sheet, create a table with 5 columns with the following headings on the first line (in this order):</text:span></text:p>
            <text:p><text:span text:style-name="T89">- </text:span><text:span text:style-name="T90">property</text:span></text:p>
            <text:p><text:span text:style-name="T89">- </text:span><text:span text:style-name="T90">base.type</text:span></text:p>
            <text:p><text:span text:style-name="T89">- </text:span><text:span text:style-name="T90">list</text:span></text:p>
            <text:p><text:span text:style-name="T89">- </text:span><text:span text:style-name="T90">optional</text:span></text:p>
            <text:p><text:span text:style-name="T89">- </text:span><text:span text:style-name="T90">description</text:span></text:p>
            <text:p><text:span text:style-name="T91">- extra.code</text:span></text:p>
            <text:p><text:span text:style-name="T91">- extra.imports</text:span></text:p>
            <text:p><text:span text:style-name="T89">This line is for humans only, it will be ignored by the processing. The processing will get the values by position, which is why the order of the </text:span><text:span text:style-name="T92">columns is important.</text:span></text:p>
            <text:p><text:span text:style-name="T97">3. In the second line of the table, put </text:span><text:span text:style-name="T98">String</text:span><text:span text:style-name="T99"> in every cell. This tells the processing code the type of the data to read in the column.</text:span></text:p>
            <text:p><text:span text:style-name="T89">4. All other lines contain the data describing the node properties. In what follows, everything is to be understood as starting at row 2, downwards </text:span><text:span text:style-name="T92">(in the table). IMPORTANT : the first value (on row 3) will be set as the default value for this property (hard-coded in the enum class as a static defaultValue() method).</text:span></text:p>
            <text:p><text:span text:style-name="T97">5. The first column (</text:span><text:span text:style-name="T98">property</text:span><text:span text:style-name="T99">) is the property name as it will appear in the archetype, documentation, and ModelMaker menus.</text:span></text:p>
            <text:p><text:span text:style-name="T97">6. The second column (</text:span><text:span text:style-name="T98">base.type</text:span><text:span text:style-name="T99">) is the property type. Java types must be specified in full (e.g. java.lang.Boolean, au.edu.anu.rscs.aot.util.Uid). New types, i.e. enums as specified by this file are specified with a single name without dots ('.'). The absence of dot is used by the processing code to decide that a new enum class must be generated for this property. Of course names must be valid java class names.</text:span></text:p>
            <text:p><text:span text:style-name="T100">7. The third column (</text:span><text:span text:style-name="T101">list</text:span><text:span text:style-name="T102">) tells the processing java code if the property as visible from the user in ModelMaker accepts a </text:span><text:span text:style-name="T103">single</text:span><text:span text:style-name="T104"> value of the given base type, or a </text:span><text:span text:style-name="T105">list</text:span><text:span text:style-name="T106"> of values. In the former case, enter </text:span><text:span text:style-name="T103">no</text:span><text:span text:style-name="T106">, in the latter, put </text:span><text:span text:style-name="T103">yes</text:span><text:span text:style-name="T106">. The processing code will generate the appropriate class name for the archetype (and the appropriate Table-descendant class if the base.type is a new enum).</text:span></text:p>
            <text:p><text:span text:style-name="T107">8. The fourth column (</text:span><text:span text:style-name="T108">optional</text:span><text:span text:style-name="T109">) actually gives the multiplicity of the property. If the property is optional (enter </text:span><text:span text:style-name="T110">yes</text:span><text:span text:style-name="T111">), the multiplicity generated in the archetype will be 0..1, otherwise (value </text:span><text:span text:style-name="T110">no</text:span><text:span text:style-name="T109">), it will be 1..1.</text:span></text:p>
            <text:p><text:span text:style-name="T97">9. The fifth column (</text:span><text:span text:style-name="T98">description</text:span><text:span text:style-name="T99">) contains text that will be used to generate the end-user documentation about that property. Please take the time to accurately and fully explain what this property is used for, so that the end-user will know how to use it when facing the dreadful ModelMaker interface. Asciidoc markups are possible in this field.</text:span></text:p>
            <text:p><text:span text:style-name="T112">10. The sixth column (</text:span><text:span text:style-name="T113">extra.code</text:span><text:span text:style-name="T114">) contains java code that will be inserted as is in the generated enum classes, after all the automatically generated methods. It must therefore consist in valid methods and fields. For legible indentation, use four blanks for a tabulation (tabulations get lost in the ODF file processing for some reason I dont want to explore).</text:span></text:p>
            <text:p><text:span text:style-name="T115">11. The seventh column (</text:span><text:span text:style-name="T116">extra.imports</text:span><text:span text:style-name="T117">) contains any java code that will be inserted as is in the generated enum classes, just after the automatically generated imports and before the </text:span><text:span text:style-name="T118">enum</text:span><text:span text:style-name="T117"> statement line.</text:span></text:p>
          </table:table-cell>
        </table:table-row>
        <table:table-row table:style-name="ro2">
          <table:table-cell/>
          <table:table-cell table:style-name="ce52"/>
        </table:table-row>
        <table:table-row table:style-name="ro4">
          <table:table-cell/>
          <table:table-cell table:style-name="ce55" office:value-type="string" calcext:value-type="string">
            <text:p>How to define a set of valid values for a new enum property</text:p>
          </table:table-cell>
        </table:table-row>
        <table:table-row table:style-name="ro6">
          <table:table-cell/>
          <table:table-cell table:style-name="ce56" office:value-type="string" calcext:value-type="string">
            <text:p>1. Create a new sheet with a two-part name, with a dot ('.') between the two parts:</text:p>
            <text:p>- the first part of the name must match the name of the node (cf. above) this property belongs to</text:p>
            <text:p>- the second part of the name is the property type as defined in the node sheet.</text:p>
            <text:p>Example: if the node <text:span text:style-name="T39">dataTracker</text:span> is defined to have an enum property called <text:span text:style-name="T39">groupBy</text:span> of base.type <text:span text:style-name="T39">Grouping</text:span>, then the property sheet must be labelled <text:span text:style-name="T39">dataTracker.Grouping</text:span></text:p>
            <text:p>2. In that sheet, create a table with a minimum of 2 columns with the following headings on the first row (in this order):</text:p>
            <text:p>- <text:span text:style-name="T39">value</text:span></text:p>
            <text:p>- <text:span text:style-name="T39">description</text:span></text:p>
            <text:p>The content of these two columns, starting at row 2 downwards, are used to generate enum constants in java code and their matching documentation.</text:p>
            <text:p>3. Optionally add one column called <text:span text:style-name="T39">dependency</text:span>. This column is used to list which other optional properties <text:span text:style-name="T39">must</text:span> be set if the current property is set at this value. This column is only for human comprehension and is ignored by the processing code.</text:p>
            <text:p>4. Optionally add one column called <text:span text:style-name="T39">option</text:span>. This column is used to list which other optional properties <text:span text:style-name="T39">may</text:span> be set if the current property is set at this value. This column is only for human comprehension and is ignored by the processing code.</text:p>
            <text:p>5. Optionally add extra columns, <text:span text:style-name="T39">one per extra field</text:span> to generate in the enum java code (remember that enums can have extra fields)</text:p>
            <text:p>6. On the second row of the table, add the <text:span text:style-name="T39">types</text:span> of the columns to be read as a valid java class name. These class names must be simple java primitive names (e.g. <text:span text:style-name="T39">Integer</text:span>, <text:span text:style-name="T39">Boolean</text:span>...) or <text:span text:style-name="T39">String</text:span>, or enums existing in the 3Worlds code.</text:p>
            <text:p>7. All other lines contain the data describing the valid property values as enum constants. In what follows, everything is to be understood as starting at row 2, downwards (in the table)</text:p>
            <text:p>8. The first column (<text:span text:style-name="T39">values</text:span>) lists the enum constants. It is good practice to set them as uppercase words with underscores ('_') as delimiters if needed.</text:p>
            <text:p>9. The second column (<text:span text:style-name="T39">description</text:span>) contains text that will be used to generate the end-user documentation about that property acceptable values. Please take the time to accurately and fully explain what these values mean, so that the end-user will know how to use it when facing the dreadful ModelMaker interface. Asciidoc markups are possible in this field.</text:p>
            <text:p>10. The optional <text:span text:style-name="T39">dependency</text:span> column contains a list of other propertie of this node (as specified in this node's sheet) that must be set when this particular value is set. Values must be separated with a comma (',').</text:p>
            <text:p>11. The optional <text:span text:style-name="T39">option</text:span> column contains a list of other propertie of this node (as specified in this node's sheet) that may be set when this particular value is set. Values must be separated with a comma (',').</text:p>
            <text:p>12. All other columns, containing extra fields to generate in the enum class, must match their data type as specified on the second row of each column.</text:p>
            <text:p>As a example of this, have a look at <text:span text:style-name="T39">dataTracker.Grouping</text:span> and the corresponding generated code in <text:span text:style-name="T39">Grouping.java</text:span>.</text:p>
          </table:table-cell>
        </table:table-row>
        <table:table-row table:style-name="ro2">
          <table:table-cell/>
          <table:table-cell table:style-name="ce52"/>
        </table:table-row>
        <table:table-row table:style-name="ro4">
          <table:table-cell/>
          <table:table-cell table:style-name="ce57" office:value-type="string" calcext:value-type="string">
            <text:p>How to generate the artifacts (archetype snippet, documentation, java code) when this file has been modified</text:p>
          </table:table-cell>
        </table:table-row>
        <table:table-row table:style-name="ro7">
          <table:table-cell/>
          <table:table-cell table:style-name="ce58" office:value-type="string" calcext:value-type="string">
            <text:p>The artifacts will be generated by running the main method of class <text:span text:style-name="T119">CentralResourceGenerator.java</text:span> in package <text:span text:style-name="T119">fr.cnrs.iees.twcore.generators.resources</text:span>. The current file (<text:span text:style-name="T39">enumConstants.ods</text:span>) must reside in the same package as this class. Running <text:span text:style-name="T39">main() </text:span>will generate the following files:</text:p>
            <text:p>1. One archetypes snippet per node sheet in package fr.ens.biologie.threeWorlds.resources.core. Each file is named <text:span text:style-name="T119">3WA-snippet-&lt;node-label&gt;.dsl</text:span>.</text:p>
            <text:p>2. One documentation file set per node sheet in package <text:span text:style-name="T119">fr.ens.biologie.threeWorlds.doc</text:span>. Each set contains one main Asciidoctor file named <text:span text:style-name="T119">ArchetypeDoc-&lt;node-label&gt;.adoc</text:span>, and one secondary Asiidoctor file named <text:span text:style-name="T39">ArchetypeDoc-&lt;node-label&gt;-&lt;property-type&gt;.adoc</text:span> per property sheet related to this node.</text:p>
            <text:p>4. One enum java class per property sheet in package <text:span text:style-name="T119">fr.ens.biologie.threeWorlds.resources.core.constants</text:span>. Each file is named <text:span text:style-name="T119">&lt;property-type&gt;.java</text:span>. It should contain no compiling errors if the property sheet matches an entry in the node sheet. Please beware that any previous version (including hand-made) of that enum class will be overwritten without warning.</text:p>
            <text:p>5. One <text:span text:style-name="T39">Table</text:span> java class per enum property sheet which property has the list column set to yes in the matching node sheet in package<text:span text:style-name="T119"> fr.ens.biologie.threeWorlds.resources.core.constants</text:span>. Each file is named<text:span text:style-name="T119"> &lt;property-type&gt;Table.java</text:span>. The class is a descendant of <text:span text:style-name="T119">au.edu.anu.rscs.aot.collections.tables.ObjectTable&lt;T&gt; </text:span>and should be used in <text:span text:style-name="T39">ModelMaker</text:span> to input/store values for this property type.</text:p>
          </table:table-cell>
        </table:table-row>
        <table:table-row table:style-name="ro2">
          <table:table-cell/>
          <table:table-cell table:style-name="ce52"/>
        </table:table-row>
        <table:table-row table:style-name="ro2">
          <table:table-cell/>
          <table:table-cell table:style-name="ce59" office:value-type="string" calcext:value-type="string">
            <text:p>Please report any problem with this file to <text:a xlink:href="mailto:jacques.gignoux@upmc.fr" xlink:type="simple">jacques.gignoux@upmc.fr</text:a></text:p>
          </table:table-cell>
        </table:table-row>
        <table:table-row table:style-name="ro2" table:number-rows-repeated="50">
          <table:table-cell table:number-columns-repeated="2"/>
        </table:table-row>
        <table:table-row table:style-name="ro2">
          <table:table-cell table:number-columns-repeated="2"/>
        </table:table-row>
      </table:table>
      <table:table table:name="dataTracker" table:style-name="ta1">
        <office:forms form:automatic-focus="false" form:apply-design-mode="false"/>
        <table:table-column table:style-name="co4" table:default-cell-style-name="ce65"/>
        <table:table-column table:style-name="co5" table:default-cell-style-name="ce65"/>
        <table:table-column table:style-name="co6" table:default-cell-style-name="ce65"/>
        <table:table-column table:style-name="co7" table:default-cell-style-name="ce65"/>
        <table:table-column table:style-name="co8" table:default-cell-style-name="Default"/>
        <table:table-column table:style-name="co9" table:default-cell-style-name="Default"/>
        <table:table-column table:style-name="co10" table:default-cell-style-name="Default"/>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1.1413in" svg:height="1.3232in" svg:x="4.1299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3" office:value-type="string" calcext:value-type="string">
            <text:p>track</text:p>
          </table:table-cell>
          <table:table-cell table:style-name="ce63" office:value-type="string" calcext:value-type="string">
            <text:p>au.edu.anu.rscs.aot.collections.tables.StringTable</text:p>
          </table:table-cell>
          <table:table-cell table:number-columns-repeated="2" table:style-name="ce63" office:value-type="string" calcext:value-type="string">
            <text:p>no</text:p>
          </table:table-cell>
          <table:table-cell table:style-name="ce63" office:value-type="string" calcext:value-type="string">
            <text:p>This property specifies the list of variables that should be tracked by this datatracker</text:p>
          </table:table-cell>
          <table:table-cell table:style-name="ce63" table:number-columns-repeated="2"/>
        </table:table-row>
        <table:table-row table:style-name="ro8">
          <table:table-cell table:style-name="ce64" office:value-type="string" calcext:value-type="string">
            <text:p>select</text:p>
          </table:table-cell>
          <table:table-cell table:style-name="ce64" office:value-type="string" calcext:value-type="string">
            <text:p>SamplingMode</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how to pick system components for data tracking _within a group_. The data will be either (1) selected for one particular system component within each group, or (2) taken from that group’s own data, if any (e.g. species population size), or (3) aggregated using some statistical method. For (1), the default behaviour is that once a system component is selected, it will be tracked until its deletion by the simulator. In all cases, remember that the maximal number of data tracking channels is set by the `groupBy` property; this property only tells the software how to fit the data coming from possibly many system components into the requested number of channels.</text:p>
          </table:table-cell>
          <table:table-cell table:style-name="ce68" table:number-columns-repeated="2"/>
        </table:table-row>
        <table:table-row table:style-name="ro9">
          <table:table-cell table:style-name="ce64" office:value-type="string" calcext:value-type="string">
            <text:p>viewOthers</text:p>
          </table:table-cell>
          <table:table-cell table:style-name="ce64" office:value-type="string" calcext:value-type="string">
            <text:p>java.lang.Boolean</text:p>
          </table:table-cell>
          <table:table-cell table:style-name="ce64" office:value-type="string" calcext:value-type="string">
            <text:p>no</text:p>
          </table:table-cell>
          <table:table-cell table:style-name="ce64" office:value-type="string" calcext:value-type="string">
            <text:p>yes</text:p>
          </table:table-cell>
          <table:table-cell table:style-name="ce67" office:value-type="string" calcext:value-type="string">
            <text:p>This property specifies if an extra tracking channel must be created for system components that are not part of a selection. If set to `true`, the statistics property is required and will apply to all system components outside the selection.</text:p>
          </table:table-cell>
          <table:table-cell table:style-name="ce68" table:number-columns-repeated="2"/>
        </table:table-row>
        <table:table-row table:style-name="ro2">
          <table:table-cell table:style-name="ce64" office:value-type="string" calcext:value-type="string">
            <text:p>stage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tage names to be tracked.</text:p>
          </table:table-cell>
          <table:table-cell table:style-name="ce68" table:number-columns-repeated="2"/>
        </table:table-row>
        <table:table-row table:style-name="ro2">
          <table:table-cell table:style-name="ce64" office:value-type="string" calcext:value-type="string">
            <text:p>speciesList</text:p>
          </table:table-cell>
          <table:table-cell table:style-name="ce64" office:value-type="string" calcext:value-type="string">
            <text:p>java.lang.String</text:p>
          </table:table-cell>
          <table:table-cell table:number-columns-repeated="2" table:style-name="ce64" office:value-type="string" calcext:value-type="string">
            <text:p>yes</text:p>
          </table:table-cell>
          <table:table-cell table:style-name="ce67" office:value-type="string" calcext:value-type="string">
            <text:p>This property contains the list of species names to be tracked.</text:p>
          </table:table-cell>
          <table:table-cell table:style-name="ce68" table:number-columns-repeated="2"/>
        </table:table-row>
        <table:table-row table:style-name="ro2">
          <table:table-cell table:style-name="ce64" office:value-type="string" calcext:value-type="string">
            <text:p>individualList</text:p>
          </table:table-cell>
          <table:table-cell table:style-name="ce64" office:value-type="string" calcext:value-type="string">
            <text:p>au.edu.anu.rscs.aot.util.Uid</text:p>
          </table:table-cell>
          <table:table-cell table:number-columns-repeated="2" table:style-name="ce64" office:value-type="string" calcext:value-type="string">
            <text:p>yes</text:p>
          </table:table-cell>
          <table:table-cell table:style-name="ce67" office:value-type="string" calcext:value-type="string">
            <text:p>This property contains the list of individual system component to be tracked</text:p>
          </table:table-cell>
          <table:table-cell table:style-name="ce68" table:number-columns-repeated="2"/>
        </table:table-row>
        <table:table-row table:style-name="ro10">
          <table:table-cell table:style-name="ce64" office:value-type="string" calcext:value-type="string">
            <text:p>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when a group contains more than one system component</text:p>
          </table:table-cell>
          <table:table-cell table:style-name="ce68" table:number-columns-repeated="2"/>
        </table:table-row>
        <table:table-row table:style-name="ro9">
          <table:table-cell table:style-name="ce64" office:value-type="string" calcext:value-type="string">
            <text:p>tableStatistics</text:p>
          </table:table-cell>
          <table:table-cell table:style-name="ce64" office:value-type="string" calcext:value-type="string">
            <text:p>StatisticalAggregates</text:p>
          </table:table-cell>
          <table:table-cell table:number-columns-repeated="2" table:style-name="ce64" office:value-type="string" calcext:value-type="string">
            <text:p>yes</text:p>
          </table:table-cell>
          <table:table-cell table:style-name="ce67" office:value-type="string" calcext:value-type="string">
            <text:p>This property lists transformations of the raw data to compute in case of a table variable. The grouping is determined by the index specification in the track variable list.</text:p>
          </table:table-cell>
          <table:table-cell table:style-name="ce68" table:number-columns-repeated="2"/>
        </table:table-row>
        <table:table-row table:style-name="ro2" table:number-rows-repeated="12">
          <table:table-cell table:number-columns-repeated="4"/>
          <table:table-cell table:style-name="ce60"/>
          <table:table-cell table:number-columns-repeated="2"/>
        </table:table-row>
        <table:table-row table:style-name="ro2" table:number-rows-repeated="1048553">
          <table:table-cell table:number-columns-repeated="7"/>
        </table:table-row>
        <table:table-row table:style-name="ro2">
          <table:table-cell table:number-columns-repeated="7"/>
        </table:table-row>
      </table:table>
      <table:table table:name="dataTracker.Grouping" table:style-name="ta1">
        <office:forms form:automatic-focus="false" form:apply-design-mode="false"/>
        <table:table-column table:style-name="co11" table:default-cell-style-name="ce72"/>
        <table:table-column table:style-name="co12" table:default-cell-style-name="ce60"/>
        <table:table-column table:style-name="co3" table:default-cell-style-name="ce60"/>
        <table:table-column table:style-name="co13" table:default-cell-style-name="Default"/>
        <table:table-column table:style-name="co3" table:default-cell-style-name="Default"/>
        <table:table-row table:style-name="ro2">
          <table:table-cell table:style-name="ce69" office:value-type="string" calcext:value-type="string">
            <text:p>value</text:p>
          </table:table-cell>
          <table:table-cell table:style-name="ce73" office:value-type="string" calcext:value-type="string">
            <text:p>description</text:p>
          </table:table-cell>
          <table:table-cell table:style-name="ce76" office:value-type="string" calcext:value-type="string">
            <text:p>dependency</text:p>
          </table:table-cell>
          <table:table-cell table:style-name="ce79" office:value-type="string" calcext:value-type="string">
            <text:p>max_channels</text:p>
          </table:table-cell>
          <table:table-cell table:style-name="ce82"/>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cell table:style-name="ce82"/>
        </table:table-row>
        <table:table-row table:style-name="ro2">
          <table:table-cell table:style-name="ce71" office:value-type="string" calcext:value-type="string">
            <text:p>NO_GROUPING</text:p>
          </table:table-cell>
          <table:table-cell table:style-name="ce75" office:value-type="string" calcext:value-type="string">
            <text:p>a single data channel will be created for every system component</text:p>
          </table:table-cell>
          <table:table-cell table:style-name="ce78"/>
          <table:table-cell table:style-name="ce81" office:value-type="string" calcext:value-type="string">
            <text:p>N</text:p>
          </table:table-cell>
          <table:table-cell table:style-name="ce82"/>
        </table:table-row>
        <table:table-row table:style-name="ro10">
          <table:table-cell table:style-name="ce71" office:value-type="string" calcext:value-type="string">
            <text:p>ALL</text:p>
          </table:table-cell>
          <table:table-cell table:style-name="ce75" office:value-type="string" calcext:value-type="string">
            <text:p>a single data tracking channel will be created for all system components in the simulation, i.e. at the whole system level</text:p>
          </table:table-cell>
          <table:table-cell table:style-name="ce78" office:value-type="string" calcext:value-type="string">
            <text:p>select</text:p>
          </table:table-cell>
          <table:table-cell table:style-name="ce81" office:value-type="float" office:value="1" calcext:value-type="float">
            <text:p>1</text:p>
          </table:table-cell>
          <table:table-cell table:style-name="ce82"/>
        </table:table-row>
        <table:table-row table:style-name="ro2">
          <table:table-cell table:style-name="ce71" office:value-type="string" calcext:value-type="string">
            <text:p>SPECIES</text:p>
          </table:table-cell>
          <table:table-cell table:style-name="ce75" office:value-type="string" calcext:value-type="string">
            <text:p>a data tracking channel per species will be created, across compatible stages</text:p>
          </table:table-cell>
          <table:table-cell table:style-name="ce78" office:value-type="string" calcext:value-type="string">
            <text:p>select</text:p>
          </table:table-cell>
          <table:table-cell table:style-name="ce81" office:value-type="string" calcext:value-type="string">
            <text:p>n~sp~</text:p>
          </table:table-cell>
          <table:table-cell table:style-name="ce82"/>
        </table:table-row>
        <table:table-row table:style-name="ro2">
          <table:table-cell table:style-name="ce71" office:value-type="string" calcext:value-type="string">
            <text:p>STAGE</text:p>
          </table:table-cell>
          <table:table-cell table:style-name="ce75" office:value-type="string" calcext:value-type="string">
            <text:p>a data tracking channel per stage will be created, across all species</text:p>
          </table:table-cell>
          <table:table-cell table:style-name="ce78" office:value-type="string" calcext:value-type="string">
            <text:p>select</text:p>
          </table:table-cell>
          <table:table-cell table:style-name="ce81" office:value-type="string" calcext:value-type="string">
            <text:p>n~st~</text:p>
          </table:table-cell>
          <table:table-cell table:style-name="ce82"/>
        </table:table-row>
        <table:table-row table:style-name="ro2">
          <table:table-cell table:style-name="ce71" office:value-type="string" calcext:value-type="string">
            <text:p>SPECIES_STAGE</text:p>
          </table:table-cell>
          <table:table-cell table:style-name="ce75" office:value-type="string" calcext:value-type="string">
            <text:p>a data tracking channel will be created per stage and species</text:p>
          </table:table-cell>
          <table:table-cell table:style-name="ce78" office:value-type="string" calcext:value-type="string">
            <text:p>select</text:p>
          </table:table-cell>
          <table:table-cell table:style-name="ce81" office:value-type="string" calcext:value-type="string">
            <text:p>n~sp~ x n~st~</text:p>
          </table:table-cell>
          <table:table-cell table:style-name="ce82"/>
        </table:table-row>
        <table:table-row table:style-name="ro2">
          <table:table-cell table:style-name="Default" table:number-columns-repeated="3"/>
          <table:table-cell/>
          <table:table-cell table:style-name="ce82"/>
        </table:table-row>
        <table:table-row table:style-name="ro2" table:number-rows-repeated="1048567">
          <table:table-cell table:number-columns-repeated="5"/>
        </table:table-row>
        <table:table-row table:style-name="ro2">
          <table:table-cell table:number-columns-repeated="5"/>
        </table:table-row>
      </table:table>
      <table:table table:name="dataTracker.SamplingMode" table:style-name="ta1">
        <office:forms form:automatic-focus="false" form:apply-design-mode="false"/>
        <table:table-column table:style-name="co14" table:default-cell-style-name="ce78"/>
        <table:table-column table:style-name="co15" table:default-cell-style-name="ce67"/>
        <table:table-column table:style-name="co3" table:default-cell-style-name="ce81"/>
        <table:table-column table:style-name="co16" table:default-cell-style-name="ce81"/>
        <table:table-row table:style-name="ro2">
          <table:table-cell table:style-name="ce79" office:value-type="string" calcext:value-type="string">
            <text:p>value</text:p>
          </table:table-cell>
          <table:table-cell table:style-name="ce83" office:value-type="string" calcext:value-type="string">
            <text:p>description</text:p>
          </table:table-cell>
          <table:table-cell table:style-name="ce79" office:value-type="string" calcext:value-type="string">
            <text:p>dependency</text:p>
          </table:table-cell>
          <table:table-cell table:style-name="ce79" office:value-type="string" calcext:value-type="string">
            <text:p>o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row>
        <table:table-row table:style-name="ro2">
          <table:table-cell office:value-type="string" calcext:value-type="string">
            <text:p>RANDOM</text:p>
          </table:table-cell>
          <table:table-cell office:value-type="string" calcext:value-type="string">
            <text:p>selects a random system component in each group</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FIRST</text:p>
          </table:table-cell>
          <table:table-cell office:value-type="string" calcext:value-type="string">
            <text:p>selects the fir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row table:style-name="ro10">
          <table:table-cell office:value-type="string" calcext:value-type="string">
            <text:p>LAST</text:p>
          </table:table-cell>
          <table:table-cell office:value-type="string" calcext:value-type="string">
            <text:p>selects the last system component in each group as stored in the simulator’s lists (quite unpredictable unless there is only one item in the list)</text:p>
          </table:table-cell>
          <table:table-cell office:value-type="string" calcext:value-type="string">
            <text:p>statistics</text:p>
          </table:table-cell>
          <table:table-cell office:value-type="string" calcext:value-type="string">
            <text:p>viewOthers</text:p>
          </table:table-cell>
        </table:table-row>
      </table:table>
      <table:table table:name="dataTracker.StatisticalAggregates" table:style-name="ta1">
        <office:forms form:automatic-focus="false" form:apply-design-mode="false"/>
        <table:table-column table:style-name="co17" table:default-cell-style-name="ce84"/>
        <table:table-column table:style-name="co18" table:default-cell-style-name="ce68"/>
        <table:table-column table:style-name="co19" table:default-cell-style-name="Default"/>
        <table:table-row table:style-name="ro2">
          <table:table-cell table:style-name="ce79" office:value-type="string" calcext:value-type="string">
            <text:p>value</text:p>
          </table:table-cell>
          <table:table-cell table:style-name="ce79" office:value-type="string" calcext:value-type="string">
            <text:p>description</text:p>
          </table:table-cell>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table-row>
        <table:table-row table:style-name="ro2">
          <table:table-cell table:style-name="ce78" office:value-type="string" calcext:value-type="string">
            <text:p>mean</text:p>
          </table:table-cell>
          <table:table-cell table:style-name="ce67" office:value-type="string" calcext:value-type="string">
            <text:p>mean</text:p>
          </table:table-cell>
          <table:table-cell/>
        </table:table-row>
        <table:table-row table:style-name="ro2">
          <table:table-cell office:value-type="string" calcext:value-type="string">
            <text:p>var</text:p>
          </table:table-cell>
          <table:table-cell office:value-type="string" calcext:value-type="string">
            <text:p>variance</text:p>
          </table:table-cell>
          <table:table-cell/>
        </table:table-row>
        <table:table-row table:style-name="ro2">
          <table:table-cell office:value-type="string" calcext:value-type="string">
            <text:p>se</text:p>
          </table:table-cell>
          <table:table-cell office:value-type="string" calcext:value-type="string">
            <text:p>standard error</text:p>
          </table:table-cell>
          <table:table-cell/>
        </table:table-row>
        <table:table-row table:style-name="ro2">
          <table:table-cell office:value-type="string" calcext:value-type="string">
            <text:p>cv</text:p>
          </table:table-cell>
          <table:table-cell office:value-type="string" calcext:value-type="string">
            <text:p>coefficient of variation (%)</text:p>
          </table:table-cell>
          <table:table-cell/>
        </table:table-row>
        <table:table-row table:style-name="ro2">
          <table:table-cell table:number-columns-repeated="2" office:value-type="string" calcext:value-type="string">
            <text:p>sum</text:p>
          </table:table-cell>
          <table:table-cell/>
        </table:table-row>
        <table:table-row table:style-name="ro2">
          <table:table-cell office:value-type="string" calcext:value-type="string">
            <text:p>N</text:p>
          </table:table-cell>
          <table:table-cell office:value-type="string" calcext:value-type="string">
            <text:p>count</text:p>
          </table:table-cell>
          <table:table-cell/>
        </table:table-row>
        <table:table-row table:style-name="ro2">
          <table:table-cell office:value-type="string" calcext:value-type="string">
            <text:p>min</text:p>
          </table:table-cell>
          <table:table-cell office:value-type="string" calcext:value-type="string">
            <text:p>minimum</text:p>
          </table:table-cell>
          <table:table-cell/>
        </table:table-row>
        <table:table-row table:style-name="ro2">
          <table:table-cell office:value-type="string" calcext:value-type="string">
            <text:p>max</text:p>
          </table:table-cell>
          <table:table-cell office:value-type="string" calcext:value-type="string">
            <text:p>maximum</text:p>
          </table:table-cell>
          <table:table-cell/>
        </table:table-row>
      </table:table>
      <table:table table:name="trackPopulation" table:style-name="ta1">
        <office:forms form:automatic-focus="false" form:apply-design-mode="false"/>
        <table:table-column table:style-name="co3" table:default-cell-style-name="ce61"/>
        <table:table-column table:style-name="co20" table:default-cell-style-name="ce61"/>
        <table:table-column table:style-name="co6" table:default-cell-style-name="ce61"/>
        <table:table-column table:style-name="co7" table:default-cell-style-name="ce61"/>
        <table:table-column table:style-name="co21" table:default-cell-style-name="ce66"/>
        <table:table-column table:style-name="co2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2.228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2">
          <table:table-cell table:style-name="ce64" office:value-type="string" calcext:value-type="string">
            <text:p>variable</text:p>
          </table:table-cell>
          <table:table-cell table:style-name="ce64" office:value-type="string" calcext:value-type="string">
            <text:p>PopulationVariables</text:p>
          </table:table-cell>
          <table:table-cell table:style-name="ce64" office:value-type="string" calcext:value-type="string">
            <text:p>yes</text:p>
          </table:table-cell>
          <table:table-cell table:style-name="ce64" office:value-type="string" calcext:value-type="string">
            <text:p>no</text:p>
          </table:table-cell>
          <table:table-cell table:style-name="ce67" office:value-type="string" calcext:value-type="string">
            <text:p>This property specifies which population variables should be tracked</text:p>
          </table:table-cell>
          <table:table-cell table:style-name="ce68" table:number-columns-repeated="2"/>
        </table:table-row>
      </table:table>
      <table:table table:name="trackPopulation.PopulationVariables" table:style-name="ta1">
        <office:forms form:automatic-focus="false" form:apply-design-mode="false"/>
        <table:table-column table:style-name="co23" table:default-cell-style-name="ce84"/>
        <table:table-column table:style-name="co24" table:default-cell-style-name="ce68"/>
        <table:table-column table:style-name="co25" table:default-cell-style-name="ce68"/>
        <table:table-column table:style-name="co26" table:default-cell-style-name="ce84"/>
        <table:table-column table:style-name="co27" table:default-cell-style-name="ce84"/>
        <table:table-column table:style-name="co9" table:default-cell-style-name="ce84"/>
        <table:table-column table:style-name="co6" table:default-cell-style-name="ce84"/>
        <table:table-column table:style-name="co28" table:default-cell-style-name="ce84"/>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shortName</text:p>
          </table:table-cell>
          <table:table-cell table:style-name="ce79" office:value-type="string" calcext:value-type="string">
            <text:p>range</text:p>
          </table:table-cell>
          <table:table-cell table:style-name="ce79" office:value-type="string" calcext:value-type="string">
            <text:p>type</text:p>
          </table:table-cell>
          <table:table-cell table:style-name="ce79" office:value-type="string" calcext:value-type="string">
            <text:p>units</text:p>
          </table:table-cell>
          <table:table-cell table:style-name="ce79" office:value-type="string" calcext:value-type="string">
            <text:p>gette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6" table:style-name="ce62" office:value-type="string" calcext:value-type="string">
            <text:p>String</text:p>
          </table:table-cell>
        </table:table-row>
        <table:table-row table:style-name="ro2">
          <table:table-cell table:style-name="ce78" office:value-type="string" calcext:value-type="string">
            <text:p>COUNT</text:p>
          </table:table-cell>
          <table:table-cell table:style-name="ce67" office:value-type="string" calcext:value-type="string">
            <text:p>population size</text:p>
          </table:table-cell>
          <table:table-cell table:style-name="ce67" office:value-type="string" calcext:value-type="string">
            <text:p>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count</text:p>
          </table:table-cell>
        </table:table-row>
        <table:table-row table:style-name="ro2">
          <table:table-cell office:value-type="string" calcext:value-type="string">
            <text:p>NADDED</text:p>
          </table:table-cell>
          <table:table-cell office:value-type="string" calcext:value-type="string">
            <text:p>number of births in population</text:p>
          </table:table-cell>
          <table:table-cell office:value-type="string" calcext:value-type="string">
            <text:p>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Added</text:p>
          </table:table-cell>
        </table:table-row>
        <table:table-row table:style-name="ro2">
          <table:table-cell office:value-type="string" calcext:value-type="string">
            <text:p>NREMOVED</text:p>
          </table:table-cell>
          <table:table-cell office:value-type="string" calcext:value-type="string">
            <text:p>number of deaths in population</text:p>
          </table:table-cell>
          <table:table-cell office:value-type="string" calcext:value-type="string">
            <text:p>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nRemoved</text:p>
          </table:table-cell>
        </table:table-row>
        <table:table-row table:style-name="ro2">
          <table:table-cell table:style-name="ce78" office:value-type="string" calcext:value-type="string">
            <text:p>TCOUNT</text:p>
          </table:table-cell>
          <table:table-cell table:style-name="ce67" office:value-type="string" calcext:value-type="string">
            <text:p>total population size (including sub-populations)</text:p>
          </table:table-cell>
          <table:table-cell office:value-type="string" calcext:value-type="string">
            <text:p>total.population.size</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Count</text:p>
          </table:table-cell>
        </table:table-row>
        <table:table-row table:style-name="ro2">
          <table:table-cell office:value-type="string" calcext:value-type="string">
            <text:p>TNADDED</text:p>
          </table:table-cell>
          <table:table-cell office:value-type="string" calcext:value-type="string">
            <text:p>total number of births in population (including sub-populations)</text:p>
          </table:table-cell>
          <table:table-cell office:value-type="string" calcext:value-type="string">
            <text:p>total.population.bir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Added</text:p>
          </table:table-cell>
        </table:table-row>
        <table:table-row table:style-name="ro2">
          <table:table-cell office:value-type="string" calcext:value-type="string">
            <text:p>TNREMOVED</text:p>
          </table:table-cell>
          <table:table-cell office:value-type="string" calcext:value-type="string">
            <text:p>total number of deaths in population (including sub-populations)</text:p>
          </table:table-cell>
          <table:table-cell office:value-type="string" calcext:value-type="string">
            <text:p>total.population.deaths</text:p>
          </table:table-cell>
          <table:table-cell office:value-type="string" calcext:value-type="string">
            <text:p>N-</text:p>
          </table:table-cell>
          <table:table-cell office:value-type="string" calcext:value-type="string">
            <text:p>0..*</text:p>
          </table:table-cell>
          <table:table-cell office:value-type="string" calcext:value-type="string">
            <text:p>java.lang.Integer</text:p>
          </table:table-cell>
          <table:table-cell office:value-type="string" calcext:value-type="string">
            <text:p>#</text:p>
          </table:table-cell>
          <table:table-cell office:value-type="string" calcext:value-type="string">
            <text:p>totalRemoved</text:p>
          </table:table-cell>
        </table:table-row>
      </table:table>
      <table:table table:name="function" table:style-name="ta1">
        <office:forms form:automatic-focus="false" form:apply-design-mode="false"/>
        <table:table-column table:style-name="co29" table:default-cell-style-name="ce61"/>
        <table:table-column table:style-name="co30" table:default-cell-style-name="ce61"/>
        <table:table-column table:style-name="co6" table:default-cell-style-name="ce61"/>
        <table:table-column table:style-name="co7" table:default-cell-style-name="ce61"/>
        <table:table-column table:style-name="co89" table:default-cell-style-name="ce66"/>
        <table:table-column table:style-name="co90" table:default-cell-style-name="ce66"/>
        <table:table-column table:style-name="co91"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1.8783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3">
          <table:table-cell table:style-name="ce64" office:value-type="string" calcext:value-type="string">
            <text:p>type</text:p>
          </table:table-cell>
          <table:table-cell table:style-name="ce64" office:value-type="string" calcext:value-type="string">
            <text:p>TwFunctionTypes</text:p>
          </table:table-cell>
          <table:table-cell table:number-columns-repeated="2" table:style-name="ce64" office:value-type="string" calcext:value-type="string">
            <text:p>no</text:p>
          </table:table-cell>
          <table:table-cell table:style-name="ce67" office:value-type="string" calcext:value-type="string">
            <text:p>This property specifies which kind of biological function will be implemented within the linked `Process` object.</text:p>
          </table:table-cell>
          <table:table-cell table:style-name="ce134" office:value-type="string" calcext:value-type="string">
            <text:p>    /**</text:p>
            <text:p>     * read-only Function arguments to call the TwFunction descendant from Process</text:p>
            <text:p>     * eg in Process.executeFunction(): userFunction.changeState(...)</text:p>
            <text:p>     *</text:p>
            <text:p>     * @return</text:p>
            <text:p>     */</text:p>
            <text:p>    public Set&lt;TwFunctionArguments&gt; readOnlyArguments() {</text:p>
            <text:p>        switch (this) {</text:p>
            <text:p>        case SetInitialState:</text:p>
            <text:p>            return EnumSet.of(arena,lifeCycle,group,focal,space);</text:p>
            <text:p>        case ChangeState:</text:p>
            <text:p>        case ChangeCategoryDecision:</text:p>
            <text:p>        case CreateOtherDecision:</text:p>
            <text:p>        case DeleteDecision:</text:p>
            <text:p>            return EnumSet.of(t,dt,arena,lifeCycle,group,focal,space);</text:p>
            <text:p>        case SetOtherInitialState:</text:p>
            <text:p>        case ChangeOtherState:</text:p>
            <text:p>        case MaintainRelationDecision:</text:p>
            <text:p>        case RelateToDecision:</text:p>
            <text:p>        case ChangeRelationState:</text:p>
            <text:p>            return EnumSet.of(t,dt,arena,lifeCycle,group,focal,otherLifeCycle,otherGroup,other,space);</text:p>
            <text:p>        default:</text:p>
            <text:p>            return EnumSet.noneOf(TwFunctionArguments.class);</text:p>
            <text:p>        }</text:p>
            <text:p>    }</text:p>
            <text:p/>
            <text:p>    /**</text:p>
            <text:p>     * Arguments to call the &amp;lt;UserModel&amp;gt; interface from the TwFunction descendant.</text:p>
            <text:p>     * eg in MyFunction.changeState(...): UserModel.userfunk(...)</text:p>
            <text:p>     * @return</text:p>
            <text:p>     */</text:p>
            <text:p>    public Set&lt;TwFunctionArguments&gt; localArguments() {</text:p>
            <text:p>        switch (this) {</text:p>
            <text:p>        case ChangeCategoryDecision:</text:p>
            <text:p>        return EnumSet.of(random,decider,selector,recruit);</text:p>
            <text:p>        case DeleteDecision:</text:p>
            <text:p>        case CreateOtherDecision:</text:p>
            <text:p>        case MaintainRelationDecision:</text:p>
            <text:p>        case RelateToDecision:</text:p>
            <text:p>            return EnumSet.of(random,decider);</text:p>
            <text:p>        case ChangeState:</text:p>
            <text:p>        case SetInitialState:</text:p>
            <text:p>        case ChangeOtherState:</text:p>
            <text:p>        case ChangeRelationState:</text:p>
            <text:p>        case SetOtherInitialState:</text:p>
            <text:p>            return EnumSet.of(random);</text:p>
            <text:p>        default:</text:p>
            <text:p>            return EnumSet.noneOf(TwFunctionArguments.class);</text:p>
            <text:p>        }</text:p>
            <text:p>    }</text:p>
            <text:p/>
            <text:p>    /** writeable arguments ?*/</text:p>
            <text:p>    // Question here: should we allow components to modify decorators of their context</text:p>
            <text:p>    // (ie arena, group, lifecycle)? This would be handy to perform statistics on them,</text:p>
            <text:p>    // but this may also be source of a lot of mess - wait and see</text:p>
            <text:p>    public List&lt;String&gt; innerVars() {</text:p>
            <text:p>        List&lt;String&gt; result = new ArrayList&lt;&gt;();</text:p>
            <text:p>        switch (this) {</text:p>
            <text:p>        case ChangeOtherState:</text:p>
            <text:p>            result.add("otherDrv");</text:p>
            <text:p>            result.add("otherDec");</text:p>
            <text:p>            result.add("limits");</text:p>
            <text:p>//            result.add("focalLoc");</text:p>
            <text:p>//            result.add("otherLoc");</text:p>
            <text:p>        break;</text:p>
            <text:p>        case ChangeRelationState:</text:p>
            <text:p>            result.add("focalDrv");</text:p>
            <text:p>            result.add("focalDec");</text:p>
            <text:p>            result.add("otherDrv");</text:p>
            <text:p>            result.add("otherDec");</text:p>
            <text:p>            result.add("limits");</text:p>
            <text:p>//            result.add("focalLoc");</text:p>
            <text:p>//            result.add("otherLoc");</text:p>
            <text:p>        break;</text:p>
            <text:p>        case ChangeState:</text:p>
            <text:p>            result.add("focalDrv");</text:p>
            <text:p>            result.add("focalDec");</text:p>
            <text:p>            result.add("limits");</text:p>
            <text:p>//            result.add("focalLoc");</text:p>
            <text:p>        break;</text:p>
            <text:p>        case SetInitialState:</text:p>
            <text:p>            result.add("focalDrv");</text:p>
            <text:p>            result.add("focalCnt");</text:p>
            <text:p>        break;</text:p>
            <text:p>        case SetOtherInitialState:</text:p>
            <text:p>            result.add("otherDrv");</text:p>
            <text:p>            result.add("otherCnt");</text:p>
            <text:p>            result.add("limits");</text:p>
            <text:p>//            result.add("focalLoc");</text:p>
            <text:p>        break;</text:p>
            <text:p>        case MaintainRelationDecision:</text:p>
            <text:p>        case RelateToDecision:</text:p>
            <text:p>            result.add("limits");</text:p>
            <text:p>//            result.add("focalLoc");</text:p>
            <text:p>//            result.add("otherLoc");</text:p>
            <text:p>        default:</text:p>
            <text:p>            result.add("limits");</text:p>
            <text:p>//            result.add("focalLoc");</text:p>
            <text:p>        break;</text:p>
            <text:p>        }</text:p>
            <text:p>        return result;</text:p>
            <text:p>    }</text:p>
            <text:p/>
            <text:p>//    public Set&lt;TwFunctionArguments&gt; writeableArguments() {</text:p>
            <text:p>//        switch (this) {</text:p>
            <text:p>//        case ChangeRelationState:</text:p>
            <text:p>//            return EnumSet.of(nextFocalLoc,nextOtherLoc);</text:p>
            <text:p>//        case ChangeOtherState:</text:p>
            <text:p>//        case SetOtherInitialState:</text:p>
            <text:p>//            return EnumSet.of(nextOtherLoc);</text:p>
            <text:p>//        case ChangeState:</text:p>
            <text:p>//        case SetInitialState:</text:p>
            <text:p>//            return EnumSet.of(nextFocalLoc);</text:p>
            <text:p>//        default:</text:p>
            <text:p>//            return EnumSet.noneOf(TwFunctionArguments.class);</text:p>
            <text:p>//        }</text:p>
            <text:p>//    }</text:p>
            <text:p/>
          </table:table-cell>
          <table:table-cell table:style-name="ce134" office:value-type="string" calcext:value-type="string">
            <text:p><text:span text:style-name="T120">import java.util.ArrayList;</text:span></text:p>
            <text:p><text:span text:style-name="T120">import java.util.List;</text:span></text:p>
            <text:p><text:span text:style-name="T120">import java.util.EnumSet;</text:span></text:p>
            <text:p><text:span text:style-name="T120">import fr.cnrs.iees.twcore.generators.process.TwFunctionArguments;</text:span></text:p>
            <text:p><text:span text:style-name="T120">import static fr.cnrs.iees.twcore.generators.process.TwFunctionArguments.*;</text:span></text:p>
            <text:p/>
            <text:p/>
          </table:table-cell>
        </table:table-row>
      </table:table>
      <table:table table:name="function.TwFunctionTypes" table:style-name="ta1">
        <office:forms form:automatic-focus="false" form:apply-design-mode="false"/>
        <table:table-column table:style-name="co92" table:default-cell-style-name="ce118"/>
        <table:table-column table:style-name="co93" table:default-cell-style-name="ce126"/>
        <table:table-column table:style-name="co94" table:default-cell-style-name="ce127"/>
        <table:table-column table:style-name="co37" table:default-cell-style-name="ce127"/>
        <table:table-column table:style-name="co95" table:default-cell-style-name="ce126"/>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method</text:p>
          </table:table-cell>
          <table:table-cell table:style-name="ce79" office:value-type="string" calcext:value-type="string">
            <text:p>returnType</text:p>
          </table:table-cell>
          <table:table-cell table:style-name="ce79" office:value-type="string" calcext:value-type="string">
            <text:p>returnJavaDoc</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number-columns-repeated="3" table:style-name="ce62" office:value-type="string" calcext:value-type="string">
            <text:p>String</text:p>
          </table:table-cell>
        </table:table-row>
        <table:table-row table:style-name="ro2">
          <table:table-cell table:style-name="ce86" office:value-type="string" calcext:value-type="string">
            <text:p>ChangeState</text:p>
          </table:table-cell>
          <table:table-cell table:style-name="ce120" office:value-type="string" calcext:value-type="string">
            <text:p>change the state,<text:span text:style-name="T121"> </text:span><text:span text:style-name="T122">ie</text:span><text:span text:style-name="T123"> the values of internal variables, of a system component</text:span></text:p>
          </table:table-cell>
          <table:table-cell office:value-type="string" calcext:value-type="string">
            <text:p>changeState</text:p>
          </table:table-cell>
          <table:table-cell office:value-type="string" calcext:value-type="string">
            <text:p>void</text:p>
          </table:table-cell>
          <table:table-cell/>
        </table:table-row>
        <table:table-row table:style-name="ro10">
          <table:table-cell office:value-type="string" calcext:value-type="string">
            <text:p>ChangeCategoryDecision</text:p>
          </table:table-cell>
          <table:table-cell office:value-type="string" calcext:value-type="string">
            <text:p>change category of a system component according to life cycle (has no effect if no life cycle is specified)</text:p>
          </table:table-cell>
          <table:table-cell table:style-name="ce128" office:value-type="string" calcext:value-type="string">
            <text:p>changeCategory</text:p>
          </table:table-cell>
          <table:table-cell office:value-type="string" calcext:value-type="string">
            <text:p>String</text:p>
          </table:table-cell>
          <table:table-cell office:value-type="string" calcext:value-type="string">
            <text:p>the new category of the recruited &lt;em&gt;focal&lt;/em&gt; system component</text:p>
          </table:table-cell>
        </table:table-row>
        <table:table-row table:style-name="ro9">
          <table:table-cell office:value-type="string" calcext:value-type="string">
            <text:p>CreateOtherDecision</text:p>
          </table:table-cell>
          <table:table-cell office:value-type="string" calcext:value-type="string">
            <text:p>create another system component, of the same categories if no life cycle is present, otherwise as specified by the life cycle</text:p>
          </table:table-cell>
          <table:table-cell office:value-type="string" calcext:value-type="string">
            <text:p>nNew</text:p>
          </table:table-cell>
          <table:table-cell office:value-type="string" calcext:value-type="string">
            <text:p>double</text:p>
          </table:table-cell>
          <table:table-cell office:value-type="string" calcext:value-type="string">
            <text:p>the number of new system components to create. The integral part is used as a number of new components, the decimal part as a probability to create an extra component.</text:p>
          </table:table-cell>
        </table:table-row>
        <table:table-row table:style-name="ro10">
          <table:table-cell office:value-type="string" calcext:value-type="string">
            <text:p>DeleteDecision</text:p>
          </table:table-cell>
          <table:table-cell office:value-type="string" calcext:value-type="string">
            <text:p>delete self</text:p>
          </table:table-cell>
          <table:table-cell office:value-type="string" calcext:value-type="string">
            <text:p>delete</text:p>
          </table:table-cell>
          <table:table-cell office:value-type="string" calcext:value-type="string">
            <text:p>boolean</text:p>
          </table:table-cell>
          <table:table-cell office:value-type="string" calcext:value-type="string">
            <text:p>true if the current &lt;em&gt;focal&lt;/em&gt; system component is to be deleted.</text:p>
          </table:table-cell>
        </table:table-row>
        <table:table-row table:style-name="ro2">
          <table:table-cell office:value-type="string" calcext:value-type="string">
            <text:p>ChangeOtherState</text:p>
          </table:table-cell>
          <table:table-cell office:value-type="string" calcext:value-type="string">
            <text:p>_focal_ changes the state of _other_</text:p>
          </table:table-cell>
          <table:table-cell office:value-type="string" calcext:value-type="string">
            <text:p>changeOtherState</text:p>
          </table:table-cell>
          <table:table-cell office:value-type="string" calcext:value-type="string">
            <text:p>void</text:p>
          </table:table-cell>
          <table:table-cell/>
        </table:table-row>
        <table:table-row table:style-name="ro10">
          <table:table-cell office:value-type="string" calcext:value-type="string">
            <text:p>RelateToDecision</text:p>
          </table:table-cell>
          <table:table-cell office:value-type="string" calcext:value-type="string">
            <text:p>_focal_ establishes a new relation to _other_</text:p>
          </table:table-cell>
          <table:table-cell office:value-type="string" calcext:value-type="string">
            <text:p>relateTo</text:p>
          </table:table-cell>
          <table:table-cell office:value-type="string" calcext:value-type="string">
            <text:p>boolean</text:p>
          </table:table-cell>
          <table:table-cell office:value-type="string" calcext:value-type="string">
            <text:p>true if a new relation is to be set between &lt;em&gt;focal&lt;/em&gt; and <text:s/>&lt;em&gt;other&lt;/em&gt;</text:p>
          </table:table-cell>
        </table:table-row>
        <table:table-row table:style-name="ro10">
          <table:table-cell office:value-type="string" calcext:value-type="string">
            <text:p>MaintainRelationDecision</text:p>
          </table:table-cell>
          <table:table-cell office:value-type="string" calcext:value-type="string">
            <text:p>decision to maintain or remove an existing relation</text:p>
          </table:table-cell>
          <table:table-cell office:value-type="string" calcext:value-type="string">
            <text:p>maintainRelation</text:p>
          </table:table-cell>
          <table:table-cell office:value-type="string" calcext:value-type="string">
            <text:p>boolean</text:p>
          </table:table-cell>
          <table:table-cell office:value-type="string" calcext:value-type="string">
            <text:p>true if the existing relation between &lt;em&gt;focal&lt;/em&gt; and &lt;em&gt;other&lt;/em&gt; is to be kept</text:p>
          </table:table-cell>
        </table:table-row>
        <table:table-row table:style-name="ro10">
          <table:table-cell office:value-type="string" calcext:value-type="string">
            <text:p>ChangeRelationState</text:p>
          </table:table-cell>
          <table:table-cell office:value-type="string" calcext:value-type="string">
            <text:p>change the state of a relation, i.e. possibly both the state of <text:span text:style-name="T130">focal</text:span> and <text:span text:style-name="T130">other</text:span> at the same time</text:p>
          </table:table-cell>
          <table:table-cell office:value-type="string" calcext:value-type="string">
            <text:p>changeRelationState</text:p>
          </table:table-cell>
          <table:table-cell office:value-type="string" calcext:value-type="string">
            <text:p>void</text:p>
          </table:table-cell>
          <table:table-cell/>
        </table:table-row>
        <table:table-row table:style-name="ro2">
          <table:table-cell table:style-name="ce119" office:value-type="string" calcext:value-type="string">
            <text:p>SetInitialState</text:p>
          </table:table-cell>
          <table:table-cell office:value-type="string" calcext:value-type="string">
            <text:p>sets the initial state of a newly created SystemComponent</text:p>
          </table:table-cell>
          <table:table-cell office:value-type="string" calcext:value-type="string">
            <text:p>setInitialState</text:p>
          </table:table-cell>
          <table:table-cell office:value-type="string" calcext:value-type="string">
            <text:p>void</text:p>
          </table:table-cell>
          <table:table-cell/>
        </table:table-row>
        <table:table-row table:style-name="ro10">
          <table:table-cell table:style-name="ce119" office:value-type="string" calcext:value-type="string">
            <text:p>SetOtherInitialState</text:p>
          </table:table-cell>
          <table:table-cell office:value-type="string" calcext:value-type="string">
            <text:p>sets the initial state of a newly created SystemComponent given a parent component</text:p>
          </table:table-cell>
          <table:table-cell office:value-type="string" calcext:value-type="string">
            <text:p>setOtherInitialState</text:p>
          </table:table-cell>
          <table:table-cell office:value-type="string" calcext:value-type="string">
            <text:p>void</text:p>
          </table:table-cell>
          <table:table-cell/>
        </table:table-row>
      </table:table>
      <table:table table:name="snippet" table:style-name="ta1">
        <table:table-column table:style-name="co29" table:default-cell-style-name="ce61"/>
        <table:table-column table:style-name="co39" table:default-cell-style-name="ce61"/>
        <table:table-column table:style-name="co6" table:default-cell-style-name="ce61"/>
        <table:table-column table:style-name="co7" table:default-cell-style-name="ce61"/>
        <table:table-column table:style-name="co40" table:default-cell-style-name="ce67"/>
        <table:table-column table:style-name="co3" table:number-columns-repeated="2" table:default-cell-style-name="ce68"/>
        <table:table-row table:style-name="ro2">
          <table:table-cell office:value-type="string" calcext:value-type="string">
            <text:p>property</text:p>
          </table:table-cell>
          <table:table-cell office:value-type="string" calcext:value-type="string">
            <office:annotation draw:style-name="gr1" draw:text-style-name="P2" svg:width="1.1413in" svg:height="1.3232in" svg:x="6.0327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1" office:value-type="string" calcext:value-type="string">
            <text:p>file</text:p>
          </table:table-cell>
          <table:table-cell table:style-name="ce81" office:value-type="string" calcext:value-type="string">
            <text:p>fr.ens.biologie.threeWorlds.ui.modelMakerfx.model.propertyEditor.fileType.FileType</text:p>
          </table:table-cell>
          <table:table-cell table:number-columns-repeated="2" table:style-name="ce81" office:value-type="string" calcext:value-type="string">
            <text:p>no</text:p>
          </table:table-cell>
          <table:table-cell office:value-type="string" calcext:value-type="string">
            <text:p>This property gives the name of the file containing the code snippet to include in the user code.</text:p>
          </table:table-cell>
          <table:table-cell table:number-columns-repeated="2"/>
        </table:table-row>
        <table:table-row table:style-name="ro10">
          <table:table-cell table:style-name="ce64" office:value-type="string" calcext:value-type="string">
            <text:p>insertion</text:p>
          </table:table-cell>
          <table:table-cell table:style-name="ce64" office:value-type="string" calcext:value-type="string">
            <text:p>SnippetLocation</text:p>
          </table:table-cell>
          <table:table-cell table:number-columns-repeated="2" table:style-name="ce64" office:value-type="string" calcext:value-type="string">
            <text:p>no</text:p>
          </table:table-cell>
          <table:table-cell office:value-type="string" calcext:value-type="string">
            <text:p>This property specifies where the code snippet should be inserted in the generated template code.</text:p>
          </table:table-cell>
          <table:table-cell table:number-columns-repeated="2"/>
        </table:table-row>
      </table:table>
      <table:table table:name="snippet.SnippetLocation" table:style-name="ta1">
        <office:forms form:automatic-focus="false" form:apply-design-mode="false"/>
        <table:table-column table:style-name="co41" table:default-cell-style-name="ce68"/>
        <table:table-column table:style-name="co42"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inFunctionBody</text:p>
          </table:table-cell>
          <table:table-cell office:value-type="string" calcext:value-type="string">
            <text:p>snippet is added in the body of the relevant method of the <text:s/>`Function` class (e.g. in the `changeState()` method for a `ChangeStateFunction`, etc.)</text:p>
          </table:table-cell>
        </table:table-row>
        <table:table-row table:style-name="ro2">
          <table:table-cell office:value-type="string" calcext:value-type="string">
            <text:p>inClassBody</text:p>
          </table:table-cell>
          <table:table-cell office:value-type="string" calcext:value-type="string">
            <text:p>snippet is added in `Function` class as private methods</text:p>
          </table:table-cell>
        </table:table-row>
      </table:table>
      <table:table table:name="system" table:style-name="ta1">
        <office:forms form:automatic-focus="false" form:apply-design-mode="false"/>
        <table:table-column table:style-name="co29" table:default-cell-style-name="ce61"/>
        <table:table-column table:style-name="co27" table:default-cell-style-name="ce61"/>
        <table:table-column table:style-name="co6" table:default-cell-style-name="ce61"/>
        <table:table-column table:style-name="co7" table:default-cell-style-name="ce61"/>
        <table:table-column table:style-name="co43" table:default-cell-style-name="ce66"/>
        <table:table-column table:style-name="co3"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1.6209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10">
          <table:table-cell table:style-name="ce81" office:value-type="string" calcext:value-type="string">
            <text:p>lifespan</text:p>
          </table:table-cell>
          <table:table-cell table:style-name="ce81" office:value-type="string" calcext:value-type="string">
            <text:p>LifespanType</text:p>
          </table:table-cell>
          <table:table-cell table:number-columns-repeated="2" table:style-name="ce81" office:value-type="string" calcext:value-type="string">
            <text:p>no</text:p>
          </table:table-cell>
          <table:table-cell table:style-name="ce67" office:value-type="string" calcext:value-type="string">
            <text:p>This property specifies if this type of system component will stay forever, or may get created and deleted during a simulation</text:p>
          </table:table-cell>
          <table:table-cell table:style-name="ce68" table:number-columns-repeated="2"/>
        </table:table-row>
      </table:table>
      <table:table table:name="system.LifespanType" table:style-name="ta1">
        <office:forms form:automatic-focus="false" form:apply-design-mode="false"/>
        <table:table-column table:style-name="co3" table:default-cell-style-name="ce129"/>
        <table:table-column table:style-name="co44" table:default-cell-style-name="ce67"/>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permanent</text:p>
          </table:table-cell>
          <table:table-cell office:value-type="string" calcext:value-type="string">
            <text:p>relation stays as long as both its ends stay</text:p>
          </table:table-cell>
        </table:table-row>
        <table:table-row table:style-name="ro22">
          <table:table-cell office:value-type="string" calcext:value-type="string">
            <text:p>ephemeral</text:p>
          </table:table-cell>
          <table:table-cell office:value-type="string" calcext:value-type="string">
            <text:p>relations are created during a simulation by the means of a <text:s/>`relateTo` function, and kept or deleted by means of a ‘maintainRelation’ decision function. If no ‘maintainRelation’ function is provided, then the relation only lasts for one simulation step.</text:p>
          </table:table-cell>
        </table:table-row>
      </table:table>
      <table:table table:name="relation" table:style-name="ta1">
        <table:table-column table:style-name="co29" table:default-cell-style-name="ce61"/>
        <table:table-column table:style-name="co45" table:default-cell-style-name="ce61"/>
        <table:table-column table:style-name="co6" table:default-cell-style-name="ce61"/>
        <table:table-column table:style-name="co7" table:default-cell-style-name="ce61"/>
        <table:table-column table:style-name="co44" table:default-cell-style-name="ce66"/>
        <table:table-column table:style-name="co3" table:number-columns-repeated="2"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4.9126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9">
          <table:table-cell table:style-name="ce81" office:value-type="string" calcext:value-type="string">
            <text:p>lifespan</text:p>
          </table:table-cell>
          <table:table-cell table:style-name="ce81" office:value-type="string" calcext:value-type="string">
            <text:p>fr.ens.biologie.threeWorlds.resources.core.constants.LifespanType</text:p>
          </table:table-cell>
          <table:table-cell table:number-columns-repeated="2" table:style-name="ce81" office:value-type="string" calcext:value-type="string">
            <text:p>no</text:p>
          </table:table-cell>
          <table:table-cell table:style-name="ce67" office:value-type="string" calcext:value-type="string">
            <text:p>This property specifies if this type of relation will stay forever, or may get created and deleted during a simulation. Cf the <text:s/>property definition in `SystemComponent`</text:p>
          </table:table-cell>
          <table:table-cell table:style-name="ce68" table:number-columns-repeated="2"/>
        </table:table-row>
      </table:table>
      <table:table table:name="timeLine" table:style-name="ta1">
        <office:forms form:automatic-focus="false" form:apply-design-mode="false"/>
        <table:table-column table:style-name="co46" table:default-cell-style-name="ce81"/>
        <table:table-column table:style-name="co96" table:default-cell-style-name="ce81"/>
        <table:table-column table:style-name="co6" table:default-cell-style-name="ce81"/>
        <table:table-column table:style-name="co7" table:default-cell-style-name="ce81"/>
        <table:table-column table:style-name="co97" table:default-cell-style-name="ce67"/>
        <table:table-column table:style-name="co98" table:default-cell-style-name="ce146"/>
        <table:table-column table:style-name="co99" table:default-cell-style-name="ce68"/>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1.1413in" svg:height="1.3232in" svg:x="5.2661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4">
          <table:table-cell office:value-type="string" calcext:value-type="string">
            <text:p>scale</text:p>
          </table:table-cell>
          <table:table-cell office:value-type="string" calcext:value-type="string">
            <text:p>TimeScaleType</text:p>
          </table:table-cell>
          <table:table-cell table:number-columns-repeated="2" office:value-type="string" calcext:value-type="string">
            <text:p>no</text:p>
          </table:table-cell>
          <table:table-cell office:value-type="string" calcext:value-type="string">
            <text:p>This property specifies the type of time scale to use. The usual time units pose many problems, because years, months, weeks and days are not integer multiples of each other. The option is either to use a real calendar time scale – but this is not needed in most simulation studies – or to use approximations which enable year, months, weeks and days to be integer multiples of each other (e.g. an easy approximation is to assume 30-day months, but this means years must be only 360-day long). This property proposes a set of such simplified, compatible sets of units, denoted as time scales.</text:p>
          </table:table-cell>
          <table:table-cell office:value-type="string" calcext:value-type="string">
            <text:p><text:span text:style-name="T124">    </text:span><text:span text:style-name="T125">public boolean calendarCompatible() {</text:span></text:p>
            <text:p><text:span text:style-name="T126">        </text:span><text:span text:style-name="T127">return (inflationFactor==1.0);</text:span></text:p>
            <text:p><text:span text:style-name="T126">    </text:span><text:span text:style-name="T127">}</text:span></text:p>
            <text:p><text:span text:style-name="T128">    </text:span></text:p>
            <text:p><text:span text:style-name="T126">    </text:span><text:span text:style-name="T127">public static SortedSet&lt;TimeUnits&gt; validTimeUnits(TimeScaleType scale) {</text:span></text:p>
            <text:p><text:span text:style-name="T126">        </text:span><text:span text:style-name="T127">SortedSet&lt;TimeUnits&gt; result = new TreeSet&lt;TimeUnits&gt;();</text:span></text:p>
            <text:p><text:span text:style-name="T126">        </text:span><text:span text:style-name="T127">if (scale.equals(ARBITRARY))</text:span></text:p>
            <text:p><text:span text:style-name="T126">            </text:span><text:span text:style-name="T127">result.add(TimeUnits.UNSPECIFIED);</text:span></text:p>
            <text:p><text:span text:style-name="T126">        </text:span><text:span text:style-name="T127">else {</text:span></text:p>
            <text:p><text:span text:style-name="T126">            </text:span><text:span text:style-name="T127">for (TimeUnits tu:TimeUnits.values())</text:span></text:p>
            <text:p><text:span text:style-name="T126">                </text:span><text:span text:style-name="T127">if (tu.compareTo(scale.longestUnit)&lt;=0)</text:span></text:p>
            <text:p><text:span text:style-name="T126">                    </text:span><text:span text:style-name="T127">if (tu.compareTo(scale.shortestUnit)&gt;=0)</text:span></text:p>
            <text:p><text:span text:style-name="T126">                        </text:span><text:span text:style-name="T127">switch(tu) {</text:span></text:p>
            <text:p><text:span text:style-name="T126">                        </text:span><text:span text:style-name="T127">case MILLENNIUM:</text:span></text:p>
            <text:p><text:span text:style-name="T126">                        </text:span><text:span text:style-name="T127">case CENTURY:</text:span></text:p>
            <text:p><text:span text:style-name="T126">                        </text:span><text:span text:style-name="T127">case DECADE:</text:span></text:p>
            <text:p><text:span text:style-name="T126">                        </text:span><text:span text:style-name="T127">case DAY:</text:span></text:p>
            <text:p><text:span text:style-name="T126">                        </text:span><text:span text:style-name="T127">case HOUR:</text:span></text:p>
            <text:p><text:span text:style-name="T126">                        </text:span><text:span text:style-name="T127">case MINUTE:</text:span></text:p>
            <text:p><text:span text:style-name="T126">                        </text:span><text:span text:style-name="T127">case SECOND:</text:span></text:p>
            <text:p><text:span text:style-name="T126">                        </text:span><text:span text:style-name="T127">case MILLISECOND:</text:span></text:p>
            <text:p><text:span text:style-name="T126">                        </text:span><text:span text:style-name="T127">case MICROSECOND:</text:span></text:p>
            <text:p><text:span text:style-name="T126">                            </text:span><text:span text:style-name="T127">result.add(tu);</text:span></text:p>
            <text:p><text:span text:style-name="T126">                            </text:span><text:span text:style-name="T127">break;</text:span></text:p>
            <text:p><text:span text:style-name="T126">                        </text:span><text:span text:style-name="T127">default:;</text:span></text:p>
            <text:p><text:span text:style-name="T126">                        </text:span><text:span text:style-name="T127">}</text:span></text:p>
            <text:p><text:span text:style-name="T126">            </text:span><text:span text:style-name="T127">TimeUnits u = scale.yearUnit;</text:span></text:p>
            <text:p><text:span text:style-name="T126">            </text:span><text:span text:style-name="T127">if (u!=null) </text:span></text:p>
            <text:p><text:span text:style-name="T126">                </text:span><text:span text:style-name="T127">if (u.compareTo(scale.longestUnit)&lt;=0)</text:span></text:p>
            <text:p><text:span text:style-name="T126">                    </text:span><text:span text:style-name="T127">if (u.compareTo(scale.shortestUnit)&gt;=0)</text:span></text:p>
            <text:p><text:span text:style-name="T126">                        </text:span><text:span text:style-name="T127">result.add(u);</text:span></text:p>
            <text:p><text:span text:style-name="T126">            </text:span><text:span text:style-name="T127">u = scale.monthUnit;</text:span></text:p>
            <text:p><text:span text:style-name="T126">            </text:span><text:span text:style-name="T127">if (u!=null) </text:span></text:p>
            <text:p><text:span text:style-name="T126">                </text:span><text:span text:style-name="T127">if (u.compareTo(scale.longestUnit)&lt;=0)</text:span></text:p>
            <text:p><text:span text:style-name="T126">                    </text:span><text:span text:style-name="T127">if (u.compareTo(scale.shortestUnit)&gt;=0)</text:span></text:p>
            <text:p><text:span text:style-name="T126">                        </text:span><text:span text:style-name="T127">result.add(u);</text:span></text:p>
            <text:p><text:span text:style-name="T126">            </text:span><text:span text:style-name="T127">u = scale.weekUnit();</text:span></text:p>
            <text:p><text:span text:style-name="T126">            </text:span><text:span text:style-name="T127">if (u!=null)</text:span></text:p>
            <text:p><text:span text:style-name="T126">                </text:span><text:span text:style-name="T127">if (u.compareTo(scale.longestUnit)&lt;=0)</text:span></text:p>
            <text:p><text:span text:style-name="T126">                    </text:span><text:span text:style-name="T127">if (u.compareTo(scale.shortestUnit)&gt;=0)</text:span></text:p>
            <text:p><text:span text:style-name="T126">                        </text:span><text:span text:style-name="T127">result.add(u);</text:span></text:p>
            <text:p><text:span text:style-name="T126">        </text:span><text:span text:style-name="T127">}</text:span></text:p>
            <text:p><text:span text:style-name="T126">        </text:span><text:span text:style-name="T127">return result;</text:span></text:p>
            <text:p><text:span text:style-name="T126">    </text:span><text:span text:style-name="T127">}</text:span></text:p>
          </table:table-cell>
          <table:table-cell table:style-name="ce67" office:value-type="string" calcext:value-type="string">
            <text:p>import java.util.SortedSet;</text:p>
            <text:p>import java.util.TreeSet;</text:p>
            <text:p>import static fr.cnrs.iees.twcore.constants.TimeUnits.*;</text:p>
            <text:p/>
          </table:table-cell>
        </table:table-row>
        <table:table-row table:style-name="ro25">
          <table:table-cell office:value-type="string" calcext:value-type="string">
            <text:p>shortestTimeUnit</text:p>
          </table:table-cell>
          <table:table-cell office:value-type="string" calcext:value-type="string">
            <text:p>TimeUnits</text:p>
          </table:table-cell>
          <table:table-cell table:number-columns-repeated="2" office:value-type="string" calcext:value-type="string">
            <text:p>no</text:p>
          </table:table-cell>
          <table:table-cell office:value-type="string" calcext:value-type="string">
            <text:p>The shortest time unit used in this model. Note that the time scale constraints the time units compatible with each other for this property.</text:p>
          </table:table-cell>
          <table:table-cell office:value-type="string" calcext:value-type="string">
            <text:p><text:span text:style-name="T124">    </text:span><text:span text:style-name="T125">/**</text:span></text:p>
            <text:p><text:span text:style-name="T126">     </text:span><text:span text:style-name="T127">* Various year duration in days according to  https://en.wikipedia.org/wiki/Year#Astronomical_years</text:span></text:p>
            <text:p><text:span text:style-name="T126">     </text:span><text:span text:style-name="T127">* Use these to setup a reference year duration when needed to convert between true years and</text:span></text:p>
            <text:p><text:span text:style-name="T126">     </text:span><text:span text:style-name="T127">* approximate years. Cf wikipedia for the exact meanings of these definitions.</text:span></text:p>
            <text:p><text:span text:style-name="T126">     </text:span><text:span text:style-name="T127">* All assume a 86400 seconds day.</text:span></text:p>
            <text:p><text:span text:style-name="T126">     </text:span><text:span text:style-name="T127">*/</text:span></text:p>
            <text:p><text:span text:style-name="T126">    </text:span><text:span text:style-name="T127">private static double JULIAN_YEAR = 365.25;</text:span></text:p>
            <text:p><text:span text:style-name="T126">    </text:span><text:span text:style-name="T127">private static double GREGORIAN_YEAR = 365.2425;</text:span></text:p>
            <text:p><text:span text:style-name="T126">    </text:span><text:span text:style-name="T127">private static double SIDEREAL_YEAR = 365.256363051;</text:span></text:p>
            <text:p><text:span text:style-name="T126">    </text:span><text:span text:style-name="T127">private static double TROPICAL_YEAR = 365.2421898;</text:span></text:p>
            <text:p><text:span text:style-name="T126">    </text:span><text:span text:style-name="T127">private static double ANOMALISTIC_YEAR = 365.259635864;</text:span></text:p>
            <text:p><text:span text:style-name="T126">    </text:span><text:span text:style-name="T127">private static double GAUSSIAN_YEAR = 365.2568983;</text:span></text:p>
            <text:p><text:span text:style-name="T126">    </text:span><text:span text:style-name="T127">// select one value among the previous ones as the reference year</text:span></text:p>
            <text:p><text:span text:style-name="T126">    </text:span><text:span text:style-name="T127">public static double REFERENCE_YEAR = JULIAN_YEAR;</text:span></text:p>
            <text:p><text:span text:style-name="T126">    </text:span><text:span text:style-name="T127">// well I think I would like a galactic year actually</text:span></text:p>
          </table:table-cell>
          <table:table-cell table:style-name="ce129" office:value-type="string" calcext:value-type="string">
            <text:p>@SuppressWarnings("unused")</text:p>
          </table:table-cell>
        </table:table-row>
        <table:table-row table:style-name="ro10">
          <table:table-cell office:value-type="string" calcext:value-type="string">
            <text:p>longest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longest time unit used in this model. _cf._ `shortestTimeUnit` for valid values</text:p>
          </table:table-cell>
          <table:table-cell table:style-name="ce81"/>
          <table:table-cell/>
        </table:table-row>
        <table:table-row table:style-name="ro26">
          <table:table-cell office:value-type="string" calcext:value-type="string">
            <text:p>grain</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finest time interval used in this model: this value is the number of time intervals within a shortest time unit (e.g.  if `shortestTimeUnit`=`MINUTE` and `grain`=10, the shortest time interval in the model is 6 seconds. It means dates and times will be considered equal if differing by less than 6 seconds.</text:p>
          </table:table-cell>
          <table:table-cell table:style-name="ce81"/>
          <table:table-cell/>
        </table:table-row>
      </table:table>
      <table:table table:name="timeLine.TimeScaleType" table:style-name="ta1">
        <office:forms form:automatic-focus="false" form:apply-design-mode="false"/>
        <table:table-column table:style-name="co51" table:default-cell-style-name="ce68"/>
        <table:table-column table:style-name="co52" table:default-cell-style-name="ce68"/>
        <table:table-column table:style-name="co53" table:default-cell-style-name="ce68"/>
        <table:table-column table:style-name="co22" table:default-cell-style-name="ce84"/>
        <table:table-column table:style-name="co54" table:default-cell-style-name="ce84"/>
        <table:table-column table:style-name="co55" table:default-cell-style-name="ce84"/>
        <table:table-column table:style-name="co56" table:default-cell-style-name="ce84"/>
        <table:table-column table:style-name="co57" table:default-cell-style-name="ce84"/>
        <table:table-column table:style-name="co58" table:default-cell-style-name="ce84"/>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longName</text:p>
          </table:table-cell>
          <table:table-cell table:style-name="ce79" office:value-type="string" calcext:value-type="string">
            <text:p>yearUnit</text:p>
          </table:table-cell>
          <table:table-cell table:style-name="ce79" office:value-type="string" calcext:value-type="string">
            <text:p>monthUnit</text:p>
          </table:table-cell>
          <table:table-cell table:style-name="ce79" office:value-type="string" calcext:value-type="string">
            <text:p>weekUnit</text:p>
          </table:table-cell>
          <table:table-cell table:style-name="ce79" office:value-type="string" calcext:value-type="string">
            <text:p>shortestUnit</text:p>
          </table:table-cell>
          <table:table-cell table:style-name="ce79" office:value-type="string" calcext:value-type="string">
            <text:p>longestUnit</text:p>
          </table:table-cell>
          <table:table-cell table:style-name="ce79" office:value-type="string" calcext:value-type="string">
            <text:p>inflationFactor</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cell table:number-columns-repeated="5" table:style-name="ce62" office:value-type="string" calcext:value-type="string">
            <text:p>TimeUnits</text:p>
          </table:table-cell>
          <table:table-cell table:style-name="ce62" office:value-type="string" calcext:value-type="string">
            <text:p>double</text:p>
          </table:table-cell>
        </table:table-row>
        <table:table-row table:style-name="ro2">
          <table:table-cell office:value-type="string" calcext:value-type="string">
            <text:p>MONO_UNIT</text:p>
          </table:table-cell>
          <table:table-cell office:value-type="string" calcext:value-type="string">
            <text:p>single time unit, calendar-compatible</text:p>
          </table:table-cell>
          <table:table-cell office:value-type="string" calcext:value-type="string">
            <text:p>mono-unit</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table:style-name="ce129" office:value-type="string" calcext:value-type="string">
            <text:p>GREGORIAN</text:p>
          </table:table-cell>
          <table:table-cell table:style-name="ce67" office:value-type="string" calcext:value-type="string">
            <text:p>real calendar time</text:p>
          </table:table-cell>
          <table:table-cell office:value-type="string" calcext:value-type="string">
            <text:p>Gregorian calendar</text:p>
          </table:table-cell>
          <table:table-cell office:value-type="string" calcext:value-type="string">
            <text:p>YEAR</text:p>
          </table:table-cell>
          <table:table-cell office:value-type="string" calcext:value-type="string">
            <text:p>MONTH</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YEAR_365D</text:p>
          </table:table-cell>
          <table:table-cell office:value-type="string" calcext:value-type="string">
            <text:p>365-days years, no weeks, no months</text:p>
          </table:table-cell>
          <table:table-cell office:value-type="string" calcext:value-type="string">
            <text:p>365-day year</text:p>
          </table:table-cell>
          <table:table-cell office:value-type="string" calcext:value-type="string">
            <text:p>YEAR_365</text:p>
          </table:table-cell>
          <table:table-cell table:number-columns-repeated="2"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5.0/REFERENCE_YEAR</text:p>
          </table:table-cell>
        </table:table-row>
        <table:table-row table:style-name="ro2">
          <table:table-cell office:value-type="string" calcext:value-type="string">
            <text:p>YEAR_13M</text:p>
          </table:table-cell>
          <table:table-cell office:value-type="string" calcext:value-type="string">
            <text:p>28-days months, 13-months/52-weeks years</text:p>
          </table:table-cell>
          <table:table-cell office:value-type="string" calcext:value-type="string">
            <text:p>13-month year</text:p>
          </table:table-cell>
          <table:table-cell office:value-type="string" calcext:value-type="string">
            <text:p>YEAR_364</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4.0/REFERENCE_YEAR</text:p>
          </table:table-cell>
        </table:table-row>
        <table:table-row table:style-name="ro2">
          <table:table-cell office:value-type="string" calcext:value-type="string">
            <text:p>WMY</text:p>
          </table:table-cell>
          <table:table-cell office:value-type="string" calcext:value-type="string">
            <text:p>28-days months, 12-months/48-weeks years</text:p>
          </table:table-cell>
          <table:table-cell office:value-type="string" calcext:value-type="string">
            <text:p>week-month-year</text:p>
          </table:table-cell>
          <table:table-cell office:value-type="string" calcext:value-type="string">
            <text:p>YEAR_336</text:p>
          </table:table-cell>
          <table:table-cell office:value-type="string" calcext:value-type="string">
            <text:p>MONTH_28</text:p>
          </table:table-cell>
          <table:table-cell office:value-type="string" calcext:value-type="string">
            <text:p>WEEK</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36.0/REFERENCE_YEAR</text:p>
          </table:table-cell>
        </table:table-row>
        <table:table-row table:style-name="ro2">
          <table:table-cell office:value-type="string" calcext:value-type="string">
            <text:p>MONTH_30D</text:p>
          </table:table-cell>
          <table:table-cell office:value-type="string" calcext:value-type="string">
            <text:p>30-days months, weeks replaced by 15-days fortnights</text:p>
          </table:table-cell>
          <table:table-cell office:value-type="string" calcext:value-type="string">
            <text:p>30-day month</text:p>
          </table:table-cell>
          <table:table-cell office:value-type="string" calcext:value-type="string">
            <text:p>YEAR_360</text:p>
          </table:table-cell>
          <table:table-cell office:value-type="string" calcext:value-type="string">
            <text:p>MONTH_30</text:p>
          </table:table-cell>
          <table:table-cell office:value-type="string" calcext:value-type="string">
            <text:p>FORTNIGHT_15</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0.0/REFERENCE_YEAR</text:p>
          </table:table-cell>
        </table:table-row>
        <table:table-row table:style-name="ro2">
          <table:table-cell office:value-type="string" calcext:value-type="string">
            <text:p>YEAR_366D</text:p>
          </table:table-cell>
          <table:table-cell office:value-type="string" calcext:value-type="string">
            <text:p>366-days year, months replaced by 61-days bi-months</text:p>
          </table:table-cell>
          <table:table-cell office:value-type="string" calcext:value-type="string">
            <text:p>366-day year</text:p>
          </table:table-cell>
          <table:table-cell office:value-type="string" calcext:value-type="string">
            <text:p>YEAR_366</text:p>
          </table:table-cell>
          <table:table-cell office:value-type="string" calcext:value-type="string">
            <text:p>BIMONTH_61</text:p>
          </table:table-cell>
          <table:table-cell office:value-type="string" calcext:value-type="string">
            <text:p>null</text:p>
          </table:table-cell>
          <table:table-cell office:value-type="string" calcext:value-type="string">
            <text:p>MICROSECOND</text:p>
          </table:table-cell>
          <table:table-cell office:value-type="string" calcext:value-type="string">
            <text:p>MILLENNIUM</text:p>
          </table:table-cell>
          <table:table-cell office:value-type="string" calcext:value-type="string">
            <text:p>366.0/REFERENCE_YEAR</text:p>
          </table:table-cell>
        </table:table-row>
        <table:table-row table:style-name="ro2">
          <table:table-cell office:value-type="string" calcext:value-type="string">
            <text:p>LONG_TIMES</text:p>
          </table:table-cell>
          <table:table-cell office:value-type="string" calcext:value-type="string">
            <text:p>long time units only (month or longer), calendar-compatible</text:p>
          </table:table-cell>
          <table:table-cell office:value-type="string" calcext:value-type="string">
            <text:p>long time units</text:p>
          </table:table-cell>
          <table:table-cell office:value-type="string" calcext:value-type="string">
            <text:p>YEAR</text:p>
          </table:table-cell>
          <table:table-cell office:value-type="string" calcext:value-type="string">
            <text:p>MONTH</text:p>
          </table:table-cell>
          <table:table-cell office:value-type="string" calcext:value-type="string">
            <text:p>null</text:p>
          </table:table-cell>
          <table:table-cell office:value-type="string" calcext:value-type="string">
            <text:p>MONTH</text:p>
          </table:table-cell>
          <table:table-cell office:value-type="string" calcext:value-type="string">
            <text:p>MILLENNIUM</text:p>
          </table:table-cell>
          <table:table-cell office:value-type="string" calcext:value-type="string">
            <text:p>1.0</text:p>
          </table:table-cell>
        </table:table-row>
        <table:table-row table:style-name="ro2">
          <table:table-cell office:value-type="string" calcext:value-type="string">
            <text:p>SHORT_TIMES</text:p>
          </table:table-cell>
          <table:table-cell office:value-type="string" calcext:value-type="string">
            <text:p>short time units only (week or shorter), calendar-compatible</text:p>
          </table:table-cell>
          <table:table-cell office:value-type="string" calcext:value-type="string">
            <text:p>short time units</text:p>
          </table:table-cell>
          <table:table-cell table:number-columns-repeated="2" office:value-type="string" calcext:value-type="string">
            <text:p>null</text:p>
          </table:table-cell>
          <table:table-cell office:value-type="string" calcext:value-type="string">
            <text:p>WEEK</text:p>
          </table:table-cell>
          <table:table-cell office:value-type="string" calcext:value-type="string">
            <text:p>MICROSECOND</text:p>
          </table:table-cell>
          <table:table-cell office:value-type="string" calcext:value-type="string">
            <text:p>WEEK</text:p>
          </table:table-cell>
          <table:table-cell office:value-type="string" calcext:value-type="string">
            <text:p>1.0</text:p>
          </table:table-cell>
        </table:table-row>
        <table:table-row table:style-name="ro2">
          <table:table-cell office:value-type="string" calcext:value-type="string">
            <text:p>ARBITRARY</text:p>
          </table:table-cell>
          <table:table-cell office:value-type="string" calcext:value-type="string">
            <text:p>arbitrary time units with no predefined name</text:p>
          </table:table-cell>
          <table:table-cell office:value-type="string" calcext:value-type="string">
            <text:p>arbitrary units</text:p>
          </table:table-cell>
          <table:table-cell table:number-columns-repeated="3" office:value-type="string" calcext:value-type="string">
            <text:p>null</text:p>
          </table:table-cell>
          <table:table-cell table:number-columns-repeated="2" office:value-type="string" calcext:value-type="string">
            <text:p>UNSPECIFIED</text:p>
          </table:table-cell>
          <table:table-cell office:value-type="string" calcext:value-type="string">
            <text:p>0.0</text:p>
          </table:table-cell>
        </table:table-row>
      </table:table>
      <table:table table:name="timeLine.TimeUnits" table:style-name="ta1">
        <office:forms form:automatic-focus="false" form:apply-design-mode="false"/>
        <table:table-column table:style-name="co46" table:default-cell-style-name="ce68"/>
        <table:table-column table:style-name="co59" table:default-cell-style-name="ce68"/>
        <table:table-column table:style-name="co3" table:default-cell-style-name="ce84"/>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abbrevia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cell table:style-name="ce62" office:value-type="string" calcext:value-type="string">
            <text:p>String</text:p>
          </table:table-cell>
        </table:table-row>
        <table:table-row table:style-name="ro2">
          <table:table-cell office:value-type="string" calcext:value-type="string">
            <text:p>UNSPECIFIED</text:p>
          </table:table-cell>
          <table:table-cell office:value-type="string" calcext:value-type="string">
            <text:p>an arbitrary time unit</text:p>
          </table:table-cell>
          <table:table-cell office:value-type="string" calcext:value-type="string">
            <text:p>t.u</text:p>
          </table:table-cell>
        </table:table-row>
        <table:table-row table:style-name="ro2">
          <table:table-cell office:value-type="string" calcext:value-type="string">
            <text:p>MICROSECOND</text:p>
          </table:table-cell>
          <table:table-cell office:value-type="string" calcext:value-type="string">
            <text:p>microsecond</text:p>
          </table:table-cell>
          <table:table-cell office:value-type="string" calcext:value-type="string">
            <text:p>\u00B5s</text:p>
          </table:table-cell>
        </table:table-row>
        <table:table-row table:style-name="ro2">
          <table:table-cell office:value-type="string" calcext:value-type="string">
            <text:p>MILLISECOND</text:p>
          </table:table-cell>
          <table:table-cell office:value-type="string" calcext:value-type="string">
            <text:p>millisecond = 1000 microseconds</text:p>
          </table:table-cell>
          <table:table-cell office:value-type="string" calcext:value-type="string">
            <text:p>ms</text:p>
          </table:table-cell>
        </table:table-row>
        <table:table-row table:style-name="ro2">
          <table:table-cell office:value-type="string" calcext:value-type="string">
            <text:p>SECOND</text:p>
          </table:table-cell>
          <table:table-cell office:value-type="string" calcext:value-type="string">
            <text:p>second = 1000 milliseconds</text:p>
          </table:table-cell>
          <table:table-cell office:value-type="string" calcext:value-type="string">
            <text:p>s</text:p>
          </table:table-cell>
        </table:table-row>
        <table:table-row table:style-name="ro2">
          <table:table-cell office:value-type="string" calcext:value-type="string">
            <text:p>MINUTE</text:p>
          </table:table-cell>
          <table:table-cell office:value-type="string" calcext:value-type="string">
            <text:p>minute = 60 seconds</text:p>
          </table:table-cell>
          <table:table-cell office:value-type="string" calcext:value-type="string">
            <text:p>min</text:p>
          </table:table-cell>
        </table:table-row>
        <table:table-row table:style-name="ro2">
          <table:table-cell office:value-type="string" calcext:value-type="string">
            <text:p>HOUR</text:p>
          </table:table-cell>
          <table:table-cell office:value-type="string" calcext:value-type="string">
            <text:p>hour = 60 minutes</text:p>
          </table:table-cell>
          <table:table-cell office:value-type="string" calcext:value-type="string">
            <text:p>h</text:p>
          </table:table-cell>
        </table:table-row>
        <table:table-row table:style-name="ro2">
          <table:table-cell office:value-type="string" calcext:value-type="string">
            <text:p>DAY</text:p>
          </table:table-cell>
          <table:table-cell office:value-type="string" calcext:value-type="string">
            <text:p>day = 24 hours</text:p>
          </table:table-cell>
          <table:table-cell office:value-type="string" calcext:value-type="string">
            <text:p>d</text:p>
          </table:table-cell>
        </table:table-row>
        <table:table-row table:style-name="ro2">
          <table:table-cell office:value-type="string" calcext:value-type="string">
            <text:p>WEEK</text:p>
          </table:table-cell>
          <table:table-cell office:value-type="string" calcext:value-type="string">
            <text:p>week = 7 days</text:p>
          </table:table-cell>
          <table:table-cell office:value-type="string" calcext:value-type="string">
            <text:p>w</text:p>
          </table:table-cell>
        </table:table-row>
        <table:table-row table:style-name="ro2">
          <table:table-cell office:value-type="string" calcext:value-type="string">
            <text:p>FORTNIGHT_15</text:p>
          </table:table-cell>
          <table:table-cell office:value-type="string" calcext:value-type="string">
            <text:p>French-style fortnight = 15 days</text:p>
          </table:table-cell>
          <table:table-cell office:value-type="string" calcext:value-type="string">
            <text:p>f\'</text:p>
          </table:table-cell>
        </table:table-row>
        <table:table-row table:style-name="ro2">
          <table:table-cell office:value-type="string" calcext:value-type="string">
            <text:p>MONTH_28</text:p>
          </table:table-cell>
          <table:table-cell office:value-type="string" calcext:value-type="string">
            <text:p>month = 4 weeks of 7 days</text:p>
          </table:table-cell>
          <table:table-cell office:value-type="string" calcext:value-type="string">
            <text:p>mo\'</text:p>
          </table:table-cell>
        </table:table-row>
        <table:table-row table:style-name="ro2">
          <table:table-cell office:value-type="string" calcext:value-type="string">
            <text:p>MONTH_30</text:p>
          </table:table-cell>
          <table:table-cell office:value-type="string" calcext:value-type="string">
            <text:p>month = 30 days</text:p>
          </table:table-cell>
          <table:table-cell office:value-type="string" calcext:value-type="string">
            <text:p>mo\'</text:p>
          </table:table-cell>
        </table:table-row>
        <table:table-row table:style-name="ro2">
          <table:table-cell office:value-type="string" calcext:value-type="string">
            <text:p>MONTH</text:p>
          </table:table-cell>
          <table:table-cell office:value-type="string" calcext:value-type="string">
            <text:p>calendar month (= 1/12 of a calendar year), _i.e._ approx. 30,44 days, but with irregular durations (28,29, 30 or 31 days)</text:p>
          </table:table-cell>
          <table:table-cell office:value-type="string" calcext:value-type="string">
            <text:p>mo</text:p>
          </table:table-cell>
        </table:table-row>
        <table:table-row table:style-name="ro2">
          <table:table-cell office:value-type="string" calcext:value-type="string">
            <text:p>BIMONTH_61</text:p>
          </table:table-cell>
          <table:table-cell office:value-type="string" calcext:value-type="string">
            <text:p>2 months = 61 days</text:p>
          </table:table-cell>
          <table:table-cell office:value-type="string" calcext:value-type="string">
            <text:p>bmo\'</text:p>
          </table:table-cell>
        </table:table-row>
        <table:table-row table:style-name="ro2">
          <table:table-cell office:value-type="string" calcext:value-type="string">
            <text:p>YEAR_336</text:p>
          </table:table-cell>
          <table:table-cell office:value-type="string" calcext:value-type="string">
            <text:p>year = 12 months of 4 weeks of 7 days</text:p>
          </table:table-cell>
          <table:table-cell office:value-type="string" calcext:value-type="string">
            <text:p>y\'</text:p>
          </table:table-cell>
        </table:table-row>
        <table:table-row table:style-name="ro2">
          <table:table-cell office:value-type="string" calcext:value-type="string">
            <text:p>YEAR_360</text:p>
          </table:table-cell>
          <table:table-cell office:value-type="string" calcext:value-type="string">
            <text:p>year = 12 months of 30 days</text:p>
          </table:table-cell>
          <table:table-cell office:value-type="string" calcext:value-type="string">
            <text:p>y\'</text:p>
          </table:table-cell>
        </table:table-row>
        <table:table-row table:style-name="ro2">
          <table:table-cell office:value-type="string" calcext:value-type="string">
            <text:p>YEAR_364</text:p>
          </table:table-cell>
          <table:table-cell office:value-type="string" calcext:value-type="string">
            <text:p>year = 52 weeks of 7 days = 13 months of 28 days</text:p>
          </table:table-cell>
          <table:table-cell office:value-type="string" calcext:value-type="string">
            <text:p>y\'</text:p>
          </table:table-cell>
        </table:table-row>
        <table:table-row table:style-name="ro2">
          <table:table-cell office:value-type="string" calcext:value-type="string">
            <text:p>YEAR_365</text:p>
          </table:table-cell>
          <table:table-cell office:value-type="string" calcext:value-type="string">
            <text:p>year = 365 days</text:p>
          </table:table-cell>
          <table:table-cell office:value-type="string" calcext:value-type="string">
            <text:p>y\'</text:p>
          </table:table-cell>
        </table:table-row>
        <table:table-row table:style-name="ro2">
          <table:table-cell office:value-type="string" calcext:value-type="string">
            <text:p>YEAR</text:p>
          </table:table-cell>
          <table:table-cell office:value-type="string" calcext:value-type="string">
            <text:p>calendar year, _i.e._ approx. 365.25 days, but with irregular durations (365 or 366 days)</text:p>
          </table:table-cell>
          <table:table-cell office:value-type="string" calcext:value-type="string">
            <text:p>y</text:p>
          </table:table-cell>
        </table:table-row>
        <table:table-row table:style-name="ro2">
          <table:table-cell office:value-type="string" calcext:value-type="string">
            <text:p>YEAR_366</text:p>
          </table:table-cell>
          <table:table-cell office:value-type="string" calcext:value-type="string">
            <text:p>year = 6 bimonths of 61 days</text:p>
          </table:table-cell>
          <table:table-cell office:value-type="string" calcext:value-type="string">
            <text:p>y\'</text:p>
          </table:table-cell>
        </table:table-row>
        <table:table-row table:style-name="ro2">
          <table:table-cell office:value-type="string" calcext:value-type="string">
            <text:p>DECADE</text:p>
          </table:table-cell>
          <table:table-cell office:value-type="string" calcext:value-type="string">
            <text:p>decade = 10 years</text:p>
          </table:table-cell>
          <table:table-cell office:value-type="string" calcext:value-type="string">
            <text:p>dY</text:p>
          </table:table-cell>
        </table:table-row>
        <table:table-row table:style-name="ro2">
          <table:table-cell office:value-type="string" calcext:value-type="string">
            <text:p>CENTURY</text:p>
          </table:table-cell>
          <table:table-cell office:value-type="string" calcext:value-type="string">
            <text:p>century = 10 decades</text:p>
          </table:table-cell>
          <table:table-cell office:value-type="string" calcext:value-type="string">
            <text:p>hY</text:p>
          </table:table-cell>
        </table:table-row>
        <table:table-row table:style-name="ro2">
          <table:table-cell office:value-type="string" calcext:value-type="string">
            <text:p>MILLENNIUM</text:p>
          </table:table-cell>
          <table:table-cell office:value-type="string" calcext:value-type="string">
            <text:p>millennium = 10 centuries</text:p>
          </table:table-cell>
          <table:table-cell office:value-type="string" calcext:value-type="string">
            <text:p>kY</text:p>
          </table:table-cell>
        </table:table-row>
      </table:table>
      <table:table table:name="timeModel" table:style-name="ta1">
        <office:forms form:automatic-focus="false" form:apply-design-mode="false"/>
        <table:table-column table:style-name="co60" table:default-cell-style-name="ce129"/>
        <table:table-column table:style-name="co24" table:default-cell-style-name="ce81"/>
        <table:table-column table:style-name="co6" table:default-cell-style-name="ce81"/>
        <table:table-column table:style-name="co7" table:default-cell-style-name="ce81"/>
        <table:table-column table:style-name="co61" table:default-cell-style-name="ce67"/>
        <table:table-column table:style-name="co3" table:default-cell-style-name="ce129"/>
        <table:table-column table:style-name="co10" table:default-cell-style-name="ce129"/>
        <table:table-row table:style-name="ro2">
          <table:table-cell table:style-name="ce61" office:value-type="string" calcext:value-type="string">
            <text:p>property</text:p>
          </table:table-cell>
          <table:table-cell table:style-name="ce61" office:value-type="string" calcext:value-type="string">
            <office:annotation draw:style-name="gr1" draw:text-style-name="P2" svg:width="1.1413in" svg:height="1.3232in" svg:x="5.0634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9">
          <table:table-cell office:value-type="string" calcext:value-type="string">
            <text:p>timeUnit</text:p>
          </table:table-cell>
          <table:table-cell office:value-type="string" calcext:value-type="string">
            <text:p>fr.ens.biologie.threeWorlds.resources.core.constants.TimeUnits</text:p>
          </table:table-cell>
          <table:table-cell table:number-columns-repeated="2" office:value-type="string" calcext:value-type="string">
            <text:p>no</text:p>
          </table:table-cell>
          <table:table-cell office:value-type="string" calcext:value-type="string">
            <text:p>the base time unit used by this model. _cf._ `timeLine.shortestTimeUnit` for the valid values of this property</text:p>
          </table:table-cell>
          <table:table-cell table:number-columns-repeated="2"/>
        </table:table-row>
        <table:table-row table:style-name="ro10">
          <table:table-cell office:value-type="string" calcext:value-type="string">
            <text:p>nTimeUnits</text:p>
          </table:table-cell>
          <table:table-cell office:value-type="string" calcext:value-type="string">
            <text:p>java.lang.Integer</text:p>
          </table:table-cell>
          <table:table-cell table:number-columns-repeated="2" office:value-type="string" calcext:value-type="string">
            <text:p>no</text:p>
          </table:table-cell>
          <table:table-cell office:value-type="string" calcext:value-type="string">
            <text:p>the number of base time units in the time unit of this model (__e.g.__, a model may have a 2 year time unit)</text:p>
          </table:table-cell>
          <table:table-cell table:number-columns-repeated="2"/>
        </table:table-row>
        <table:table-row table:style-name="ro10">
          <table:table-cell office:value-type="string" calcext:value-type="string">
            <text:p>runAtTimeZero</text:p>
          </table:table-cell>
          <table:table-cell office:value-type="string" calcext:value-type="string">
            <text:p>java.lang.Boolean</text:p>
          </table:table-cell>
          <table:table-cell office:value-type="string" calcext:value-type="string">
            <text:p>no</text:p>
          </table:table-cell>
          <table:table-cell office:value-type="string" calcext:value-type="string">
            <text:p>yes</text:p>
          </table:table-cell>
          <table:table-cell office:value-type="string" calcext:value-type="string">
            <text:p>whether model state must be computed at time origin, _i.e._ before simulation start</text:p>
          </table:table-cell>
          <table:table-cell table:number-columns-repeated="2"/>
        </table:table-row>
      </table:table>
      <table:table table:name="design" table:style-name="ta1">
        <office:forms form:automatic-focus="false" form:apply-design-mode="false"/>
        <table:table-column table:style-name="co29" table:default-cell-style-name="ce81"/>
        <table:table-column table:style-name="co62" table:default-cell-style-name="ce61"/>
        <table:table-column table:style-name="co6" table:default-cell-style-name="ce81"/>
        <table:table-column table:style-name="co7" table:default-cell-style-name="ce81"/>
        <table:table-column table:style-name="co63" table:default-cell-style-name="ce67"/>
        <table:table-column table:style-name="co22" table:default-cell-style-name="ce129"/>
        <table:table-column table:style-name="co10" table:default-cell-style-name="ce129"/>
        <table:table-row table:style-name="ro2">
          <table:table-cell table:style-name="ce61" office:value-type="string" calcext:value-type="string">
            <text:p>property</text:p>
          </table:table-cell>
          <table:table-cell office:value-type="string" calcext:value-type="string">
            <office:annotation draw:style-name="gr1" draw:text-style-name="P2" svg:width="1.1413in" svg:height="1.3232in" svg:x="3.4724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table:style-name="ce61" office:value-type="string" calcext:value-type="string">
            <text:p>list</text:p>
          </table:table-cell>
          <table:table-cell table:style-name="ce61" office:value-type="string" calcext:value-type="string">
            <text:p>optional</text:p>
          </table:table-cell>
          <table:table-cell table:style-name="ce66" office:value-type="string" calcext:value-type="string">
            <text:p>description</text:p>
          </table:table-cell>
          <table:table-cell table:style-name="ce66" office:value-type="string" calcext:value-type="string">
            <text:p>extra.code</text:p>
          </table:table-cell>
          <table:table-cell table:style-name="ce66"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2">
          <table:table-cell office:value-type="string" calcext:value-type="string">
            <text:p>type</text:p>
          </table:table-cell>
          <table:table-cell table:style-name="ce81" office:value-type="string" calcext:value-type="string">
            <text:p>ExperimentDesign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specifies an experimental design for the simulation experiment. It only provides basic, standard experimental designs. For more elaborate or specialized designs, use an ad-hoc file description of the design (`file` property, _cf._ below)</text:p>
          </table:table-cell>
          <table:table-cell table:number-columns-repeated="2"/>
        </table:table-row>
        <table:table-row table:style-name="ro10">
          <table:table-cell office:value-type="string" calcext:value-type="string">
            <text:p>file</text:p>
          </table:table-cell>
          <table:table-cell table:style-name="ce67" office:value-type="string" calcext:value-type="string">
            <text:p>fr.ens.biologie.threeWorlds.resources.core.constants.FileType</text:p>
          </table:table-cell>
          <table:table-cell office:value-type="string" calcext:value-type="string">
            <text:p>no</text:p>
          </table:table-cell>
          <table:table-cell office:value-type="string" calcext:value-type="string">
            <text:p>yes</text:p>
          </table:table-cell>
          <table:table-cell office:value-type="string" calcext:value-type="string">
            <text:p>This property gives the name of an experimental design file *TODO : expand on this description*</text:p>
          </table:table-cell>
          <table:table-cell table:number-columns-repeated="2"/>
        </table:table-row>
      </table:table>
      <table:table table:name="design.ExperimentDesignType" table:style-name="ta1">
        <office:forms form:automatic-focus="false" form:apply-design-mode="false"/>
        <table:table-column table:style-name="co10" table:default-cell-style-name="ce68"/>
        <table:table-column table:style-name="co64"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singleRun</text:p>
          </table:table-cell>
          <table:table-cell office:value-type="string" calcext:value-type="string">
            <text:p>an experiment consisting of a single simulation run</text:p>
          </table:table-cell>
        </table:table-row>
        <table:table-row table:style-name="ro2">
          <table:table-cell office:value-type="string" calcext:value-type="string">
            <text:p>crossFactorial</text:p>
          </table:table-cell>
          <table:table-cell office:value-type="string" calcext:value-type="string">
            <text:p>a cross-factorial experiment based on a limited set of parameter values (factors)</text:p>
          </table:table-cell>
        </table:table-row>
      </table:table>
      <table:table table:name="table" table:style-name="ta1">
        <office:forms form:automatic-focus="false" form:apply-design-mode="false"/>
        <table:table-column table:style-name="co30" table:default-cell-style-name="ce61"/>
        <table:table-column table:style-name="co65" table:default-cell-style-name="ce61"/>
        <table:table-column table:style-name="co3" table:number-columns-repeated="2" table:default-cell-style-name="ce61"/>
        <table:table-column table:style-name="co66" table:default-cell-style-name="ce66"/>
        <table:table-column table:style-name="co85"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2.4256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1">
          <table:table-cell table:style-name="ce129" office:value-type="string" calcext:value-type="string">
            <text:p>dataElementType</text:p>
          </table:table-cell>
          <table:table-cell table:style-name="ce81" office:value-type="string" calcext:value-type="string">
            <text:p>DataElementType</text:p>
          </table:table-cell>
          <table:table-cell table:number-columns-repeated="2" table:style-name="ce81" office:value-type="string" calcext:value-type="string">
            <text:p>no</text:p>
          </table:table-cell>
          <table:table-cell table:style-name="ce129" office:value-type="string" calcext:value-type="string">
            <text:p>The data type of the elements of the table</text:p>
          </table:table-cell>
          <table:table-cell table:style-name="ce129" office:value-type="string" calcext:value-type="string">
            <text:p>    public boolean isNumeric() {</text:p>
            <text:p>        switch (this) {</text:p>
            <text:p>        case String:</text:p>
            <text:p>        case Object:</text:p>
            <text:p>        case Boolean:</text:p>
            <text:p>        case Char:</text:p>
            <text:p>            return false;</text:p>
            <text:p>        case Byte:</text:p>
            <text:p>        case Double:</text:p>
            <text:p>        case Float:</text:p>
            <text:p>        case Integer:</text:p>
            <text:p>        case Long:</text:p>
            <text:p>        case Short:</text:p>
            <text:p>            return true;</text:p>
            <text:p>        default:</text:p>
            <text:p>            return false;</text:p>
            <text:p>        }</text:p>
            <text:p>    }</text:p>
            <text:p/>
          </table:table-cell>
          <table:table-cell table:style-name="ce129"/>
        </table:table-row>
      </table:table>
      <table:table table:name="table.DataElementType" table:style-name="ta1">
        <table:table-column table:style-name="co3" table:default-cell-style-name="ce84"/>
        <table:table-column table:style-name="co84" table:default-cell-style-name="ce68"/>
        <table:table-column table:style-name="co65" table:default-cell-style-name="ce68"/>
        <table:table-column table:style-name="co86"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cell table:style-name="ce79" office:value-type="string" calcext:value-type="string">
            <text:p>asPrimitive</text:p>
          </table:table-cell>
        </table:table-row>
        <table:table-row table:style-name="ro2">
          <table:table-cell table:style-name="ce131" office:value-type="string" calcext:value-type="string">
            <text:p>String</text:p>
          </table:table-cell>
          <table:table-cell table:style-name="ce77" office:value-type="string" calcext:value-type="string">
            <text:p>String</text:p>
          </table:table-cell>
          <table:table-cell table:number-columns-repeated="2" table:style-name="ce80" office:value-type="string" calcext:value-type="string">
            <text:p>String</text:p>
          </table:table-cell>
        </table:table-row>
        <table:table-row table:style-name="ro2">
          <table:table-cell office:value-type="string" calcext:value-type="string">
            <text:p>Double</text:p>
          </table:table-cell>
          <table:table-cell office:value-type="string" calcext:value-type="string">
            <text:p>a single precision floating point number (4 10^-38 to 3.4 10^38) with 15 significant digits</text:p>
          </table:table-cell>
          <table:table-cell office:value-type="string" calcext:value-type="string">
            <text:p>java.lang.Double</text:p>
          </table:table-cell>
          <table:table-cell office:value-type="string" calcext:value-type="string">
            <text:p>double</text:p>
          </table:table-cell>
        </table:table-row>
        <table:table-row table:style-name="ro2">
          <table:table-cell office:value-type="string" calcext:value-type="string">
            <text:p>Integer</text:p>
          </table:table-cell>
          <table:table-cell office:value-type="string" calcext:value-type="string">
            <text:p>an integer [-2147483648; 2147483647]</text:p>
          </table:table-cell>
          <table:table-cell office:value-type="string" calcext:value-type="string">
            <text:p>java.lang.Integer</text:p>
          </table:table-cell>
          <table:table-cell office:value-type="string" calcext:value-type="string">
            <text:p>int</text:p>
          </table:table-cell>
        </table:table-row>
        <table:table-row table:style-name="ro2">
          <table:table-cell office:value-type="string" calcext:value-type="string">
            <text:p>Long</text:p>
          </table:table-cell>
          <table:table-cell office:value-type="string" calcext:value-type="string">
            <text:p>a long integer [-9223372036854775808; 9223372036854775807]</text:p>
          </table:table-cell>
          <table:table-cell office:value-type="string" calcext:value-type="string">
            <text:p>java.lang.Long</text:p>
          </table:table-cell>
          <table:table-cell office:value-type="string" calcext:value-type="string">
            <text:p>long</text:p>
          </table:table-cell>
        </table:table-row>
        <table:table-row table:style-name="ro2">
          <table:table-cell office:value-type="string" calcext:value-type="string">
            <text:p>Float</text:p>
          </table:table-cell>
          <table:table-cell office:value-type="string" calcext:value-type="string">
            <text:p>a single precision floating point number (4 10^-38 to 3.4 10^38) with 6 significant digits</text:p>
          </table:table-cell>
          <table:table-cell office:value-type="string" calcext:value-type="string">
            <text:p>java.lang.Float</text:p>
          </table:table-cell>
          <table:table-cell office:value-type="string" calcext:value-type="string">
            <text:p>float</text:p>
          </table:table-cell>
        </table:table-row>
        <table:table-row table:style-name="ro2">
          <table:table-cell office:value-type="string" calcext:value-type="string">
            <text:p>Boolean</text:p>
          </table:table-cell>
          <table:table-cell office:value-type="string" calcext:value-type="string">
            <text:p>a logical value {true, false}</text:p>
          </table:table-cell>
          <table:table-cell office:value-type="string" calcext:value-type="string">
            <text:p>java.lang.Boolean</text:p>
          </table:table-cell>
          <table:table-cell office:value-type="string" calcext:value-type="string">
            <text:p>boolean</text:p>
          </table:table-cell>
        </table:table-row>
        <table:table-row table:style-name="ro2">
          <table:table-cell office:value-type="string" calcext:value-type="string">
            <text:p>String</text:p>
          </table:table-cell>
          <table:table-cell office:value-type="string" calcext:value-type="string">
            <text:p>a text string</text:p>
          </table:table-cell>
          <table:table-cell office:value-type="string" calcext:value-type="string">
            <text:p>java.lang.String</text:p>
          </table:table-cell>
          <table:table-cell office:value-type="string" calcext:value-type="string">
            <text:p>String</text:p>
          </table:table-cell>
        </table:table-row>
        <table:table-row table:style-name="ro2">
          <table:table-cell office:value-type="string" calcext:value-type="string">
            <text:p>Short</text:p>
          </table:table-cell>
          <table:table-cell office:value-type="string" calcext:value-type="string">
            <text:p>a short integer [-32768; 32767]</text:p>
          </table:table-cell>
          <table:table-cell office:value-type="string" calcext:value-type="string">
            <text:p>java.lang.Short</text:p>
          </table:table-cell>
          <table:table-cell office:value-type="string" calcext:value-type="string">
            <text:p>short</text:p>
          </table:table-cell>
        </table:table-row>
        <table:table-row table:style-name="ro2">
          <table:table-cell office:value-type="string" calcext:value-type="string">
            <text:p>Char</text:p>
          </table:table-cell>
          <table:table-cell office:value-type="string" calcext:value-type="string">
            <text:p>a character value (16-bit Unicode = UTF16, i.e. 65535 different values)</text:p>
          </table:table-cell>
          <table:table-cell office:value-type="string" calcext:value-type="string">
            <text:p>java.lang.Char</text:p>
          </table:table-cell>
          <table:table-cell office:value-type="string" calcext:value-type="string">
            <text:p>char</text:p>
          </table:table-cell>
        </table:table-row>
        <table:table-row table:style-name="ro2">
          <table:table-cell office:value-type="string" calcext:value-type="string">
            <text:p>Byte</text:p>
          </table:table-cell>
          <table:table-cell office:value-type="string" calcext:value-type="string">
            <text:p>a very, very short integer [-128 ; 127]</text:p>
          </table:table-cell>
          <table:table-cell office:value-type="string" calcext:value-type="string">
            <text:p>java.lang.Byte</text:p>
          </table:table-cell>
          <table:table-cell office:value-type="string" calcext:value-type="string">
            <text:p>byte</text:p>
          </table:table-cell>
        </table:table-row>
        <table:table-row table:style-name="ro2">
          <table:table-cell office:value-type="string" calcext:value-type="string">
            <text:p>Object</text:p>
          </table:table-cell>
          <table:table-cell office:value-type="string" calcext:value-type="string">
            <text:p>anything else *TODO: should we keep this? it’s probably useless*</text:p>
          </table:table-cell>
          <table:table-cell office:value-type="string" calcext:value-type="string">
            <text:p>java.lang.Object</text:p>
          </table:table-cell>
          <table:table-cell office:value-type="string" calcext:value-type="string">
            <text:p>Object</text:p>
          </table:table-cell>
        </table:table-row>
      </table:table>
      <table:table table:name="space" table:style-name="ta1">
        <table:table-column table:style-name="co70" table:default-cell-style-name="ce61"/>
        <table:table-column table:style-name="co71" table:default-cell-style-name="ce61"/>
        <table:table-column table:style-name="co6" table:default-cell-style-name="ce61"/>
        <table:table-column table:style-name="co3" table:default-cell-style-name="ce61"/>
        <table:table-column table:style-name="co66" table:default-cell-style-name="ce66"/>
        <table:table-column table:style-name="co72" table:default-cell-style-name="ce66"/>
        <table:table-column table:style-name="co10"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2.9224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2">
          <table:table-cell table:style-name="ce68" office:value-type="string" calcext:value-type="string">
            <text:p>spaceType</text:p>
          </table:table-cell>
          <table:table-cell table:style-name="ce84" office:value-type="string" calcext:value-type="string">
            <text:p>SpaceType</text:p>
          </table:table-cell>
          <table:table-cell table:number-columns-repeated="2" table:style-name="ce84" office:value-type="string" calcext:value-type="string">
            <text:p>no</text:p>
          </table:table-cell>
          <table:table-cell table:style-name="ce68" office:value-type="string" calcext:value-type="string">
            <text:p>The type of spatial representation</text:p>
          </table:table-cell>
          <table:table-cell table:style-name="ce68" table:number-columns-repeated="2"/>
        </table:table-row>
        <table:table-row table:style-name="ro2">
          <table:table-cell table:style-name="ce132" office:value-type="string" calcext:value-type="string">
            <text:p>borderType</text:p>
          </table:table-cell>
          <table:table-cell table:style-name="ce136" office:value-type="string" calcext:value-type="string">
            <text:p>BorderType</text:p>
          </table:table-cell>
          <table:table-cell table:style-name="ce136" office:value-type="string" calcext:value-type="string">
            <text:p>no</text:p>
          </table:table-cell>
          <table:table-cell table:style-name="ce136" office:value-type="string" calcext:value-type="string">
            <text:p>yes</text:p>
          </table:table-cell>
          <table:table-cell table:style-name="ce132" office:value-type="string" calcext:value-type="string">
            <text:p>The space border behaviour</text:p>
          </table:table-cell>
          <table:table-cell table:style-name="ce132" table:number-columns-repeated="2"/>
        </table:table-row>
        <table:table-row table:style-name="ro20">
          <table:table-cell table:style-name="ce133" office:value-type="string" calcext:value-type="string">
            <text:p>edgeEffectCorrection</text:p>
          </table:table-cell>
          <table:table-cell table:style-name="ce71" office:value-type="string" calcext:value-type="string">
            <text:p>EdgeEffectCorrection</text:p>
          </table:table-cell>
          <table:table-cell table:number-columns-repeated="2" table:style-name="ce71" office:value-type="string" calcext:value-type="string">
            <text:p>no</text:p>
          </table:table-cell>
          <table:table-cell table:style-name="ce133" office:value-type="string" calcext:value-type="string">
            <text:p>The most common edge effect corrections</text:p>
          </table:table-cell>
          <table:table-cell table:style-name="ce133" office:value-type="string" calcext:value-type="string">
            <text:p>    public BorderType[][] borderTypes(int ndim) {</text:p>
            <text:p>        BorderType[][] result = new BorderType[2][ndim];</text:p>
            <text:p>        switch(this) {</text:p>
            <text:p>            case bounded:</text:p>
            <text:p>                Arrays.fill(result[0],BorderType.sticky);</text:p>
            <text:p>                Arrays.fill(result[1],BorderType.sticky);</text:p>
            <text:p>                break;</text:p>
            <text:p>            case custom:</text:p>
            <text:p>                result = null;</text:p>
            <text:p>                break;</text:p>
            <text:p>            case island:</text:p>
            <text:p>                Arrays.fill(result[0],BorderType.oblivion);</text:p>
            <text:p>                Arrays.fill(result[1],BorderType.oblivion);</text:p>
            <text:p>                break;</text:p>
            <text:p>            case periodic:</text:p>
            <text:p>                Arrays.fill(result[0],BorderType.wrap);</text:p>
            <text:p>                Arrays.fill(result[1],BorderType.wrap);</text:p>
            <text:p>                break;</text:p>
            <text:p>            case reflective:</text:p>
            <text:p>                Arrays.fill(result[0],BorderType.reflection);</text:p>
            <text:p>                Arrays.fill(result[1],BorderType.reflection);</text:p>
            <text:p>                break;</text:p>
            <text:p>            case tubular:</text:p>
            <text:p>                Arrays.fill(result[0],BorderType.sticky);</text:p>
            <text:p>                Arrays.fill(result[1],BorderType.sticky);</text:p>
            <text:p>                result[0][0] = BorderType.wrap;</text:p>
            <text:p>                result[1][0] = BorderType.wrap;</text:p>
            <text:p>                break;</text:p>
            <text:p>            case unbounded:</text:p>
            <text:p>                Arrays.fill(result[0],BorderType.infinite);</text:p>
            <text:p>                Arrays.fill(result[1],BorderType.infinite);</text:p>
            <text:p>                break;</text:p>
            <text:p>            default:</text:p>
            <text:p>                result = null;</text:p>
            <text:p>                break;</text:p>
            <text:p>        }</text:p>
            <text:p>        return result;</text:p>
            <text:p>    }</text:p>
            <text:p/>
          </table:table-cell>
          <table:table-cell table:style-name="ce133"/>
        </table:table-row>
      </table:table>
      <table:table table:name="space.EdgeEffectCorrection" table:style-name="ta1">
        <table:table-column table:style-name="co3" table:default-cell-style-name="ce132"/>
        <table:table-column table:style-name="co73" table:default-cell-style-name="ce132"/>
        <table:table-column table:style-name="co3" table:default-cell-style-name="ce132"/>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6" office:value-type="string" calcext:value-type="string">
            <text:p>dependency</text:p>
          </table:table-cell>
        </table:table-row>
        <table:table-row table:style-name="ro2">
          <table:table-cell table:style-name="ce131" office:value-type="string" calcext:value-type="string">
            <text:p>String</text:p>
          </table:table-cell>
          <table:table-cell table:number-columns-repeated="2" table:style-name="ce77" office:value-type="string" calcext:value-type="string">
            <text:p>String</text:p>
          </table:table-cell>
        </table:table-row>
        <table:table-row table:style-name="ro2">
          <table:table-cell office:value-type="string" calcext:value-type="string">
            <text:p>periodic</text:p>
          </table:table-cell>
          <table:table-cell office:value-type="string" calcext:value-type="string">
            <text:p>wrap-around in all dimensions, i.e. leaving objects enter through the other end</text:p>
          </table:table-cell>
          <table:table-cell/>
        </table:table-row>
        <table:table-row table:style-name="ro2">
          <table:table-cell office:value-type="string" calcext:value-type="string">
            <text:p>reflective</text:p>
          </table:table-cell>
          <table:table-cell office:value-type="string" calcext:value-type="string">
            <text:p>all borders are reflective, i.e. objects bounce on borders as on rubber walls</text:p>
          </table:table-cell>
          <table:table-cell/>
        </table:table-row>
        <table:table-row table:style-name="ro2">
          <table:table-cell office:value-type="string" calcext:value-type="string">
            <text:p>island</text:p>
          </table:table-cell>
          <table:table-cell office:value-type="string" calcext:value-type="string">
            <text:p>a space with oblivious borders in all directions, i.e. leaving objects are lost forever</text:p>
          </table:table-cell>
          <table:table-cell/>
        </table:table-row>
        <table:table-row table:style-name="ro2">
          <table:table-cell office:value-type="string" calcext:value-type="string">
            <text:p>unbounded</text:p>
          </table:table-cell>
          <table:table-cell office:value-type="string" calcext:value-type="string">
            <text:p>an infinite space adapting to location of items</text:p>
          </table:table-cell>
          <table:table-cell/>
        </table:table-row>
        <table:table-row table:style-name="ro2">
          <table:table-cell office:value-type="string" calcext:value-type="string">
            <text:p>bounded</text:p>
          </table:table-cell>
          <table:table-cell office:value-type="string" calcext:value-type="string">
            <text:p>a space with sticky borders in all directions, i.e. objects that bump into the border stay there</text:p>
          </table:table-cell>
          <table:table-cell/>
        </table:table-row>
        <table:table-row table:style-name="ro2">
          <table:table-cell office:value-type="string" calcext:value-type="string">
            <text:p>tubular</text:p>
          </table:table-cell>
          <table:table-cell office:value-type="string" calcext:value-type="string">
            <text:p>wrap around borders in the first dimension, sticky borders in all other dimensions</text:p>
          </table:table-cell>
          <table:table-cell/>
        </table:table-row>
        <table:table-row table:style-name="ro2">
          <table:table-cell office:value-type="string" calcext:value-type="string">
            <text:p>custom</text:p>
          </table:table-cell>
          <table:table-cell office:value-type="string" calcext:value-type="string">
            <text:p>user-specified border properties – provide a borderType property</text:p>
          </table:table-cell>
          <table:table-cell office:value-type="string" calcext:value-type="string">
            <text:p>borderType</text:p>
          </table:table-cell>
        </table:table-row>
      </table:table>
      <table:table table:name="space.SpaceType" table:style-name="ta1">
        <table:table-column table:style-name="co74" table:default-cell-style-name="ce84"/>
        <table:table-column table:style-name="co75" table:default-cell-style-name="ce68"/>
        <table:table-column table:style-name="co76" table:default-cell-style-name="ce68"/>
        <table:table-column table:style-name="co3" table:default-cell-style-name="ce136"/>
        <table:table-row table:style-name="ro2">
          <table:table-cell table:style-name="ce79" office:value-type="string" calcext:value-type="string">
            <text:p>value</text:p>
          </table:table-cell>
          <table:table-cell table:style-name="ce79" office:value-type="string" calcext:value-type="string">
            <text:p>description</text:p>
          </table:table-cell>
          <table:table-cell table:style-name="ce79" office:value-type="string" calcext:value-type="string">
            <text:p>className</text:p>
          </table:table-cell>
          <table:table-cell table:style-name="ce79" office:value-type="string" calcext:value-type="string">
            <text:p>dimensions</text:p>
          </table:table-cell>
        </table:table-row>
        <table:table-row table:style-name="ro2">
          <table:table-cell table:style-name="ce131" office:value-type="string" calcext:value-type="string">
            <text:p>String</text:p>
          </table:table-cell>
          <table:table-cell table:style-name="ce77" office:value-type="string" calcext:value-type="string">
            <text:p>String</text:p>
          </table:table-cell>
          <table:table-cell table:style-name="ce80" office:value-type="string" calcext:value-type="string">
            <text:p>String</text:p>
          </table:table-cell>
          <table:table-cell table:style-name="ce77" office:value-type="string" calcext:value-type="string">
            <text:p>Integer</text:p>
          </table:table-cell>
        </table:table-row>
        <table:table-row table:style-name="ro2">
          <table:table-cell office:value-type="string" calcext:value-type="string">
            <text:p>continuousFlatSurface</text:p>
          </table:table-cell>
          <table:table-cell office:value-type="string" calcext:value-type="string">
            <text:p>a flat plan with continuous coordinates</text:p>
          </table:table-cell>
          <table:table-cell office:value-type="string" calcext:value-type="string">
            <text:p>au.edu.anu.twcore.ecosystem.runtime.space.FlatSurface</text:p>
          </table:table-cell>
          <table:table-cell office:value-type="float" office:value="2" calcext:value-type="float">
            <text:p>2</text:p>
          </table:table-cell>
        </table:table-row>
        <table:table-row table:style-name="ro2">
          <table:table-cell office:value-type="string" calcext:value-type="string">
            <text:p>squareGrid</text:p>
          </table:table-cell>
          <table:table-cell office:value-type="string" calcext:value-type="string">
            <text:p>a flat square 2D grid for e.g. cellular automata</text:p>
          </table:table-cell>
          <table:table-cell office:value-type="string" calcext:value-type="string">
            <text:p>au.edu.anu.twcore.ecosystem.runtime.space.SquareGrid</text:p>
          </table:table-cell>
          <table:table-cell office:value-type="float" office:value="2" calcext:value-type="float">
            <text:p>2</text:p>
          </table:table-cell>
        </table:table-row>
        <table:table-row table:style-name="ro2">
          <table:table-cell office:value-type="string" calcext:value-type="string">
            <text:p>topographicSurface</text:p>
          </table:table-cell>
          <table:table-cell office:value-type="string" calcext:value-type="string">
            <text:p>a topographic plan with elevations</text:p>
          </table:table-cell>
          <table:table-cell office:value-type="string" calcext:value-type="string">
            <text:p>au.edu.anu.twcore.ecosystem.runtime.space.TopoSurface</text:p>
          </table:table-cell>
          <table:table-cell office:value-type="float" office:value="2" calcext:value-type="float">
            <text:p>2</text:p>
          </table:table-cell>
        </table:table-row>
        <table:table-row table:style-name="ro2">
          <table:table-cell office:value-type="string" calcext:value-type="string">
            <text:p>linearNetwork</text:p>
          </table:table-cell>
          <table:table-cell office:value-type="string" calcext:value-type="string">
            <text:p>a graph of connected segments for e.g., hydrologic networks</text:p>
          </table:table-cell>
          <table:table-cell office:value-type="string" calcext:value-type="string">
            <text:p>au.edu.anu.twcore.ecosystem.runtime.space.LineNetwork</text:p>
          </table:table-cell>
          <table:table-cell office:value-type="float" office:value="1" calcext:value-type="float">
            <text:p>1</text:p>
          </table:table-cell>
        </table:table-row>
      </table:table>
      <table:table table:name="space.BorderType" table:style-name="ta1">
        <table:table-column table:style-name="co77" table:default-cell-style-name="ce132"/>
        <table:table-column table:style-name="co78" table:default-cell-style-name="ce132"/>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131" office:value-type="string" calcext:value-type="string">
            <text:p>String</text:p>
          </table:table-cell>
          <table:table-cell table:style-name="ce77" office:value-type="string" calcext:value-type="string">
            <text:p>String</text:p>
          </table:table-cell>
        </table:table-row>
        <table:table-row table:style-name="ro2">
          <table:table-cell office:value-type="string" calcext:value-type="string">
            <text:p>wrap</text:p>
          </table:table-cell>
          <table:table-cell office:value-type="string" calcext:value-type="string">
            <text:p>a soft teletransporting border which sends objects crossing it to the other side of the space</text:p>
          </table:table-cell>
        </table:table-row>
        <table:table-row table:style-name="ro2">
          <table:table-cell office:value-type="string" calcext:value-type="string">
            <text:p>reflection</text:p>
          </table:table-cell>
          <table:table-cell office:value-type="string" calcext:value-type="string">
            <text:p>a hard border on which objects bounce back if they try to escape</text:p>
          </table:table-cell>
        </table:table-row>
        <table:table-row table:style-name="ro2">
          <table:table-cell office:value-type="string" calcext:value-type="string">
            <text:p>sticky</text:p>
          </table:table-cell>
          <table:table-cell office:value-type="string" calcext:value-type="string">
            <text:p>a hard border on which objects stick if they try to escape</text:p>
          </table:table-cell>
        </table:table-row>
        <table:table-row table:style-name="ro2">
          <table:table-cell office:value-type="string" calcext:value-type="string">
            <text:p>oblivion</text:p>
          </table:table-cell>
          <table:table-cell office:value-type="string" calcext:value-type="string">
            <text:p>a soft border into oblivion – objects that cross it disappear into nothingness</text:p>
          </table:table-cell>
        </table:table-row>
        <table:table-row table:style-name="ro2">
          <table:table-cell office:value-type="string" calcext:value-type="string">
            <text:p>infinite</text:p>
          </table:table-cell>
          <table:table-cell office:value-type="string" calcext:value-type="string">
            <text:p>no border – space extends following object movements</text:p>
          </table:table-cell>
        </table:table-row>
      </table:table>
      <table:table table:name="experiment" table:style-name="ta1">
        <table:table-column table:style-name="co37" table:default-cell-style-name="ce61"/>
        <table:table-column table:style-name="co79" table:default-cell-style-name="ce61"/>
        <table:table-column table:style-name="co3" table:number-columns-repeated="2" table:default-cell-style-name="ce61"/>
        <table:table-column table:style-name="co80" table:default-cell-style-name="ce66"/>
        <table:table-column table:style-name="co3" table:default-cell-style-name="ce66"/>
        <table:table-column table:style-name="co81" table:default-cell-style-name="ce66"/>
        <table:table-row table:style-name="ro2">
          <table:table-cell office:value-type="string" calcext:value-type="string">
            <text:p>property</text:p>
          </table:table-cell>
          <table:table-cell office:value-type="string" calcext:value-type="string">
            <office:annotation draw:style-name="gr1" draw:text-style-name="P2" svg:width="1.1413in" svg:height="1.3232in" svg:x="2.0465in" svg:y="0.0039in" draw:caption-point-x="0in" draw:caption-point-y="0in">
              <dc:creator>JG</dc:creator>
              <dc:date>2018-06-07T00:00:00</dc:date>
              <text:p text:style-name="P1"><text:span text:style-name="T1">If this is not a java class, it specifies an enum type to create based on the existence of a matching sheet in this file</text:span></text:p>
            </office:annotation>
            <text:p>base.type</text:p>
          </table:table-cell>
          <table:table-cell office:value-type="string" calcext:value-type="string">
            <text:p>list</text:p>
          </table:table-cell>
          <table:table-cell office:value-type="string" calcext:value-type="string">
            <text:p>optional</text:p>
          </table:table-cell>
          <table:table-cell office:value-type="string" calcext:value-type="string">
            <text:p>description</text:p>
          </table:table-cell>
          <table:table-cell office:value-type="string" calcext:value-type="string">
            <text:p>extra.code</text:p>
          </table:table-cell>
          <table:table-cell office:value-type="string" calcext:value-type="string">
            <text:p>extra.imports</text:p>
          </table:table-cell>
        </table:table-row>
        <table:table-row table:style-name="ro2">
          <table:table-cell table:number-columns-repeated="7" table:style-name="ce62" office:value-type="string" calcext:value-type="string">
            <text:p>String</text:p>
          </table:table-cell>
        </table:table-row>
        <table:table-row table:style-name="ro9">
          <table:table-cell table:style-name="ce81" office:value-type="string" calcext:value-type="string">
            <text:p>deployment</text:p>
          </table:table-cell>
          <table:table-cell table:style-name="ce81" office:value-type="string" calcext:value-type="string">
            <text:p>DeploymentType</text:p>
          </table:table-cell>
          <table:table-cell table:style-name="ce81" office:value-type="string" calcext:value-type="string">
            <text:p>no</text:p>
          </table:table-cell>
          <table:table-cell table:style-name="ce81" office:value-type="string" calcext:value-type="string">
            <text:p>yes</text:p>
          </table:table-cell>
          <table:table-cell table:style-name="ce67" office:value-type="string" calcext:value-type="string">
            <text:p>This property specifies the way the experiment should be deployed on the available computation resources (e.g. local computer, network, cluster, grid, etc...)</text:p>
          </table:table-cell>
          <table:table-cell table:style-name="ce129" table:number-columns-repeated="2"/>
        </table:table-row>
      </table:table>
      <table:table table:name="experiment.DeploymentType" table:style-name="ta1">
        <office:forms form:automatic-focus="false" form:apply-design-mode="false"/>
        <table:table-column table:style-name="co82" table:default-cell-style-name="ce68"/>
        <table:table-column table:style-name="co83" table:default-cell-style-name="ce68"/>
        <table:table-row table:style-name="ro2">
          <table:table-cell table:style-name="ce79" office:value-type="string" calcext:value-type="string">
            <text:p>value</text:p>
          </table:table-cell>
          <table:table-cell table:style-name="ce79" office:value-type="string" calcext:value-type="string">
            <text:p>description</text:p>
          </table:table-cell>
        </table:table-row>
        <table:table-row table:style-name="ro2">
          <table:table-cell table:style-name="ce70" office:value-type="string" calcext:value-type="string">
            <text:p>String</text:p>
          </table:table-cell>
          <table:table-cell table:style-name="ce74" office:value-type="string" calcext:value-type="string">
            <text:p>String</text:p>
          </table:table-cell>
        </table:table-row>
        <table:table-row table:style-name="ro2">
          <table:table-cell office:value-type="string" calcext:value-type="string">
            <text:p>singleLocal</text:p>
          </table:table-cell>
          <table:table-cell office:value-type="string" calcext:value-type="string">
            <text:p>run on the local computer in a single execution thread</text:p>
          </table:table-cell>
        </table:table-row>
        <table:table-row table:style-name="ro2">
          <table:table-cell office:value-type="string" calcext:value-type="string">
            <text:p>multipleLocal</text:p>
          </table:table-cell>
          <table:table-cell office:value-type="string" calcext:value-type="string">
            <text:p>run on the local computer in multiple threads, taking advantage of multiple processors</text:p>
          </table:table-cell>
        </table:table-row>
        <table:table-row table:style-name="ro2">
          <table:table-cell office:value-type="string" calcext:value-type="string">
            <text:p>multipleRemote</text:p>
          </table:table-cell>
          <table:table-cell office:value-type="string" calcext:value-type="string">
            <text:p>run on a remote parallel computer (cluster, grid, etc.) [uses OpenMole]</text:p>
          </table:table-cell>
        </table:table-row>
      </table:table>
      <table:named-expressions/>
      <table:database-ranges>
        <table:database-range table:name="__Anonymous_Sheet_DB__21" table:target-range-address="'table.DataElementType'.A3:'table.DataElementType'.AMJ12" table:contains-header="false">
          <table:sort>
            <table:sort-by table:field-number="3"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 svg:font-family="Monospace"/>
    <style:font-face style:name="Liberation Mono" svg:font-family="'Liberation Mono'" style:font-family-generic="modern" style:font-pitch="fixed"/>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02">00/00/0000</text:date>, <text:time style:data-style-name="N2" text:time-value="15:49:12.94026034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acques Gignoux</meta:initial-creator>
    <meta:creation-date>2018-06-06T16:00:11.825110525</meta:creation-date>
    <dc:date>2021-04-02T15:58:28.255038708</dc:date>
    <meta:editing-duration>P1DT7H11M37S</meta:editing-duration>
    <meta:editing-cycles>177</meta:editing-cycles>
    <meta:generator>LibreOffice/6.4.6.2$Linux_X86_64 LibreOffice_project/40$Build-2</meta:generator>
    <meta:document-statistic meta:table-count="28" meta:cell-count="833" meta:object-count="0"/>
  </office:meta>
</office:document-meta>
</file>